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780" style:parent-style-name="DefaultParagraphFont" style:family="text">
      <style:text-properties fo:background-color="#00FF00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0%" fo:text-indent="0in"/>
    </style:style>
    <style:style style:name="T794" style:parent-style-name="DefaultParagraphFont" style:family="text">
      <style:text-properties fo:background-color="#00FF00"/>
    </style:style>
    <style:style style:name="TableRow795" style:family="table-row">
      <style:table-row-properties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line-height="100%" fo:text-indent="0in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line-height="100%" fo:text-indent="0in"/>
    </style:style>
    <style:style style:name="T808" style:parent-style-name="DefaultParagraphFont" style:family="text">
      <style:text-properties fo:background-color="#00FF00"/>
    </style:style>
    <style:style style:name="TableRow809" style:family="table-row">
      <style:table-row-properties/>
    </style:style>
    <style:style style:name="TableCell8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Cell8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line-height="100%" fo:text-indent="0in"/>
    </style:style>
    <style:style style:name="P822" style:parent-style-name="Normal" style:family="paragraph">
      <style:paragraph-properties fo:text-indent="0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925in"/>
    </style:style>
    <style:style style:name="TableColumn826" style:family="table-column">
      <style:table-column-properties style:column-width="0.925in"/>
    </style:style>
    <style:style style:name="TableColumn827" style:family="table-column">
      <style:table-column-properties style:column-width="0.925in"/>
    </style:style>
    <style:style style:name="TableColumn828" style:family="table-column">
      <style:table-column-properties style:column-width="0.6138in"/>
    </style:style>
    <style:style style:name="TableColumn829" style:family="table-column">
      <style:table-column-properties style:column-width="0.3111in"/>
    </style:style>
    <style:style style:name="TableColumn830" style:family="table-column">
      <style:table-column-properties style:column-width="0.3027in"/>
    </style:style>
    <style:style style:name="TableColumn831" style:family="table-column">
      <style:table-column-properties style:column-width="1.9631in"/>
    </style:style>
    <style:style style:name="Table823" style:family="table">
      <style:table-properties style:width="6.8909in" fo:margin-left="0in" table:align="left"/>
    </style:style>
    <style:style style:name="TableRow832" style:family="table-row">
      <style:table-row-properties/>
    </style:style>
    <style:style style:name="TableCell833" style:family="table-cell">
      <style:table-cell-properties fo:border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fo:padding-top="0in" fo:padding-left="0.075in" fo:padding-bottom="0in" fo:padding-right="0.075in"/>
    </style:style>
    <style:style style:name="P847" style:parent-style-name="Normal" style:family="paragraph">
      <style:paragraph-properties fo:line-height="100%" fo:text-indent="0in"/>
    </style:style>
    <style:style style:name="TableCell8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TableRow858" style:family="table-row">
      <style:table-row-properties style:min-row-height="0.0347in"/>
    </style:style>
    <style:style style:name="TableCell8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871" style:parent-style-name="DefaultParagraphFont" style:family="text">
      <style:text-properties fo:background-color="#00FF00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T885" style:parent-style-name="DefaultParagraphFont" style:family="text">
      <style:text-properties fo:background-color="#00FF00"/>
    </style:style>
    <style:style style:name="TableRow886" style:family="table-row">
      <style:table-row-properties/>
    </style:style>
    <style:style style:name="TableCell8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94" style:parent-style-name="Normal" style:family="paragraph">
      <style:paragraph-properties fo:line-height="100%" fo:text-indent="0in"/>
    </style:style>
    <style:style style:name="TableCell89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899" style:parent-style-name="DefaultParagraphFont" style:family="text">
      <style:text-properties fo:background-color="#00FF00"/>
    </style:style>
    <style:style style:name="TableRow900" style:family="table-row">
      <style:table-row-properties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TableCell90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8" style:parent-style-name="Normal" style:family="paragraph">
      <style:paragraph-properties fo:line-height="100%" fo:text-indent="0in"/>
    </style:style>
    <style:style style:name="TableCell90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10" style:parent-style-name="Normal" style:family="paragraph">
      <style:paragraph-properties fo:line-height="100%" fo:text-indent="0in"/>
    </style:style>
    <style:style style:name="TableCell9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line-height="100%" fo:text-indent="0in"/>
    </style:style>
    <style:style style:name="P913" style:parent-style-name="Normal" style:family="paragraph">
      <style:paragraph-properties fo:text-indent="0in"/>
    </style:style>
    <style:style style:name="TableColumn915" style:family="table-column">
      <style:table-column-properties style:column-width="0.925in"/>
    </style:style>
    <style:style style:name="TableColumn916" style:family="table-column">
      <style:table-column-properties style:column-width="0.9243in"/>
    </style:style>
    <style:style style:name="TableColumn917" style:family="table-column">
      <style:table-column-properties style:column-width="0.9395in"/>
    </style:style>
    <style:style style:name="TableColumn918" style:family="table-column">
      <style:table-column-properties style:column-width="0.9222in"/>
    </style:style>
    <style:style style:name="TableColumn919" style:family="table-column">
      <style:table-column-properties style:column-width="0.6138in"/>
    </style:style>
    <style:style style:name="TableColumn920" style:family="table-column">
      <style:table-column-properties style:column-width="0.3104in"/>
    </style:style>
    <style:style style:name="TableColumn921" style:family="table-column">
      <style:table-column-properties style:column-width="0.3013in"/>
    </style:style>
    <style:style style:name="TableColumn922" style:family="table-column">
      <style:table-column-properties style:column-width="1.9541in"/>
    </style:style>
    <style:style style:name="Table914" style:family="table">
      <style:table-properties style:width="6.8909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Normal" style:family="paragraph">
      <style:paragraph-properties fo:line-height="100%" fo:text-indent="0in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069in" fo:padding-bottom="0in" fo:padding-right="0.0069in"/>
    </style:style>
    <style:style style:name="P935" style:parent-style-name="Normal" style:family="paragraph">
      <style:paragraph-properties fo:line-height="100%" fo:text-indent="0in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7" style:parent-style-name="Normal" style:family="paragraph">
      <style:paragraph-properties fo:line-height="100%" fo:text-indent="0in"/>
    </style:style>
    <style:style style:name="TableCell9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9" style:parent-style-name="Normal" style:family="paragraph">
      <style:paragraph-properties fo:line-height="100%" fo:text-indent="0in"/>
    </style:style>
    <style:style style:name="TableCell9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line-height="100%" fo:text-indent="0in"/>
    </style:style>
    <style:style style:name="T962" style:parent-style-name="DefaultParagraphFont" style:family="text">
      <style:text-properties fo:background-color="#00FF00"/>
    </style:style>
    <style:style style:name="TableRow963" style:family="table-row">
      <style:table-row-properties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976" style:parent-style-name="DefaultParagraphFont" style:family="text">
      <style:text-properties fo:background-color="#00FF00"/>
    </style:style>
    <style:style style:name="TableRow977" style:family="table-row">
      <style:table-row-properties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Cell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T990" style:parent-style-name="DefaultParagraphFont" style:family="text">
      <style:text-properties fo:background-color="#00FF00"/>
    </style:style>
    <style:style style:name="TableRow991" style:family="table-row">
      <style:table-row-properties/>
    </style:style>
    <style:style style:name="TableCell9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line-height="100%" fo:text-indent="0in"/>
    </style:style>
    <style:style style:name="TableCell9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line-height="100%" fo:text-indent="0in"/>
    </style:style>
    <style:style style:name="TableCell9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line-height="100%" fo:text-indent="0in"/>
    </style:style>
    <style:style style:name="TableCell9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9" style:parent-style-name="Normal" style:family="paragraph">
      <style:paragraph-properties fo:line-height="100%" fo:text-indent="0in"/>
    </style:style>
    <style:style style:name="TableCell10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01" style:parent-style-name="Normal" style:family="paragraph">
      <style:paragraph-properties fo:line-height="100%" fo:text-indent="0in"/>
    </style:style>
    <style:style style:name="TableCell10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line-height="100%" fo:text-indent="0in"/>
    </style:style>
    <style:style style:name="P1004" style:parent-style-name="Normal" style:family="paragraph">
      <style:paragraph-properties fo:text-indent="0in"/>
    </style:style>
    <style:style style:name="TableColumn1006" style:family="table-column">
      <style:table-column-properties style:column-width="0.925in"/>
    </style:style>
    <style:style style:name="TableColumn1007" style:family="table-column">
      <style:table-column-properties style:column-width="0.925in"/>
    </style:style>
    <style:style style:name="TableColumn1008" style:family="table-column">
      <style:table-column-properties style:column-width="0.925in"/>
    </style:style>
    <style:style style:name="TableColumn1009" style:family="table-column">
      <style:table-column-properties style:column-width="0.925in"/>
    </style:style>
    <style:style style:name="TableColumn1010" style:family="table-column">
      <style:table-column-properties style:column-width="0.6138in"/>
    </style:style>
    <style:style style:name="TableColumn1011" style:family="table-column">
      <style:table-column-properties style:column-width="0.3111in"/>
    </style:style>
    <style:style style:name="TableColumn1012" style:family="table-column">
      <style:table-column-properties style:column-width="0.3027in"/>
    </style:style>
    <style:style style:name="TableColumn1013" style:family="table-column">
      <style:table-column-properties style:column-width="1.9631in"/>
    </style:style>
    <style:style style:name="Table1005" style:family="table">
      <style:table-properties style:width="6.8909in" fo:margin-left="0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0%" fo:text-indent="0in"/>
    </style:style>
    <style:style style:name="TableRow1040" style:family="table-row">
      <style:table-row-properties style:min-row-height="0.0347in"/>
    </style:style>
    <style:style style:name="TableCell10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1053" style:parent-style-name="DefaultParagraphFont" style:family="text">
      <style:text-properties fo:background-color="#00FF00"/>
    </style:style>
    <style:style style:name="TableRow1054" style:family="table-row">
      <style:table-row-properties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Cell1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line-height="100%" fo:text-indent="0in"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Row1068" style:family="table-row">
      <style:table-row-properties/>
    </style:style>
    <style:style style:name="TableCell10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Row1081" style:family="table-row">
      <style:table-row-properties/>
    </style:style>
    <style:style style:name="TableCell10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line-height="100%" fo:text-indent="0in"/>
    </style:style>
    <style:style style:name="TableCell10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</style:style>
    <style:style style:name="TableCell10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1" style:parent-style-name="Normal" style:family="paragraph">
      <style:paragraph-properties fo:line-height="100%" fo:text-indent="0in"/>
    </style:style>
    <style:style style:name="TableCell109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P1094" style:parent-style-name="Normal" style:family="paragraph">
      <style:paragraph-properties fo:text-indent="0in"/>
    </style:style>
    <style:style style:name="P1095" style:parent-style-name="Normal" style:family="paragraph">
      <style:paragraph-properties fo:text-indent="0in"/>
    </style:style>
    <style:style style:name="P1096" style:parent-style-name="Normal" style:family="paragraph">
      <style:paragraph-properties fo:text-indent="0in"/>
    </style:style>
    <style:style style:name="P1097" style:parent-style-name="Normal" style:family="paragraph">
      <style:paragraph-properties fo:text-indent="0in"/>
    </style:style>
    <style:style style:name="P1098" style:parent-style-name="Normal" style:family="paragraph">
      <style:paragraph-properties fo:text-indent="0in"/>
    </style:style>
    <style:style style:name="P1099" style:parent-style-name="Normal" style:family="paragraph">
      <style:paragraph-properties fo:text-indent="0in"/>
    </style:style>
    <style:style style:name="TableColumn1101" style:family="table-column">
      <style:table-column-properties style:column-width="0.925in"/>
    </style:style>
    <style:style style:name="TableColumn1102" style:family="table-column">
      <style:table-column-properties style:column-width="0.925in"/>
    </style:style>
    <style:style style:name="TableColumn1103" style:family="table-column">
      <style:table-column-properties style:column-width="0.925in"/>
    </style:style>
    <style:style style:name="TableColumn1104" style:family="table-column">
      <style:table-column-properties style:column-width="0.925in"/>
    </style:style>
    <style:style style:name="TableColumn1105" style:family="table-column">
      <style:table-column-properties style:column-width="0.6138in"/>
    </style:style>
    <style:style style:name="TableColumn1106" style:family="table-column">
      <style:table-column-properties style:column-width="0.3111in"/>
    </style:style>
    <style:style style:name="TableColumn1107" style:family="table-column">
      <style:table-column-properties style:column-width="0.3027in"/>
    </style:style>
    <style:style style:name="TableColumn1108" style:family="table-column">
      <style:table-column-properties style:column-width="1.9631in"/>
    </style:style>
    <style:style style:name="Table1100" style:family="table">
      <style:table-properties style:width="6.8909in" fo:margin-left="0in" table:align="left"/>
    </style:style>
    <style:style style:name="TableRow1109" style:family="table-row">
      <style:table-row-properties/>
    </style:style>
    <style:style style:name="TableCell1110" style:family="table-cell">
      <style:table-cell-properties fo:border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line-height="100%" fo:text-indent="0in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="none" style:writing-mode="lr-tb" fo:padding-top="0in" fo:padding-left="0.0069in" fo:padding-bottom="0in" fo:padding-right="0.0069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="none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="none" style:writing-mode="lr-tb" fo:padding-top="0in" fo:padding-left="0.0069in" fo:padding-bottom="0in" fo:padding-right="0.0069in"/>
    </style:style>
    <style:style style:name="P1121" style:parent-style-name="Normal" style:family="paragraph">
      <style:paragraph-properties fo:line-height="100%" fo:text-indent="0in"/>
    </style:style>
    <style:style style:name="TableRow1122" style:family="table-row">
      <style:table-row-properties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0%" fo:text-indent="0in"/>
    </style:style>
    <style:style style:name="TableCell1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line-height="100%" fo:text-indent="0in"/>
    </style:style>
    <style:style style:name="TableCell1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line-height="100%" fo:text-indent="0in"/>
    </style:style>
    <style:style style:name="TableCell11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0" style:parent-style-name="Normal" style:family="paragraph">
      <style:paragraph-properties fo:line-height="100%" fo:text-indent="0in"/>
    </style:style>
    <style:style style:name="TableCell113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Row1135" style:family="table-row">
      <style:table-row-properties style:min-row-height="0.0347in"/>
    </style:style>
    <style:style style:name="TableCell1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line-height="100%" fo:text-indent="0in"/>
    </style:style>
    <style:style style:name="TableCell11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1148" style:parent-style-name="DefaultParagraphFont" style:family="text">
      <style:text-properties fo:background-color="#00FF00"/>
    </style:style>
    <style:style style:name="TableRow1149" style:family="table-row">
      <style:table-row-properties/>
    </style:style>
    <style:style style:name="TableCell11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line-height="100%" fo:text-indent="0in"/>
    </style:style>
    <style:style style:name="TableCell11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line-height="100%" fo:text-indent="0in"/>
    </style:style>
    <style:style style:name="TableCell11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line-height="100%" fo:text-indent="0in"/>
    </style:style>
    <style:style style:name="TableCell11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7" style:parent-style-name="Normal" style:family="paragraph">
      <style:paragraph-properties fo:line-height="100%" fo:text-indent="0in"/>
    </style:style>
    <style:style style:name="TableCell11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9" style:parent-style-name="Normal" style:family="paragraph">
      <style:paragraph-properties fo:line-height="100%" fo:text-indent="0in"/>
    </style:style>
    <style:style style:name="TableCell11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line-height="100%" fo:text-indent="0in"/>
    </style:style>
    <style:style style:name="T1162" style:parent-style-name="DefaultParagraphFont" style:family="text">
      <style:text-properties fo:background-color="#00FF00"/>
    </style:style>
    <style:style style:name="TableRow1163" style:family="table-row">
      <style:table-row-properties/>
    </style:style>
    <style:style style:name="TableCell11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line-height="100%" fo:text-indent="0in"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73" style:parent-style-name="Normal" style:family="paragraph">
      <style:paragraph-properties fo:line-height="100%" fo:text-indent="0in"/>
    </style:style>
    <style:style style:name="TableCell11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line-height="100%" fo:text-indent="0in"/>
    </style:style>
    <style:style style:name="T1176" style:parent-style-name="DefaultParagraphFont" style:family="text">
      <style:text-properties fo:background-color="#00FF00"/>
    </style:style>
    <style:style style:name="TableRow1177" style:family="table-row">
      <style:table-row-properties/>
    </style:style>
    <style:style style:name="TableCell11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line-height="100%" fo:text-indent="0in"/>
    </style:style>
    <style:style style:name="TableCell11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line-height="100%" fo:text-indent="0in"/>
    </style:style>
    <style:style style:name="TableCell11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line-height="100%" fo:text-indent="0in"/>
    </style:style>
    <style:style style:name="TableCell11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85" style:parent-style-name="Normal" style:family="paragraph">
      <style:paragraph-properties fo:line-height="100%" fo:text-indent="0in"/>
    </style:style>
    <style:style style:name="TableCell11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87" style:parent-style-name="Normal" style:family="paragraph">
      <style:paragraph-properties fo:line-height="100%" fo:text-indent="0in"/>
    </style:style>
    <style:style style:name="TableCell11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line-height="100%" fo:text-indent="0in"/>
    </style:style>
    <style:style style:name="P1190" style:parent-style-name="Normal" style:family="paragraph">
      <style:paragraph-properties fo:text-indent="0in"/>
    </style:style>
    <style:style style:name="TableColumn1192" style:family="table-column">
      <style:table-column-properties style:column-width="0.925in"/>
    </style:style>
    <style:style style:name="TableColumn1193" style:family="table-column">
      <style:table-column-properties style:column-width="0.925in"/>
    </style:style>
    <style:style style:name="TableColumn1194" style:family="table-column">
      <style:table-column-properties style:column-width="0.925in"/>
    </style:style>
    <style:style style:name="TableColumn1195" style:family="table-column">
      <style:table-column-properties style:column-width="0.925in"/>
    </style:style>
    <style:style style:name="TableColumn1196" style:family="table-column">
      <style:table-column-properties style:column-width="0.6138in"/>
    </style:style>
    <style:style style:name="TableColumn1197" style:family="table-column">
      <style:table-column-properties style:column-width="0.3111in"/>
    </style:style>
    <style:style style:name="TableColumn1198" style:family="table-column">
      <style:table-column-properties style:column-width="0.3027in"/>
    </style:style>
    <style:style style:name="TableColumn1199" style:family="table-column">
      <style:table-column-properties style:column-width="1.9631in"/>
    </style:style>
    <style:style style:name="Table1191" style:family="table">
      <style:table-properties style:width="6.8909in" fo:margin-left="0in" table:align="left"/>
    </style:style>
    <style:style style:name="TableRow1200" style:family="table-row">
      <style:table-row-properties/>
    </style:style>
    <style:style style:name="TableCell1201" style:family="table-cell">
      <style:table-cell-properties fo:border="none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="none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line-height="100%" fo:text-indent="0in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Normal" style:family="paragraph">
      <style:paragraph-properties fo:line-height="100%" fo:text-indent="0in"/>
    </style:style>
    <style:style style:name="TableCell1207" style:family="table-cell">
      <style:table-cell-properties fo:border="none" style:writing-mode="lr-tb" fo:padding-top="0in" fo:padding-left="0.0069in" fo:padding-bottom="0in" fo:padding-right="0.0069in"/>
    </style:style>
    <style:style style:name="P1208" style:parent-style-name="Normal" style:family="paragraph">
      <style:paragraph-properties fo:line-height="100%" fo:text-indent="0in"/>
    </style:style>
    <style:style style:name="TableCell1209" style:family="table-cell">
      <style:table-cell-properties fo:border="none" style:writing-mode="lr-tb" fo:padding-top="0in" fo:padding-left="0.0069in" fo:padding-bottom="0in" fo:padding-right="0.0069in"/>
    </style:style>
    <style:style style:name="P1210" style:parent-style-name="Normal" style:family="paragraph">
      <style:paragraph-properties fo:line-height="100%" fo:text-indent="0in"/>
    </style:style>
    <style:style style:name="TableCell1211" style:family="table-cell">
      <style:table-cell-properties fo:border="none" style:writing-mode="lr-tb" fo:padding-top="0in" fo:padding-left="0.0069in" fo:padding-bottom="0in" fo:padding-right="0.0069in"/>
    </style:style>
    <style:style style:name="P1212" style:parent-style-name="Normal" style:family="paragraph">
      <style:paragraph-properties fo:line-height="100%" fo:text-indent="0in"/>
    </style:style>
    <style:style style:name="TableRow1213" style:family="table-row">
      <style:table-row-properties/>
    </style:style>
    <style:style style:name="TableCell1214" style:family="table-cell">
      <style:table-cell-properties fo:border="none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line-height="100%" fo:text-indent="0in"/>
    </style:style>
    <style:style style:name="TableCell1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line-height="100%" fo:text-indent="0in"/>
    </style:style>
    <style:style style:name="TableCell1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line-height="100%" fo:text-indent="0in"/>
    </style:style>
    <style:style style:name="TableCell12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1" style:parent-style-name="Normal" style:family="paragraph">
      <style:paragraph-properties fo:line-height="100%" fo:text-indent="0in"/>
    </style:style>
    <style:style style:name="TableCell12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3" style:parent-style-name="Normal" style:family="paragraph">
      <style:paragraph-properties fo:line-height="100%" fo:text-indent="0in"/>
    </style:style>
    <style:style style:name="TableCell1224" style:family="table-cell">
      <style:table-cell-properties fo:border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line-height="100%" fo:text-indent="0in"/>
    </style:style>
    <style:style style:name="TableRow1226" style:family="table-row">
      <style:table-row-properties style:min-row-height="0.0347in"/>
    </style:style>
    <style:style style:name="TableCell12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line-height="100%" fo:text-indent="0in"/>
    </style:style>
    <style:style style:name="TableCell12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line-height="100%" fo:text-indent="0in"/>
    </style:style>
    <style:style style:name="TableCell12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34" style:parent-style-name="Normal" style:family="paragraph">
      <style:paragraph-properties fo:line-height="100%" fo:text-indent="0in"/>
    </style:style>
    <style:style style:name="TableCell12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6" style:parent-style-name="Normal" style:family="paragraph">
      <style:paragraph-properties fo:line-height="100%" fo:text-indent="0in"/>
    </style:style>
    <style:style style:name="TableCell12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1239" style:parent-style-name="DefaultParagraphFont" style:family="text">
      <style:text-properties fo:background-color="#00FF00"/>
    </style:style>
    <style:style style:name="TableRow1240" style:family="table-row">
      <style:table-row-properties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line-height="100%" fo:text-indent="0in"/>
    </style:style>
    <style:style style:name="TableCell12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8" style:parent-style-name="Normal" style:family="paragraph">
      <style:paragraph-properties fo:line-height="100%" fo:text-indent="0in"/>
    </style:style>
    <style:style style:name="TableCell12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50" style:parent-style-name="Normal" style:family="paragraph">
      <style:paragraph-properties fo:line-height="100%" fo:text-indent="0in"/>
    </style:style>
    <style:style style:name="TableCell12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T1253" style:parent-style-name="DefaultParagraphFont" style:family="text">
      <style:text-properties fo:background-color="#00FF00"/>
    </style:style>
    <style:style style:name="TableRow1254" style:family="table-row">
      <style:table-row-properties/>
    </style:style>
    <style:style style:name="TableCell12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line-height="100%" fo:text-indent="0in"/>
    </style:style>
    <style:style style:name="TableCell12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line-height="100%" fo:text-indent="0in"/>
    </style:style>
    <style:style style:name="TableCell12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line-height="100%" fo:text-indent="0in"/>
    </style:style>
    <style:style style:name="TableCell12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62" style:parent-style-name="Normal" style:family="paragraph">
      <style:paragraph-properties fo:line-height="100%" fo:text-indent="0in"/>
    </style:style>
    <style:style style:name="TableCell12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64" style:parent-style-name="Normal" style:family="paragraph">
      <style:paragraph-properties fo:line-height="100%" fo:text-indent="0in"/>
    </style:style>
    <style:style style:name="TableCell12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line-height="100%" fo:text-indent="0in"/>
    </style:style>
    <style:style style:name="T1267" style:parent-style-name="DefaultParagraphFont" style:family="text">
      <style:text-properties fo:background-color="#00FF00"/>
    </style:style>
    <style:style style:name="TableRow1268" style:family="table-row">
      <style:table-row-properties/>
    </style:style>
    <style:style style:name="TableCell12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line-height="100%" fo:text-indent="0in"/>
    </style:style>
    <style:style style:name="TableCell12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T1275" style:parent-style-name="DefaultParagraphFont" style:family="text">
      <style:text-properties fo:background-color="#00FF00"/>
    </style:style>
    <style:style style:name="TableCell127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77" style:parent-style-name="Normal" style:family="paragraph">
      <style:paragraph-properties fo:line-height="100%" fo:text-indent="0in"/>
    </style:style>
    <style:style style:name="T1278" style:parent-style-name="DefaultParagraphFont" style:family="text">
      <style:text-properties fo:background-color="#00FF00"/>
    </style:style>
    <style:style style:name="TableCell127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80" style:parent-style-name="Normal" style:family="paragraph">
      <style:paragraph-properties fo:line-height="100%" fo:text-indent="0in"/>
    </style:style>
    <style:style style:name="TableCell128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line-height="100%" fo:text-indent="0in"/>
    </style:style>
    <style:style style:name="P1283" style:parent-style-name="Normal" style:family="paragraph">
      <style:paragraph-properties fo:text-indent="0in"/>
    </style:style>
    <style:style style:name="TableColumn1285" style:family="table-column">
      <style:table-column-properties style:column-width="0.925in"/>
    </style:style>
    <style:style style:name="TableColumn1286" style:family="table-column">
      <style:table-column-properties style:column-width="0.925in"/>
    </style:style>
    <style:style style:name="TableColumn1287" style:family="table-column">
      <style:table-column-properties style:column-width="0.925in"/>
    </style:style>
    <style:style style:name="TableColumn1288" style:family="table-column">
      <style:table-column-properties style:column-width="0.925in"/>
    </style:style>
    <style:style style:name="TableColumn1289" style:family="table-column">
      <style:table-column-properties style:column-width="0.6138in"/>
    </style:style>
    <style:style style:name="TableColumn1290" style:family="table-column">
      <style:table-column-properties style:column-width="0.3111in"/>
    </style:style>
    <style:style style:name="TableColumn1291" style:family="table-column">
      <style:table-column-properties style:column-width="0.3027in"/>
    </style:style>
    <style:style style:name="TableColumn1292" style:family="table-column">
      <style:table-column-properties style:column-width="1.9631in"/>
    </style:style>
    <style:style style:name="Table1284" style:family="table">
      <style:table-properties style:width="6.8909in" fo:margin-left="0in" table:align="left"/>
    </style:style>
    <style:style style:name="TableRow1293" style:family="table-row">
      <style:table-row-properties/>
    </style:style>
    <style:style style:name="TableCell1294" style:family="table-cell">
      <style:table-cell-properties fo:border="none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line-height="100%" fo:text-indent="0in"/>
    </style:style>
    <style:style style:name="TableCell1296" style:family="table-cell">
      <style:table-cell-properties fo:border="none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line-height="100%" fo:text-indent="0in"/>
    </style:style>
    <style:style style:name="TableCell1298" style:family="table-cell">
      <style:table-cell-properties fo:border="none" style:writing-mode="lr-tb" fo:padding-top="0in" fo:padding-left="0.0069in" fo:padding-bottom="0in" fo:padding-right="0.0069in"/>
    </style:style>
    <style:style style:name="P1299" style:parent-style-name="Normal" style:family="paragraph">
      <style:paragraph-properties fo:line-height="100%" fo:text-indent="0in"/>
    </style:style>
    <style:style style:name="TableCell1300" style:family="table-cell">
      <style:table-cell-properties fo:border="none" style:writing-mode="lr-tb" fo:padding-top="0in" fo:padding-left="0.0069in" fo:padding-bottom="0in" fo:padding-right="0.0069in"/>
    </style:style>
    <style:style style:name="P1301" style:parent-style-name="Normal" style:family="paragraph">
      <style:paragraph-properties fo:line-height="100%" fo:text-indent="0in"/>
    </style:style>
    <style:style style:name="TableCell1302" style:family="table-cell">
      <style:table-cell-properties fo:border="none" style:writing-mode="lr-tb" fo:padding-top="0in" fo:padding-left="0.0069in" fo:padding-bottom="0in" fo:padding-right="0.0069in"/>
    </style:style>
    <style:style style:name="P1303" style:parent-style-name="Normal" style:family="paragraph">
      <style:paragraph-properties fo:line-height="100%" fo:text-indent="0in"/>
    </style:style>
    <style:style style:name="TableCell1304" style:family="table-cell">
      <style:table-cell-properties fo:border="none" style:writing-mode="lr-tb" fo:padding-top="0in" fo:padding-left="0.0069in" fo:padding-bottom="0in" fo:padding-right="0.0069in"/>
    </style:style>
    <style:style style:name="P1305" style:parent-style-name="Normal" style:family="paragraph">
      <style:paragraph-properties fo:line-height="100%" fo:text-indent="0in"/>
    </style:style>
    <style:style style:name="TableRow1306" style:family="table-row">
      <style:table-row-properties/>
    </style:style>
    <style:style style:name="TableCell1307" style:family="table-cell">
      <style:table-cell-properties fo:border="none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Cell1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line-height="100%" fo:text-indent="0in"/>
    </style:style>
    <style:style style:name="TableCell131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14" style:parent-style-name="Normal" style:family="paragraph">
      <style:paragraph-properties fo:line-height="100%" fo:text-indent="0in"/>
    </style:style>
    <style:style style:name="TableCell131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16" style:parent-style-name="Normal" style:family="paragraph">
      <style:paragraph-properties fo:line-height="100%" fo:text-indent="0in"/>
    </style:style>
    <style:style style:name="TableCell1317" style:family="table-cell">
      <style:table-cell-properties fo:border="none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line-height="100%" fo:text-indent="0in"/>
    </style:style>
    <style:style style:name="TableRow1319" style:family="table-row">
      <style:table-row-properties style:min-row-height="0.0347in"/>
    </style:style>
    <style:style style:name="TableCell13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line-height="100%" fo:text-indent="0in"/>
    </style:style>
    <style:style style:name="TableCell13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line-height="100%" fo:text-indent="0in"/>
    </style:style>
    <style:style style:name="TableCell132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27" style:parent-style-name="Normal" style:family="paragraph">
      <style:paragraph-properties fo:line-height="100%" fo:text-indent="0in"/>
    </style:style>
    <style:style style:name="TableCell132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29" style:parent-style-name="Normal" style:family="paragraph">
      <style:paragraph-properties fo:line-height="100%" fo:text-indent="0in"/>
    </style:style>
    <style:style style:name="TableCell133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line-height="100%" fo:text-indent="0in"/>
    </style:style>
    <style:style style:name="T1332" style:parent-style-name="DefaultParagraphFont" style:family="text">
      <style:text-properties fo:background-color="#00FF00"/>
    </style:style>
    <style:style style:name="TableRow1333" style:family="table-row">
      <style:table-row-properties/>
    </style:style>
    <style:style style:name="TableCell13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line-height="100%" fo:text-indent="0in"/>
    </style:style>
    <style:style style:name="TableCell1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line-height="100%" fo:text-indent="0in"/>
    </style:style>
    <style:style style:name="TableCell1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1" style:parent-style-name="Normal" style:family="paragraph">
      <style:paragraph-properties fo:line-height="100%" fo:text-indent="0in"/>
    </style:style>
    <style:style style:name="TableCell134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line-height="100%" fo:text-indent="0in"/>
    </style:style>
    <style:style style:name="T1346" style:parent-style-name="DefaultParagraphFont" style:family="text">
      <style:text-properties fo:background-color="#00FF00"/>
    </style:style>
    <style:style style:name="TableRow1347" style:family="table-row">
      <style:table-row-properties/>
    </style:style>
    <style:style style:name="TableCell13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line-height="100%" fo:text-indent="0in"/>
    </style:style>
    <style:style style:name="TableCell13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line-height="100%" fo:text-indent="0in"/>
    </style:style>
    <style:style style:name="TableCell13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line-height="100%" fo:text-indent="0in"/>
    </style:style>
    <style:style style:name="TableCell135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55" style:parent-style-name="Normal" style:family="paragraph">
      <style:paragraph-properties fo:line-height="100%" fo:text-indent="0in"/>
    </style:style>
    <style:style style:name="TableCell135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57" style:parent-style-name="Normal" style:family="paragraph">
      <style:paragraph-properties fo:line-height="100%" fo:text-indent="0in"/>
    </style:style>
    <style:style style:name="TableCell13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line-height="100%" fo:text-indent="0in"/>
    </style:style>
    <style:style style:name="T1360" style:parent-style-name="DefaultParagraphFont" style:family="text">
      <style:text-properties fo:background-color="#00FF00"/>
    </style:style>
    <style:style style:name="TableRow1361" style:family="table-row">
      <style:table-row-properties/>
    </style:style>
    <style:style style:name="TableCell13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line-height="100%" fo:text-indent="0in"/>
    </style:style>
    <style:style style:name="TableCell13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line-height="100%" fo:text-indent="0in"/>
    </style:style>
    <style:style style:name="TableCell13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line-height="100%" fo:text-indent="0in"/>
    </style:style>
    <style:style style:name="TableCell136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369" style:parent-style-name="Normal" style:family="paragraph">
      <style:paragraph-properties fo:line-height="100%" fo:text-indent="0in"/>
    </style:style>
    <style:style style:name="TableCell137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71" style:parent-style-name="Normal" style:family="paragraph">
      <style:paragraph-properties fo:line-height="100%" fo:text-indent="0in"/>
    </style:style>
    <style:style style:name="TableCell137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line-height="100%" fo:text-indent="0in"/>
    </style:style>
    <style:style style:name="P1374" style:parent-style-name="Normal" style:family="paragraph">
      <style:paragraph-properties fo:text-indent="0in"/>
    </style:style>
    <style:style style:name="TableColumn1376" style:family="table-column">
      <style:table-column-properties style:column-width="0.925in"/>
    </style:style>
    <style:style style:name="TableColumn1377" style:family="table-column">
      <style:table-column-properties style:column-width="0.925in"/>
    </style:style>
    <style:style style:name="TableColumn1378" style:family="table-column">
      <style:table-column-properties style:column-width="0.925in"/>
    </style:style>
    <style:style style:name="TableColumn1379" style:family="table-column">
      <style:table-column-properties style:column-width="0.925in"/>
    </style:style>
    <style:style style:name="TableColumn1380" style:family="table-column">
      <style:table-column-properties style:column-width="0.6138in"/>
    </style:style>
    <style:style style:name="TableColumn1381" style:family="table-column">
      <style:table-column-properties style:column-width="0.3111in"/>
    </style:style>
    <style:style style:name="TableColumn1382" style:family="table-column">
      <style:table-column-properties style:column-width="0.3027in"/>
    </style:style>
    <style:style style:name="TableColumn1383" style:family="table-column">
      <style:table-column-properties style:column-width="1.9631in"/>
    </style:style>
    <style:style style:name="Table1375" style:family="table">
      <style:table-properties style:width="6.8909in" fo:margin-left="0in" table:align="left"/>
    </style:style>
    <style:style style:name="TableRow1384" style:family="table-row">
      <style:table-row-properties/>
    </style:style>
    <style:style style:name="TableCell1385" style:family="table-cell">
      <style:table-cell-properties fo:border="none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line-height="100%" fo:text-indent="0in"/>
    </style:style>
    <style:style style:name="TableCell1387" style:family="table-cell">
      <style:table-cell-properties fo:border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="none" style:writing-mode="lr-tb" fo:padding-top="0in" fo:padding-left="0.0069in" fo:padding-bottom="0in" fo:padding-right="0.0069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="none" style:writing-mode="lr-tb" fo:padding-top="0in" fo:padding-left="0.0069in" fo:padding-bottom="0in" fo:padding-right="0.0069in"/>
    </style:style>
    <style:style style:name="P1392" style:parent-style-name="Normal" style:family="paragraph">
      <style:paragraph-properties fo:line-height="100%" fo:text-indent="0in"/>
    </style:style>
    <style:style style:name="TableCell1393" style:family="table-cell">
      <style:table-cell-properties fo:border="none" style:writing-mode="lr-tb" fo:padding-top="0in" fo:padding-left="0.0069in" fo:padding-bottom="0in" fo:padding-right="0.0069in"/>
    </style:style>
    <style:style style:name="P1394" style:parent-style-name="Normal" style:family="paragraph">
      <style:paragraph-properties fo:line-height="100%" fo:text-indent="0in"/>
    </style:style>
    <style:style style:name="TableCell1395" style:family="table-cell">
      <style:table-cell-properties fo:border="none" style:writing-mode="lr-tb" fo:padding-top="0in" fo:padding-left="0.0069in" fo:padding-bottom="0in" fo:padding-right="0.0069in"/>
    </style:style>
    <style:style style:name="P1396" style:parent-style-name="Normal" style:family="paragraph">
      <style:paragraph-properties fo:line-height="100%" fo:text-indent="0in"/>
    </style:style>
    <style:style style:name="TableRow1397" style:family="table-row">
      <style:table-row-properties/>
    </style:style>
    <style:style style:name="TableCell1398" style:family="table-cell">
      <style:table-cell-properties fo:border="none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line-height="100%" fo:text-indent="0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</style:style>
    <style:style style:name="TableCell1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Cell140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5" style:parent-style-name="Normal" style:family="paragraph">
      <style:paragraph-properties fo:line-height="100%" fo:text-indent="0in"/>
    </style:style>
    <style:style style:name="TableCell140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7" style:parent-style-name="Normal" style:family="paragraph">
      <style:paragraph-properties fo:line-height="100%" fo:text-indent="0in"/>
    </style:style>
    <style:style style:name="TableCell1408" style:family="table-cell">
      <style:table-cell-properties fo:border="none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line-height="100%" fo:text-indent="0in"/>
    </style:style>
    <style:style style:name="TableRow1410" style:family="table-row">
      <style:table-row-properties style:min-row-height="0.0347in"/>
    </style:style>
    <style:style style:name="TableCell14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18" style:parent-style-name="Normal" style:family="paragraph">
      <style:paragraph-properties fo:line-height="100%" fo:text-indent="0in"/>
    </style:style>
    <style:style style:name="TableCell141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20" style:parent-style-name="Normal" style:family="paragraph">
      <style:paragraph-properties fo:line-height="100%" fo:text-indent="0in"/>
    </style:style>
    <style:style style:name="TableCell142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line-height="100%" fo:text-indent="0in"/>
    </style:style>
    <style:style style:name="T1423" style:parent-style-name="DefaultParagraphFont" style:family="text">
      <style:text-properties fo:background-color="#00FF00"/>
    </style:style>
    <style:style style:name="TableRow1424" style:family="table-row">
      <style:table-row-properties/>
    </style:style>
    <style:style style:name="TableCell14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line-height="100%" fo:text-indent="0in"/>
    </style:style>
    <style:style style:name="TableCell14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line-height="100%" fo:text-indent="0in"/>
    </style:style>
    <style:style style:name="TableCell14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line-height="100%" fo:text-indent="0in"/>
    </style:style>
    <style:style style:name="TableCell143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32" style:parent-style-name="Normal" style:family="paragraph">
      <style:paragraph-properties fo:line-height="100%" fo:text-indent="0in"/>
    </style:style>
    <style:style style:name="TableCell143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34" style:parent-style-name="Normal" style:family="paragraph">
      <style:paragraph-properties fo:line-height="100%" fo:text-indent="0in"/>
    </style:style>
    <style:style style:name="TableCell14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line-height="100%" fo:text-indent="0in"/>
    </style:style>
    <style:style style:name="T1437" style:parent-style-name="DefaultParagraphFont" style:family="text">
      <style:text-properties fo:background-color="#00FF00"/>
    </style:style>
    <style:style style:name="TableRow1438" style:family="table-row">
      <style:table-row-properties/>
    </style:style>
    <style:style style:name="TableCell14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TableCell14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line-height="100%" fo:text-indent="0in"/>
    </style:style>
    <style:style style:name="TableCell14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line-height="100%" fo:text-indent="0in"/>
    </style:style>
    <style:style style:name="TableCell14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46" style:parent-style-name="Normal" style:family="paragraph">
      <style:paragraph-properties fo:line-height="100%" fo:text-indent="0in"/>
    </style:style>
    <style:style style:name="TableCell14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48" style:parent-style-name="Normal" style:family="paragraph">
      <style:paragraph-properties fo:line-height="100%" fo:text-indent="0in"/>
    </style:style>
    <style:style style:name="TableCell14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line-height="100%" fo:text-indent="0in"/>
    </style:style>
    <style:style style:name="T1451" style:parent-style-name="DefaultParagraphFont" style:family="text">
      <style:text-properties fo:background-color="#00FF00"/>
    </style:style>
    <style:style style:name="TableRow1452" style:family="table-row">
      <style:table-row-properties/>
    </style:style>
    <style:style style:name="TableCell14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4" style:parent-style-name="Normal" style:family="paragraph">
      <style:paragraph-properties fo:line-height="100%" fo:text-indent="0in"/>
    </style:style>
    <style:style style:name="TableCell14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6" style:parent-style-name="Normal" style:family="paragraph">
      <style:paragraph-properties fo:line-height="100%" fo:text-indent="0in"/>
    </style:style>
    <style:style style:name="TableCell14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line-height="100%" fo:text-indent="0in"/>
    </style:style>
    <style:style style:name="TableCell145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460" style:parent-style-name="Normal" style:family="paragraph">
      <style:paragraph-properties fo:line-height="100%" fo:text-indent="0in"/>
    </style:style>
    <style:style style:name="TableCell146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62" style:parent-style-name="Normal" style:family="paragraph">
      <style:paragraph-properties fo:line-height="100%" fo:text-indent="0in"/>
    </style:style>
    <style:style style:name="TableCell146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line-height="100%" fo:text-indent="0in"/>
    </style:style>
    <style:style style:name="P1465" style:parent-style-name="Normal" style:family="paragraph">
      <style:paragraph-properties fo:text-indent="0in"/>
    </style:style>
    <style:style style:name="TableColumn1467" style:family="table-column">
      <style:table-column-properties style:column-width="0.925in"/>
    </style:style>
    <style:style style:name="TableColumn1468" style:family="table-column">
      <style:table-column-properties style:column-width="0.925in"/>
    </style:style>
    <style:style style:name="TableColumn1469" style:family="table-column">
      <style:table-column-properties style:column-width="0.925in"/>
    </style:style>
    <style:style style:name="TableColumn1470" style:family="table-column">
      <style:table-column-properties style:column-width="0.925in"/>
    </style:style>
    <style:style style:name="TableColumn1471" style:family="table-column">
      <style:table-column-properties style:column-width="0.6138in"/>
    </style:style>
    <style:style style:name="TableColumn1472" style:family="table-column">
      <style:table-column-properties style:column-width="0.3111in"/>
    </style:style>
    <style:style style:name="TableColumn1473" style:family="table-column">
      <style:table-column-properties style:column-width="0.3027in"/>
    </style:style>
    <style:style style:name="TableColumn1474" style:family="table-column">
      <style:table-column-properties style:column-width="1.9631in"/>
    </style:style>
    <style:style style:name="Table1466" style:family="table">
      <style:table-properties style:width="6.8909in" fo:margin-left="0in" table:align="left"/>
    </style:style>
    <style:style style:name="TableRow1475" style:family="table-row">
      <style:table-row-properties/>
    </style:style>
    <style:style style:name="TableCell1476" style:family="table-cell">
      <style:table-cell-properties fo:border="none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line-height="100%" fo:text-indent="0in"/>
    </style:style>
    <style:style style:name="TableCell1478" style:family="table-cell">
      <style:table-cell-properties fo:border="none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line-height="100%" fo:text-indent="0in"/>
    </style:style>
    <style:style style:name="TableCell1480" style:family="table-cell">
      <style:table-cell-properties fo:border="none" style:writing-mode="lr-tb" fo:padding-top="0in" fo:padding-left="0.0069in" fo:padding-bottom="0in" fo:padding-right="0.0069in"/>
    </style:style>
    <style:style style:name="P1481" style:parent-style-name="Normal" style:family="paragraph">
      <style:paragraph-properties fo:line-height="100%" fo:text-indent="0in"/>
    </style:style>
    <style:style style:name="TableCell1482" style:family="table-cell">
      <style:table-cell-properties fo:border="none" style:writing-mode="lr-tb" fo:padding-top="0in" fo:padding-left="0.0069in" fo:padding-bottom="0in" fo:padding-right="0.0069in"/>
    </style:style>
    <style:style style:name="P1483" style:parent-style-name="Normal" style:family="paragraph">
      <style:paragraph-properties fo:line-height="100%" fo:text-indent="0in"/>
    </style:style>
    <style:style style:name="TableCell1484" style:family="table-cell">
      <style:table-cell-properties fo:border="none" style:writing-mode="lr-tb" fo:padding-top="0in" fo:padding-left="0.0069in" fo:padding-bottom="0in" fo:padding-right="0.0069in"/>
    </style:style>
    <style:style style:name="P1485" style:parent-style-name="Normal" style:family="paragraph">
      <style:paragraph-properties fo:line-height="100%" fo:text-indent="0in"/>
    </style:style>
    <style:style style:name="TableCell1486" style:family="table-cell">
      <style:table-cell-properties fo:border="none" style:writing-mode="lr-tb" fo:padding-top="0in" fo:padding-left="0.0069in" fo:padding-bottom="0in" fo:padding-right="0.0069in"/>
    </style:style>
    <style:style style:name="P1487" style:parent-style-name="Normal" style:family="paragraph">
      <style:paragraph-properties fo:line-height="100%" fo:text-indent="0in"/>
    </style:style>
    <style:style style:name="TableRow1488" style:family="table-row">
      <style:table-row-properties/>
    </style:style>
    <style:style style:name="TableCell1489" style:family="table-cell">
      <style:table-cell-properties fo:border="none" style:writing-mode="lr-tb" fo:padding-top="0in" fo:padding-left="0.075in" fo:padding-bottom="0in" fo:padding-right="0.075in"/>
    </style:style>
    <style:style style:name="P1490" style:parent-style-name="Normal" style:family="paragraph">
      <style:paragraph-properties fo:line-height="100%" fo:text-indent="0in"/>
    </style:style>
    <style:style style:name="TableCell1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2" style:parent-style-name="Normal" style:family="paragraph">
      <style:paragraph-properties fo:line-height="100%" fo:text-indent="0in"/>
    </style:style>
    <style:style style:name="TableCell1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line-height="100%" fo:text-indent="0in"/>
    </style:style>
    <style:style style:name="TableCell14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6" style:parent-style-name="Normal" style:family="paragraph">
      <style:paragraph-properties fo:line-height="100%" fo:text-indent="0in"/>
    </style:style>
    <style:style style:name="TableCell14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8" style:parent-style-name="Normal" style:family="paragraph">
      <style:paragraph-properties fo:line-height="100%" fo:text-indent="0in"/>
    </style:style>
    <style:style style:name="TableCell1499" style:family="table-cell">
      <style:table-cell-properties fo:border="none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line-height="100%" fo:text-indent="0in"/>
    </style:style>
    <style:style style:name="TableRow1501" style:family="table-row">
      <style:table-row-properties style:min-row-height="0.0347in"/>
    </style:style>
    <style:style style:name="TableCell15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line-height="100%" fo:text-indent="0in"/>
    </style:style>
    <style:style style:name="TableCell15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line-height="100%" fo:text-indent="0in"/>
    </style:style>
    <style:style style:name="TableCell15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09" style:parent-style-name="Normal" style:family="paragraph">
      <style:paragraph-properties fo:line-height="100%" fo:text-indent="0in"/>
    </style:style>
    <style:style style:name="TableCell15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11" style:parent-style-name="Normal" style:family="paragraph">
      <style:paragraph-properties fo:line-height="100%" fo:text-indent="0in"/>
    </style:style>
    <style:style style:name="TableCell151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3" style:parent-style-name="Normal" style:family="paragraph">
      <style:paragraph-properties fo:line-height="100%" fo:text-indent="0in"/>
    </style:style>
    <style:style style:name="T1514" style:parent-style-name="DefaultParagraphFont" style:family="text">
      <style:text-properties fo:background-color="#00FF00"/>
    </style:style>
    <style:style style:name="TableRow1515" style:family="table-row">
      <style:table-row-properties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line-height="100%" fo:text-indent="0in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line-height="100%" fo:text-indent="0in"/>
    </style:style>
    <style:style style:name="TableCell15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21" style:parent-style-name="Normal" style:family="paragraph">
      <style:paragraph-properties fo:line-height="100%" fo:text-indent="0in"/>
    </style:style>
    <style:style style:name="TableCell15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23" style:parent-style-name="Normal" style:family="paragraph">
      <style:paragraph-properties fo:line-height="100%" fo:text-indent="0in"/>
    </style:style>
    <style:style style:name="TableCell15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25" style:parent-style-name="Normal" style:family="paragraph">
      <style:paragraph-properties fo:line-height="100%" fo:text-indent="0in"/>
    </style:style>
    <style:style style:name="TableCell15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line-height="100%" fo:text-indent="0in"/>
    </style:style>
    <style:style style:name="T1528" style:parent-style-name="DefaultParagraphFont" style:family="text">
      <style:text-properties fo:background-color="#00FF00"/>
    </style:style>
    <style:style style:name="TableRow1529" style:family="table-row">
      <style:table-row-properties/>
    </style:style>
    <style:style style:name="TableCell15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line-height="100%" fo:text-indent="0in"/>
    </style:style>
    <style:style style:name="TableCell15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line-height="100%" fo:text-indent="0in"/>
    </style:style>
    <style:style style:name="TableCell15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line-height="100%" fo:text-indent="0in"/>
    </style:style>
    <style:style style:name="TableCell15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37" style:parent-style-name="Normal" style:family="paragraph">
      <style:paragraph-properties fo:line-height="100%" fo:text-indent="0in"/>
    </style:style>
    <style:style style:name="TableCell15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39" style:parent-style-name="Normal" style:family="paragraph">
      <style:paragraph-properties fo:line-height="100%" fo:text-indent="0in"/>
    </style:style>
    <style:style style:name="TableCell15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line-height="100%" fo:text-indent="0in"/>
    </style:style>
    <style:style style:name="T1542" style:parent-style-name="DefaultParagraphFont" style:family="text">
      <style:text-properties fo:background-color="#00FF00"/>
    </style:style>
    <style:style style:name="TableRow1543" style:family="table-row">
      <style:table-row-properties/>
    </style:style>
    <style:style style:name="TableCell15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line-height="100%" fo:text-indent="0in"/>
    </style:style>
    <style:style style:name="TableCell15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7" style:parent-style-name="Normal" style:family="paragraph">
      <style:paragraph-properties fo:line-height="100%" fo:text-indent="0in"/>
    </style:style>
    <style:style style:name="TableCell154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line-height="100%" fo:text-indent="0in"/>
    </style:style>
    <style:style style:name="TableCell155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551" style:parent-style-name="Normal" style:family="paragraph">
      <style:paragraph-properties fo:line-height="100%" fo:text-indent="0in"/>
    </style:style>
    <style:style style:name="TableCell155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53" style:parent-style-name="Normal" style:family="paragraph">
      <style:paragraph-properties fo:line-height="100%" fo:text-indent="0in"/>
    </style:style>
    <style:style style:name="TableCell155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555" style:parent-style-name="Normal" style:family="paragraph">
      <style:paragraph-properties fo:line-height="100%" fo:text-indent="0in"/>
    </style:style>
    <style:style style:name="P1556" style:parent-style-name="Normal" style:family="paragraph">
      <style:paragraph-properties fo:text-indent="0in"/>
    </style:style>
    <style:style style:name="TableColumn1558" style:family="table-column">
      <style:table-column-properties style:column-width="0.925in"/>
    </style:style>
    <style:style style:name="TableColumn1559" style:family="table-column">
      <style:table-column-properties style:column-width="0.925in"/>
    </style:style>
    <style:style style:name="TableColumn1560" style:family="table-column">
      <style:table-column-properties style:column-width="0.925in"/>
    </style:style>
    <style:style style:name="TableColumn1561" style:family="table-column">
      <style:table-column-properties style:column-width="0.925in"/>
    </style:style>
    <style:style style:name="TableColumn1562" style:family="table-column">
      <style:table-column-properties style:column-width="0.6138in"/>
    </style:style>
    <style:style style:name="TableColumn1563" style:family="table-column">
      <style:table-column-properties style:column-width="0.3111in"/>
    </style:style>
    <style:style style:name="TableColumn1564" style:family="table-column">
      <style:table-column-properties style:column-width="0.3027in"/>
    </style:style>
    <style:style style:name="TableColumn1565" style:family="table-column">
      <style:table-column-properties style:column-width="1.9631in"/>
    </style:style>
    <style:style style:name="Table1557" style:family="table">
      <style:table-properties style:width="6.8909in" fo:margin-left="0in" table:align="left"/>
    </style:style>
    <style:style style:name="TableRow1566" style:family="table-row">
      <style:table-row-properties/>
    </style:style>
    <style:style style:name="TableCell1567" style:family="table-cell">
      <style:table-cell-properties fo:border="none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line-height="100%" fo:text-indent="0in"/>
    </style:style>
    <style:style style:name="TableCell1569" style:family="table-cell">
      <style:table-cell-properties fo:border="none" style:writing-mode="lr-tb" fo:padding-top="0in" fo:padding-left="0.075in" fo:padding-bottom="0in" fo:padding-right="0.075in"/>
    </style:style>
    <style:style style:name="P1570" style:parent-style-name="Normal" style:family="paragraph">
      <style:paragraph-properties fo:line-height="100%" fo:text-indent="0in"/>
    </style:style>
    <style:style style:name="TableCell1571" style:family="table-cell">
      <style:table-cell-properties fo:border="none" style:writing-mode="lr-tb" fo:padding-top="0in" fo:padding-left="0.0069in" fo:padding-bottom="0in" fo:padding-right="0.0069in"/>
    </style:style>
    <style:style style:name="P1572" style:parent-style-name="Normal" style:family="paragraph">
      <style:paragraph-properties fo:line-height="100%" fo:text-indent="0in"/>
    </style:style>
    <style:style style:name="TableCell1573" style:family="table-cell">
      <style:table-cell-properties fo:border="none" style:writing-mode="lr-tb" fo:padding-top="0in" fo:padding-left="0.0069in" fo:padding-bottom="0in" fo:padding-right="0.0069in"/>
    </style:style>
    <style:style style:name="P1574" style:parent-style-name="Normal" style:family="paragraph">
      <style:paragraph-properties fo:line-height="100%" fo:text-indent="0in"/>
    </style:style>
    <style:style style:name="TableCell1575" style:family="table-cell">
      <style:table-cell-properties fo:border="none" style:writing-mode="lr-tb" fo:padding-top="0in" fo:padding-left="0.0069in" fo:padding-bottom="0in" fo:padding-right="0.0069in"/>
    </style:style>
    <style:style style:name="P1576" style:parent-style-name="Normal" style:family="paragraph">
      <style:paragraph-properties fo:line-height="100%" fo:text-indent="0in"/>
    </style:style>
    <style:style style:name="TableCell1577" style:family="table-cell">
      <style:table-cell-properties fo:border="none" style:writing-mode="lr-tb" fo:padding-top="0in" fo:padding-left="0.0069in" fo:padding-bottom="0in" fo:padding-right="0.0069in"/>
    </style:style>
    <style:style style:name="P1578" style:parent-style-name="Normal" style:family="paragraph">
      <style:paragraph-properties fo:line-height="100%" fo:text-indent="0in"/>
    </style:style>
    <style:style style:name="TableRow1579" style:family="table-row">
      <style:table-row-properties/>
    </style:style>
    <style:style style:name="TableCell1580" style:family="table-cell">
      <style:table-cell-properties fo:border="none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line-height="100%" fo:text-indent="0in"/>
    </style:style>
    <style:style style:name="TableCell15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line-height="100%" fo:text-indent="0in"/>
    </style:style>
    <style:style style:name="TableCell1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5" style:parent-style-name="Normal" style:family="paragraph">
      <style:paragraph-properties fo:line-height="100%" fo:text-indent="0in"/>
    </style:style>
    <style:style style:name="TableCell15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7" style:parent-style-name="Normal" style:family="paragraph">
      <style:paragraph-properties fo:line-height="100%" fo:text-indent="0in"/>
    </style:style>
    <style:style style:name="TableCell158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9" style:parent-style-name="Normal" style:family="paragraph">
      <style:paragraph-properties fo:line-height="100%" fo:text-indent="0in"/>
    </style:style>
    <style:style style:name="TableCell1590" style:family="table-cell">
      <style:table-cell-properties fo:border="none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line-height="100%" fo:text-indent="0in"/>
    </style:style>
    <style:style style:name="TableRow1592" style:family="table-row">
      <style:table-row-properties style:min-row-height="0.0347in"/>
    </style:style>
    <style:style style:name="TableCell15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line-height="100%" fo:text-indent="0in"/>
    </style:style>
    <style:style style:name="TableCell15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line-height="100%" fo:text-indent="0in"/>
    </style:style>
    <style:style style:name="TableCell15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0" style:parent-style-name="Normal" style:family="paragraph">
      <style:paragraph-properties fo:line-height="100%" fo:text-indent="0in"/>
    </style:style>
    <style:style style:name="TableCell16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02" style:parent-style-name="Normal" style:family="paragraph">
      <style:paragraph-properties fo:line-height="100%" fo:text-indent="0in"/>
    </style:style>
    <style:style style:name="TableCell16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line-height="100%" fo:text-indent="0in"/>
    </style:style>
    <style:style style:name="T1605" style:parent-style-name="DefaultParagraphFont" style:family="text">
      <style:text-properties fo:background-color="#00FF00"/>
    </style:style>
    <style:style style:name="TableRow1606" style:family="table-row">
      <style:table-row-properties/>
    </style:style>
    <style:style style:name="TableCell16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line-height="100%" fo:text-indent="0in"/>
    </style:style>
    <style:style style:name="TableCell16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line-height="100%" fo:text-indent="0in"/>
    </style:style>
    <style:style style:name="TableCell161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line-height="100%" fo:text-indent="0in"/>
    </style:style>
    <style:style style:name="TableCell16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14" style:parent-style-name="Normal" style:family="paragraph">
      <style:paragraph-properties fo:line-height="100%" fo:text-indent="0in"/>
    </style:style>
    <style:style style:name="TableCell16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16" style:parent-style-name="Normal" style:family="paragraph">
      <style:paragraph-properties fo:line-height="100%" fo:text-indent="0in"/>
    </style:style>
    <style:style style:name="TableCell16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line-height="100%" fo:text-indent="0in"/>
    </style:style>
    <style:style style:name="T1619" style:parent-style-name="DefaultParagraphFont" style:family="text">
      <style:text-properties fo:background-color="#00FF00"/>
    </style:style>
    <style:style style:name="TableRow1620" style:family="table-row">
      <style:table-row-properties/>
    </style:style>
    <style:style style:name="TableCell16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2" style:parent-style-name="Normal" style:family="paragraph">
      <style:paragraph-properties fo:line-height="100%" fo:text-indent="0in"/>
    </style:style>
    <style:style style:name="TableCell16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4" style:parent-style-name="Normal" style:family="paragraph">
      <style:paragraph-properties fo:line-height="100%" fo:text-indent="0in"/>
    </style:style>
    <style:style style:name="TableCell16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line-height="100%" fo:text-indent="0in"/>
    </style:style>
    <style:style style:name="TableCell162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28" style:parent-style-name="Normal" style:family="paragraph">
      <style:paragraph-properties fo:line-height="100%" fo:text-indent="0in"/>
    </style:style>
    <style:style style:name="TableCell162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30" style:parent-style-name="Normal" style:family="paragraph">
      <style:paragraph-properties fo:line-height="100%" fo:text-indent="0in"/>
    </style:style>
    <style:style style:name="TableCell163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2" style:parent-style-name="Normal" style:family="paragraph">
      <style:paragraph-properties fo:line-height="100%" fo:text-indent="0in"/>
    </style:style>
    <style:style style:name="TableRow1633" style:family="table-row">
      <style:table-row-properties/>
    </style:style>
    <style:style style:name="TableCell16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5" style:parent-style-name="Normal" style:family="paragraph">
      <style:paragraph-properties fo:line-height="100%" fo:text-indent="0in"/>
    </style:style>
    <style:style style:name="TableCell16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line-height="100%" fo:text-indent="0in"/>
    </style:style>
    <style:style style:name="TableCell16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line-height="100%" fo:text-indent="0in"/>
    </style:style>
    <style:style style:name="TableCell164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641" style:parent-style-name="Normal" style:family="paragraph">
      <style:paragraph-properties fo:line-height="100%" fo:text-indent="0in"/>
    </style:style>
    <style:style style:name="TableCell164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43" style:parent-style-name="Normal" style:family="paragraph">
      <style:paragraph-properties fo:line-height="100%" fo:text-indent="0in"/>
    </style:style>
    <style:style style:name="TableCell164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line-height="100%" fo:text-indent="0in"/>
    </style:style>
    <style:style style:name="P1646" style:parent-style-name="Normal" style:family="paragraph">
      <style:paragraph-properties fo:text-indent="0in"/>
    </style:style>
    <style:style style:name="P1647" style:parent-style-name="Normal" style:family="paragraph">
      <style:paragraph-properties fo:text-indent="0in"/>
    </style:style>
    <style:style style:name="P1648" style:parent-style-name="Normal" style:family="paragraph">
      <style:paragraph-properties fo:text-indent="0in"/>
    </style:style>
    <style:style style:name="P1649" style:parent-style-name="Normal" style:family="paragraph">
      <style:paragraph-properties fo:text-indent="0in"/>
    </style:style>
    <style:style style:name="P1650" style:parent-style-name="Normal" style:family="paragraph">
      <style:paragraph-properties fo:text-indent="0in"/>
    </style:style>
    <style:style style:name="P1651" style:parent-style-name="Normal" style:family="paragraph">
      <style:paragraph-properties fo:text-indent="0in"/>
    </style:style>
    <style:style style:name="TableColumn1653" style:family="table-column">
      <style:table-column-properties style:column-width="0.925in"/>
    </style:style>
    <style:style style:name="TableColumn1654" style:family="table-column">
      <style:table-column-properties style:column-width="0.9395in"/>
    </style:style>
    <style:style style:name="TableColumn1655" style:family="table-column">
      <style:table-column-properties style:column-width="0.9395in"/>
    </style:style>
    <style:style style:name="TableColumn1656" style:family="table-column">
      <style:table-column-properties style:column-width="0.9229in"/>
    </style:style>
    <style:style style:name="TableColumn1657" style:family="table-column">
      <style:table-column-properties style:column-width="0.6138in"/>
    </style:style>
    <style:style style:name="TableColumn1658" style:family="table-column">
      <style:table-column-properties style:column-width="0.309in"/>
    </style:style>
    <style:style style:name="TableColumn1659" style:family="table-column">
      <style:table-column-properties style:column-width="0.3in"/>
    </style:style>
    <style:style style:name="TableColumn1660" style:family="table-column">
      <style:table-column-properties style:column-width="1.9409in"/>
    </style:style>
    <style:style style:name="Table1652" style:family="table">
      <style:table-properties style:width="6.8909in" fo:margin-left="0in" table:align="left"/>
    </style:style>
    <style:style style:name="TableRow1661" style:family="table-row">
      <style:table-row-properties/>
    </style:style>
    <style:style style:name="TableCell1662" style:family="table-cell">
      <style:table-cell-properties fo:border="none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line-height="100%" fo:text-indent="0in"/>
    </style:style>
    <style:style style:name="TableCell1664" style:family="table-cell">
      <style:table-cell-properties fo:border="none" style:writing-mode="lr-tb" fo:padding-top="0in" fo:padding-left="0.075in" fo:padding-bottom="0in" fo:padding-right="0.075in"/>
    </style:style>
    <style:style style:name="P1665" style:parent-style-name="Normal" style:family="paragraph">
      <style:paragraph-properties fo:line-height="100%" fo:text-indent="0in"/>
    </style:style>
    <style:style style:name="TableCell1666" style:family="table-cell">
      <style:table-cell-properties fo:border="none" style:writing-mode="lr-tb" fo:padding-top="0in" fo:padding-left="0.0069in" fo:padding-bottom="0in" fo:padding-right="0.0069in"/>
    </style:style>
    <style:style style:name="P1667" style:parent-style-name="Normal" style:family="paragraph">
      <style:paragraph-properties fo:line-height="100%" fo:text-indent="0in"/>
    </style:style>
    <style:style style:name="TableCell1668" style:family="table-cell">
      <style:table-cell-properties fo:border="none" style:writing-mode="lr-tb" fo:padding-top="0in" fo:padding-left="0.0069in" fo:padding-bottom="0in" fo:padding-right="0.0069in"/>
    </style:style>
    <style:style style:name="P1669" style:parent-style-name="Normal" style:family="paragraph">
      <style:paragraph-properties fo:line-height="100%" fo:text-indent="0in"/>
    </style:style>
    <style:style style:name="TableCell1670" style:family="table-cell">
      <style:table-cell-properties fo:border="none" style:writing-mode="lr-tb" fo:padding-top="0in" fo:padding-left="0.0069in" fo:padding-bottom="0in" fo:padding-right="0.0069in"/>
    </style:style>
    <style:style style:name="P1671" style:parent-style-name="Normal" style:family="paragraph">
      <style:paragraph-properties fo:line-height="100%" fo:text-indent="0in"/>
    </style:style>
    <style:style style:name="TableCell1672" style:family="table-cell">
      <style:table-cell-properties fo:border="none" style:writing-mode="lr-tb" fo:padding-top="0in" fo:padding-left="0.0069in" fo:padding-bottom="0in" fo:padding-right="0.0069in"/>
    </style:style>
    <style:style style:name="P1673" style:parent-style-name="Normal" style:family="paragraph">
      <style:paragraph-properties fo:line-height="100%" fo:text-indent="0in"/>
    </style:style>
    <style:style style:name="TableRow1674" style:family="table-row">
      <style:table-row-properties/>
    </style:style>
    <style:style style:name="TableCell1675" style:family="table-cell">
      <style:table-cell-properties fo:border="none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line-height="100%" fo:text-indent="0in"/>
    </style:style>
    <style:style style:name="TableCell1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8" style:parent-style-name="Normal" style:family="paragraph">
      <style:paragraph-properties fo:line-height="100%" fo:text-indent="0in"/>
    </style:style>
    <style:style style:name="TableCell1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line-height="100%" fo:text-indent="0in"/>
    </style:style>
    <style:style style:name="TableCell168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82" style:parent-style-name="Normal" style:family="paragraph">
      <style:paragraph-properties fo:line-height="100%" fo:text-indent="0in"/>
    </style:style>
    <style:style style:name="TableCell168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84" style:parent-style-name="Normal" style:family="paragraph">
      <style:paragraph-properties fo:line-height="100%" fo:text-indent="0in"/>
    </style:style>
    <style:style style:name="TableCell1685" style:family="table-cell">
      <style:table-cell-properties fo:border="none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line-height="100%" fo:text-indent="0in"/>
    </style:style>
    <style:style style:name="TableRow1687" style:family="table-row">
      <style:table-row-properties style:min-row-height="0.0347in"/>
    </style:style>
    <style:style style:name="TableCell16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1" style:parent-style-name="Normal" style:family="paragraph">
      <style:paragraph-properties fo:line-height="100%" fo:text-indent="0in"/>
    </style:style>
    <style:style style:name="TableCell16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3" style:parent-style-name="Normal" style:family="paragraph">
      <style:paragraph-properties fo:line-height="100%" fo:text-indent="0in"/>
    </style:style>
    <style:style style:name="TableCell169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95" style:parent-style-name="Normal" style:family="paragraph">
      <style:paragraph-properties fo:line-height="100%" fo:text-indent="0in"/>
    </style:style>
    <style:style style:name="TableCell169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97" style:parent-style-name="Normal" style:family="paragraph">
      <style:paragraph-properties fo:line-height="100%" fo:text-indent="0in"/>
    </style:style>
    <style:style style:name="TableCell169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99" style:parent-style-name="Normal" style:family="paragraph">
      <style:paragraph-properties fo:line-height="100%" fo:text-indent="0in"/>
    </style:style>
    <style:style style:name="TableRow1700" style:family="table-row">
      <style:table-row-properties/>
    </style:style>
    <style:style style:name="TableCell17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line-height="100%" fo:text-indent="0in"/>
    </style:style>
    <style:style style:name="TableCell17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4" style:parent-style-name="Normal" style:family="paragraph">
      <style:paragraph-properties fo:line-height="100%" fo:text-indent="0in"/>
    </style:style>
    <style:style style:name="TableCell1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6" style:parent-style-name="Normal" style:family="paragraph">
      <style:paragraph-properties fo:line-height="100%" fo:text-indent="0in"/>
    </style:style>
    <style:style style:name="TableCell170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08" style:parent-style-name="Normal" style:family="paragraph">
      <style:paragraph-properties fo:line-height="100%" fo:text-indent="0in"/>
    </style:style>
    <style:style style:name="TableCell170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10" style:parent-style-name="Normal" style:family="paragraph">
      <style:paragraph-properties fo:line-height="100%" fo:text-indent="0in"/>
    </style:style>
    <style:style style:name="TableCell17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12" style:parent-style-name="Normal" style:family="paragraph">
      <style:paragraph-properties fo:line-height="100%" fo:text-indent="0in"/>
    </style:style>
    <style:style style:name="TableRow1713" style:family="table-row">
      <style:table-row-properties/>
    </style:style>
    <style:style style:name="TableCell17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line-height="100%" fo:text-indent="0in"/>
    </style:style>
    <style:style style:name="TableCell17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7" style:parent-style-name="Normal" style:family="paragraph">
      <style:paragraph-properties fo:line-height="100%" fo:text-indent="0in"/>
    </style:style>
    <style:style style:name="TableCell17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9" style:parent-style-name="Normal" style:family="paragraph">
      <style:paragraph-properties fo:line-height="100%" fo:text-indent="0in"/>
    </style:style>
    <style:style style:name="TableCell17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21" style:parent-style-name="Normal" style:family="paragraph">
      <style:paragraph-properties fo:line-height="100%" fo:text-indent="0in"/>
    </style:style>
    <style:style style:name="TableCell17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23" style:parent-style-name="Normal" style:family="paragraph">
      <style:paragraph-properties fo:line-height="100%" fo:text-indent="0in"/>
    </style:style>
    <style:style style:name="TableCell17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5" style:parent-style-name="Normal" style:family="paragraph">
      <style:paragraph-properties fo:line-height="100%" fo:text-indent="0in"/>
    </style:style>
    <style:style style:name="TableRow1726" style:family="table-row">
      <style:table-row-properties/>
    </style:style>
    <style:style style:name="TableCell17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line-height="100%" fo:text-indent="0in"/>
    </style:style>
    <style:style style:name="TableCell172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line-height="100%" fo:text-indent="0in"/>
    </style:style>
    <style:style style:name="T1731" style:parent-style-name="DefaultParagraphFont" style:family="text">
      <style:text-properties fo:background-color="#00FF00"/>
    </style:style>
    <style:style style:name="TableCell17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33" style:parent-style-name="Normal" style:family="paragraph">
      <style:paragraph-properties fo:line-height="100%" fo:text-indent="0in"/>
    </style:style>
    <style:style style:name="T1734" style:parent-style-name="DefaultParagraphFont" style:family="text">
      <style:text-properties fo:background-color="#00FF00"/>
    </style:style>
    <style:style style:name="TableCell173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6" style:parent-style-name="Normal" style:family="paragraph">
      <style:paragraph-properties fo:line-height="100%" fo:text-indent="0in"/>
    </style:style>
    <style:style style:name="TableCell173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38" style:parent-style-name="Normal" style:family="paragraph">
      <style:paragraph-properties fo:line-height="100%" fo:text-indent="0in"/>
    </style:style>
    <style:style style:name="TableCell173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40" style:parent-style-name="Normal" style:family="paragraph">
      <style:paragraph-properties fo:line-height="100%" fo:text-indent="0in"/>
    </style:style>
    <style:style style:name="P1741" style:parent-style-name="Normal" style:family="paragraph">
      <style:paragraph-properties fo:text-indent="0in"/>
    </style:style>
    <style:style style:name="TableColumn1743" style:family="table-column">
      <style:table-column-properties style:column-width="0.925in"/>
    </style:style>
    <style:style style:name="TableColumn1744" style:family="table-column">
      <style:table-column-properties style:column-width="0.925in"/>
    </style:style>
    <style:style style:name="TableColumn1745" style:family="table-column">
      <style:table-column-properties style:column-width="0.925in"/>
    </style:style>
    <style:style style:name="TableColumn1746" style:family="table-column">
      <style:table-column-properties style:column-width="0.925in"/>
    </style:style>
    <style:style style:name="TableColumn1747" style:family="table-column">
      <style:table-column-properties style:column-width="0.6138in"/>
    </style:style>
    <style:style style:name="TableColumn1748" style:family="table-column">
      <style:table-column-properties style:column-width="0.3111in"/>
    </style:style>
    <style:style style:name="TableColumn1749" style:family="table-column">
      <style:table-column-properties style:column-width="0.3027in"/>
    </style:style>
    <style:style style:name="TableColumn1750" style:family="table-column">
      <style:table-column-properties style:column-width="1.9631in"/>
    </style:style>
    <style:style style:name="Table1742" style:family="table">
      <style:table-properties style:width="6.8909in" fo:margin-left="0in" table:align="left"/>
    </style:style>
    <style:style style:name="TableRow1751" style:family="table-row">
      <style:table-row-properties/>
    </style:style>
    <style:style style:name="TableCell1752" style:family="table-cell">
      <style:table-cell-properties fo:border="none" style:writing-mode="lr-tb" fo:padding-top="0in" fo:padding-left="0.075in" fo:padding-bottom="0in" fo:padding-right="0.075in"/>
    </style:style>
    <style:style style:name="P1753" style:parent-style-name="Normal" style:family="paragraph">
      <style:paragraph-properties fo:line-height="100%" fo:text-indent="0in"/>
    </style:style>
    <style:style style:name="TableCell1754" style:family="table-cell">
      <style:table-cell-properties fo:border="none" style:writing-mode="lr-tb" fo:padding-top="0in" fo:padding-left="0.075in" fo:padding-bottom="0in" fo:padding-right="0.075in"/>
    </style:style>
    <style:style style:name="P1755" style:parent-style-name="Normal" style:family="paragraph">
      <style:paragraph-properties fo:line-height="100%" fo:text-indent="0in"/>
    </style:style>
    <style:style style:name="TableCell1756" style:family="table-cell">
      <style:table-cell-properties fo:border="none" style:writing-mode="lr-tb" fo:padding-top="0in" fo:padding-left="0.0069in" fo:padding-bottom="0in" fo:padding-right="0.0069in"/>
    </style:style>
    <style:style style:name="P1757" style:parent-style-name="Normal" style:family="paragraph">
      <style:paragraph-properties fo:line-height="100%" fo:text-indent="0in"/>
    </style:style>
    <style:style style:name="TableCell1758" style:family="table-cell">
      <style:table-cell-properties fo:border="none" style:writing-mode="lr-tb" fo:padding-top="0in" fo:padding-left="0.0069in" fo:padding-bottom="0in" fo:padding-right="0.0069in"/>
    </style:style>
    <style:style style:name="P1759" style:parent-style-name="Normal" style:family="paragraph">
      <style:paragraph-properties fo:line-height="100%" fo:text-indent="0in"/>
    </style:style>
    <style:style style:name="TableCell1760" style:family="table-cell">
      <style:table-cell-properties fo:border="none" style:writing-mode="lr-tb" fo:padding-top="0in" fo:padding-left="0.0069in" fo:padding-bottom="0in" fo:padding-right="0.0069in"/>
    </style:style>
    <style:style style:name="P1761" style:parent-style-name="Normal" style:family="paragraph">
      <style:paragraph-properties fo:line-height="100%" fo:text-indent="0in"/>
    </style:style>
    <style:style style:name="TableCell1762" style:family="table-cell">
      <style:table-cell-properties fo:border="none" style:writing-mode="lr-tb" fo:padding-top="0in" fo:padding-left="0.0069in" fo:padding-bottom="0in" fo:padding-right="0.0069in"/>
    </style:style>
    <style:style style:name="P1763" style:parent-style-name="Normal" style:family="paragraph">
      <style:paragraph-properties fo:line-height="100%" fo:text-indent="0in"/>
    </style:style>
    <style:style style:name="TableRow1764" style:family="table-row">
      <style:table-row-properties/>
    </style:style>
    <style:style style:name="TableCell1765" style:family="table-cell">
      <style:table-cell-properties fo:border="none" style:writing-mode="lr-tb" fo:padding-top="0in" fo:padding-left="0.075in" fo:padding-bottom="0in" fo:padding-right="0.075in"/>
    </style:style>
    <style:style style:name="P1766" style:parent-style-name="Normal" style:family="paragraph">
      <style:paragraph-properties fo:line-height="100%" fo:text-indent="0in"/>
    </style:style>
    <style:style style:name="TableCell17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8" style:parent-style-name="Normal" style:family="paragraph">
      <style:paragraph-properties fo:line-height="100%" fo:text-indent="0in"/>
    </style:style>
    <style:style style:name="TableCell17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0" style:parent-style-name="Normal" style:family="paragraph">
      <style:paragraph-properties fo:line-height="100%" fo:text-indent="0in"/>
    </style:style>
    <style:style style:name="TableCell177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72" style:parent-style-name="Normal" style:family="paragraph">
      <style:paragraph-properties fo:line-height="100%" fo:text-indent="0in"/>
    </style:style>
    <style:style style:name="TableCell177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74" style:parent-style-name="Normal" style:family="paragraph">
      <style:paragraph-properties fo:line-height="100%" fo:text-indent="0in"/>
    </style:style>
    <style:style style:name="TableCell1775" style:family="table-cell">
      <style:table-cell-properties fo:border="none" style:writing-mode="lr-tb" fo:padding-top="0in" fo:padding-left="0.075in" fo:padding-bottom="0in" fo:padding-right="0.075in"/>
    </style:style>
    <style:style style:name="P1776" style:parent-style-name="Normal" style:family="paragraph">
      <style:paragraph-properties fo:line-height="100%" fo:text-indent="0in"/>
    </style:style>
    <style:style style:name="TableRow1777" style:family="table-row">
      <style:table-row-properties style:min-row-height="0.0347in"/>
    </style:style>
    <style:style style:name="TableCell17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81" style:parent-style-name="Normal" style:family="paragraph">
      <style:paragraph-properties fo:line-height="100%" fo:text-indent="0in"/>
    </style:style>
    <style:style style:name="TableCell17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83" style:parent-style-name="Normal" style:family="paragraph">
      <style:paragraph-properties fo:line-height="100%" fo:text-indent="0in"/>
    </style:style>
    <style:style style:name="TableCell17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85" style:parent-style-name="Normal" style:family="paragraph">
      <style:paragraph-properties fo:line-height="100%" fo:text-indent="0in"/>
    </style:style>
    <style:style style:name="TableCell17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87" style:parent-style-name="Normal" style:family="paragraph">
      <style:paragraph-properties fo:line-height="100%" fo:text-indent="0in"/>
    </style:style>
    <style:style style:name="TableCell178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89" style:parent-style-name="Normal" style:family="paragraph">
      <style:paragraph-properties fo:line-height="100%" fo:text-indent="0in"/>
    </style:style>
    <style:style style:name="TableRow1790" style:family="table-row">
      <style:table-row-properties/>
    </style:style>
    <style:style style:name="TableCell17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2" style:parent-style-name="Normal" style:family="paragraph">
      <style:paragraph-properties fo:line-height="100%" fo:text-indent="0in"/>
    </style:style>
    <style:style style:name="TableCell17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4" style:parent-style-name="Normal" style:family="paragraph">
      <style:paragraph-properties fo:line-height="100%" fo:text-indent="0in"/>
    </style:style>
    <style:style style:name="TableCell17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6" style:parent-style-name="Normal" style:family="paragraph">
      <style:paragraph-properties fo:line-height="100%" fo:text-indent="0in"/>
    </style:style>
    <style:style style:name="TableCell17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98" style:parent-style-name="Normal" style:family="paragraph">
      <style:paragraph-properties fo:line-height="100%" fo:text-indent="0in"/>
    </style:style>
    <style:style style:name="TableCell17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00" style:parent-style-name="Normal" style:family="paragraph">
      <style:paragraph-properties fo:line-height="100%" fo:text-indent="0in"/>
    </style:style>
    <style:style style:name="TableCell18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02" style:parent-style-name="Normal" style:family="paragraph">
      <style:paragraph-properties fo:line-height="100%" fo:text-indent="0in"/>
    </style:style>
    <style:style style:name="TableRow1803" style:family="table-row">
      <style:table-row-properties/>
    </style:style>
    <style:style style:name="TableCell18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5" style:parent-style-name="Normal" style:family="paragraph">
      <style:paragraph-properties fo:line-height="100%" fo:text-indent="0in"/>
    </style:style>
    <style:style style:name="TableCell18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7" style:parent-style-name="Normal" style:family="paragraph">
      <style:paragraph-properties fo:line-height="100%" fo:text-indent="0in"/>
    </style:style>
    <style:style style:name="TableCell18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9" style:parent-style-name="Normal" style:family="paragraph">
      <style:paragraph-properties fo:line-height="100%" fo:text-indent="0in"/>
    </style:style>
    <style:style style:name="TableCell18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11" style:parent-style-name="Normal" style:family="paragraph">
      <style:paragraph-properties fo:line-height="100%" fo:text-indent="0in"/>
    </style:style>
    <style:style style:name="TableCell18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13" style:parent-style-name="Normal" style:family="paragraph">
      <style:paragraph-properties fo:line-height="100%" fo:text-indent="0in"/>
    </style:style>
    <style:style style:name="TableCell181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5" style:parent-style-name="Normal" style:family="paragraph">
      <style:paragraph-properties fo:line-height="100%" fo:text-indent="0in"/>
    </style:style>
    <style:style style:name="TableRow1816" style:family="table-row">
      <style:table-row-properties/>
    </style:style>
    <style:style style:name="TableCell18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line-height="100%" fo:text-indent="0in"/>
    </style:style>
    <style:style style:name="TableCell18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20" style:parent-style-name="Normal" style:family="paragraph">
      <style:paragraph-properties fo:line-height="100%" fo:text-indent="0in"/>
    </style:style>
    <style:style style:name="TableCell18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22" style:parent-style-name="Normal" style:family="paragraph">
      <style:paragraph-properties fo:line-height="100%" fo:text-indent="0in"/>
    </style:style>
    <style:style style:name="T1823" style:parent-style-name="DefaultParagraphFont" style:family="text">
      <style:text-properties fo:background-color="#00FF00"/>
    </style:style>
    <style:style style:name="TableCell18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25" style:parent-style-name="Normal" style:family="paragraph">
      <style:paragraph-properties fo:line-height="100%" fo:text-indent="0in"/>
    </style:style>
    <style:style style:name="TableCell18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27" style:parent-style-name="Normal" style:family="paragraph">
      <style:paragraph-properties fo:line-height="100%" fo:text-indent="0in"/>
    </style:style>
    <style:style style:name="TableCell18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29" style:parent-style-name="Normal" style:family="paragraph">
      <style:paragraph-properties fo:line-height="100%" fo:text-indent="0in"/>
    </style:style>
    <style:style style:name="P1830" style:parent-style-name="Normal" style:family="paragraph">
      <style:paragraph-properties fo:text-indent="0in"/>
    </style:style>
    <style:style style:name="TableColumn1832" style:family="table-column">
      <style:table-column-properties style:column-width="0.925in"/>
    </style:style>
    <style:style style:name="TableColumn1833" style:family="table-column">
      <style:table-column-properties style:column-width="0.925in"/>
    </style:style>
    <style:style style:name="TableColumn1834" style:family="table-column">
      <style:table-column-properties style:column-width="0.925in"/>
    </style:style>
    <style:style style:name="TableColumn1835" style:family="table-column">
      <style:table-column-properties style:column-width="0.925in"/>
    </style:style>
    <style:style style:name="TableColumn1836" style:family="table-column">
      <style:table-column-properties style:column-width="0.6138in"/>
    </style:style>
    <style:style style:name="TableColumn1837" style:family="table-column">
      <style:table-column-properties style:column-width="0.3111in"/>
    </style:style>
    <style:style style:name="TableColumn1838" style:family="table-column">
      <style:table-column-properties style:column-width="0.3027in"/>
    </style:style>
    <style:style style:name="TableColumn1839" style:family="table-column">
      <style:table-column-properties style:column-width="1.9631in"/>
    </style:style>
    <style:style style:name="Table1831" style:family="table">
      <style:table-properties style:width="6.8909in" fo:margin-left="0in" table:align="left"/>
    </style:style>
    <style:style style:name="TableRow1840" style:family="table-row">
      <style:table-row-properties/>
    </style:style>
    <style:style style:name="TableCell1841" style:family="table-cell">
      <style:table-cell-properties fo:border="none" style:writing-mode="lr-tb" fo:padding-top="0in" fo:padding-left="0.075in" fo:padding-bottom="0in" fo:padding-right="0.075in"/>
    </style:style>
    <style:style style:name="P1842" style:parent-style-name="Normal" style:family="paragraph">
      <style:paragraph-properties fo:line-height="100%" fo:text-indent="0in"/>
    </style:style>
    <style:style style:name="TableCell1843" style:family="table-cell">
      <style:table-cell-properties fo:border="none" style:writing-mode="lr-tb" fo:padding-top="0in" fo:padding-left="0.075in" fo:padding-bottom="0in" fo:padding-right="0.075in"/>
    </style:style>
    <style:style style:name="P1844" style:parent-style-name="Normal" style:family="paragraph">
      <style:paragraph-properties fo:line-height="100%" fo:text-indent="0in"/>
    </style:style>
    <style:style style:name="TableCell1845" style:family="table-cell">
      <style:table-cell-properties fo:border="none" style:writing-mode="lr-tb" fo:padding-top="0in" fo:padding-left="0.0069in" fo:padding-bottom="0in" fo:padding-right="0.0069in"/>
    </style:style>
    <style:style style:name="P1846" style:parent-style-name="Normal" style:family="paragraph">
      <style:paragraph-properties fo:line-height="100%" fo:text-indent="0in"/>
    </style:style>
    <style:style style:name="TableCell1847" style:family="table-cell">
      <style:table-cell-properties fo:border="none" style:writing-mode="lr-tb" fo:padding-top="0in" fo:padding-left="0.0069in" fo:padding-bottom="0in" fo:padding-right="0.0069in"/>
    </style:style>
    <style:style style:name="P1848" style:parent-style-name="Normal" style:family="paragraph">
      <style:paragraph-properties fo:line-height="100%" fo:text-indent="0in"/>
    </style:style>
    <style:style style:name="TableCell1849" style:family="table-cell">
      <style:table-cell-properties fo:border="none" style:writing-mode="lr-tb" fo:padding-top="0in" fo:padding-left="0.0069in" fo:padding-bottom="0in" fo:padding-right="0.0069in"/>
    </style:style>
    <style:style style:name="P1850" style:parent-style-name="Normal" style:family="paragraph">
      <style:paragraph-properties fo:line-height="100%" fo:text-indent="0in"/>
    </style:style>
    <style:style style:name="TableCell1851" style:family="table-cell">
      <style:table-cell-properties fo:border="none" style:writing-mode="lr-tb" fo:padding-top="0in" fo:padding-left="0.0069in" fo:padding-bottom="0in" fo:padding-right="0.0069in"/>
    </style:style>
    <style:style style:name="P1852" style:parent-style-name="Normal" style:family="paragraph">
      <style:paragraph-properties fo:line-height="100%" fo:text-indent="0in"/>
    </style:style>
    <style:style style:name="TableRow1853" style:family="table-row">
      <style:table-row-properties/>
    </style:style>
    <style:style style:name="TableCell1854" style:family="table-cell">
      <style:table-cell-properties fo:border="none" style:writing-mode="lr-tb" fo:padding-top="0in" fo:padding-left="0.075in" fo:padding-bottom="0in" fo:padding-right="0.075in"/>
    </style:style>
    <style:style style:name="P1855" style:parent-style-name="Normal" style:family="paragraph">
      <style:paragraph-properties fo:line-height="100%" fo:text-indent="0in"/>
    </style:style>
    <style:style style:name="TableCell18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7" style:parent-style-name="Normal" style:family="paragraph">
      <style:paragraph-properties fo:line-height="100%" fo:text-indent="0in"/>
    </style:style>
    <style:style style:name="TableCell18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9" style:parent-style-name="Normal" style:family="paragraph">
      <style:paragraph-properties fo:line-height="100%" fo:text-indent="0in"/>
    </style:style>
    <style:style style:name="TableCell186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61" style:parent-style-name="Normal" style:family="paragraph">
      <style:paragraph-properties fo:line-height="100%" fo:text-indent="0in"/>
    </style:style>
    <style:style style:name="TableCell186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63" style:parent-style-name="Normal" style:family="paragraph">
      <style:paragraph-properties fo:line-height="100%" fo:text-indent="0in"/>
    </style:style>
    <style:style style:name="TableCell1864" style:family="table-cell">
      <style:table-cell-properties fo:border="none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line-height="100%" fo:text-indent="0in"/>
    </style:style>
    <style:style style:name="TableRow1866" style:family="table-row">
      <style:table-row-properties style:min-row-height="0.0347in"/>
    </style:style>
    <style:style style:name="TableCell18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8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70" style:parent-style-name="Normal" style:family="paragraph">
      <style:paragraph-properties fo:line-height="100%" fo:text-indent="0in"/>
    </style:style>
    <style:style style:name="TableCell18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line-height="100%" fo:text-indent="0in"/>
    </style:style>
    <style:style style:name="TableCell187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74" style:parent-style-name="Normal" style:family="paragraph">
      <style:paragraph-properties fo:line-height="100%" fo:text-indent="0in"/>
    </style:style>
    <style:style style:name="TableCell187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76" style:parent-style-name="Normal" style:family="paragraph">
      <style:paragraph-properties fo:line-height="100%" fo:text-indent="0in"/>
    </style:style>
    <style:style style:name="TableCell187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line-height="100%" fo:text-indent="0in"/>
    </style:style>
    <style:style style:name="TableRow1879" style:family="table-row">
      <style:table-row-properties/>
    </style:style>
    <style:style style:name="TableCell18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1" style:parent-style-name="Normal" style:family="paragraph">
      <style:paragraph-properties fo:line-height="100%" fo:text-indent="0in"/>
    </style:style>
    <style:style style:name="TableCell18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line-height="100%" fo:text-indent="0in"/>
    </style:style>
    <style:style style:name="TableCell18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line-height="100%" fo:text-indent="0in"/>
    </style:style>
    <style:style style:name="TableCell18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87" style:parent-style-name="Normal" style:family="paragraph">
      <style:paragraph-properties fo:line-height="100%" fo:text-indent="0in"/>
    </style:style>
    <style:style style:name="TableCell18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89" style:parent-style-name="Normal" style:family="paragraph">
      <style:paragraph-properties fo:line-height="100%" fo:text-indent="0in"/>
    </style:style>
    <style:style style:name="TableCell18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91" style:parent-style-name="Normal" style:family="paragraph">
      <style:paragraph-properties fo:line-height="100%" fo:text-indent="0in"/>
    </style:style>
    <style:style style:name="TableRow1892" style:family="table-row">
      <style:table-row-properties/>
    </style:style>
    <style:style style:name="TableCell18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4" style:parent-style-name="Normal" style:family="paragraph">
      <style:paragraph-properties fo:line-height="100%" fo:text-indent="0in"/>
    </style:style>
    <style:style style:name="TableCell18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6" style:parent-style-name="Normal" style:family="paragraph">
      <style:paragraph-properties fo:line-height="100%" fo:text-indent="0in"/>
    </style:style>
    <style:style style:name="TableCell18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8" style:parent-style-name="Normal" style:family="paragraph">
      <style:paragraph-properties fo:line-height="100%" fo:text-indent="0in"/>
    </style:style>
    <style:style style:name="TableCell18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00" style:parent-style-name="Normal" style:family="paragraph">
      <style:paragraph-properties fo:line-height="100%" fo:text-indent="0in"/>
    </style:style>
    <style:style style:name="TableCell19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02" style:parent-style-name="Normal" style:family="paragraph">
      <style:paragraph-properties fo:line-height="100%" fo:text-indent="0in"/>
    </style:style>
    <style:style style:name="TableCell19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line-height="100%" fo:text-indent="0in"/>
    </style:style>
    <style:style style:name="TableRow1905" style:family="table-row">
      <style:table-row-properties/>
    </style:style>
    <style:style style:name="TableCell19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7" style:parent-style-name="Normal" style:family="paragraph">
      <style:paragraph-properties fo:line-height="100%" fo:text-indent="0in"/>
    </style:style>
    <style:style style:name="TableCell19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9" style:parent-style-name="Normal" style:family="paragraph">
      <style:paragraph-properties fo:line-height="100%" fo:text-indent="0in"/>
    </style:style>
    <style:style style:name="T1910" style:parent-style-name="DefaultParagraphFont" style:family="text">
      <style:text-properties fo:background-color="#00FF00"/>
    </style:style>
    <style:style style:name="TableCell19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12" style:parent-style-name="Normal" style:family="paragraph">
      <style:paragraph-properties fo:line-height="100%" fo:text-indent="0in"/>
    </style:style>
    <style:style style:name="TableCell191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14" style:parent-style-name="Normal" style:family="paragraph">
      <style:paragraph-properties fo:line-height="100%" fo:text-indent="0in"/>
    </style:style>
    <style:style style:name="TableCell191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16" style:parent-style-name="Normal" style:family="paragraph">
      <style:paragraph-properties fo:line-height="100%" fo:text-indent="0in"/>
    </style:style>
    <style:style style:name="TableCell191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918" style:parent-style-name="Normal" style:family="paragraph">
      <style:paragraph-properties fo:line-height="100%" fo:text-indent="0in"/>
    </style:style>
    <style:style style:name="P1919" style:parent-style-name="Normal" style:family="paragraph">
      <style:paragraph-properties fo:text-indent="0in"/>
    </style:style>
    <style:style style:name="TableColumn1921" style:family="table-column">
      <style:table-column-properties style:column-width="0.925in"/>
    </style:style>
    <style:style style:name="TableColumn1922" style:family="table-column">
      <style:table-column-properties style:column-width="0.925in"/>
    </style:style>
    <style:style style:name="TableColumn1923" style:family="table-column">
      <style:table-column-properties style:column-width="0.925in"/>
    </style:style>
    <style:style style:name="TableColumn1924" style:family="table-column">
      <style:table-column-properties style:column-width="0.925in"/>
    </style:style>
    <style:style style:name="TableColumn1925" style:family="table-column">
      <style:table-column-properties style:column-width="0.6138in"/>
    </style:style>
    <style:style style:name="TableColumn1926" style:family="table-column">
      <style:table-column-properties style:column-width="0.3111in"/>
    </style:style>
    <style:style style:name="TableColumn1927" style:family="table-column">
      <style:table-column-properties style:column-width="0.3027in"/>
    </style:style>
    <style:style style:name="TableColumn1928" style:family="table-column">
      <style:table-column-properties style:column-width="1.9631in"/>
    </style:style>
    <style:style style:name="Table1920" style:family="table">
      <style:table-properties style:width="6.8909in" fo:margin-left="0in" table:align="left"/>
    </style:style>
    <style:style style:name="TableRow1929" style:family="table-row">
      <style:table-row-properties/>
    </style:style>
    <style:style style:name="TableCell1930" style:family="table-cell">
      <style:table-cell-properties fo:border="none" style:writing-mode="lr-tb" fo:padding-top="0in" fo:padding-left="0.075in" fo:padding-bottom="0in" fo:padding-right="0.075in"/>
    </style:style>
    <style:style style:name="P1931" style:parent-style-name="Normal" style:family="paragraph">
      <style:paragraph-properties fo:line-height="100%" fo:text-indent="0in"/>
    </style:style>
    <style:style style:name="TableCell1932" style:family="table-cell">
      <style:table-cell-properties fo:border="none" style:writing-mode="lr-tb" fo:padding-top="0in" fo:padding-left="0.075in" fo:padding-bottom="0in" fo:padding-right="0.075in"/>
    </style:style>
    <style:style style:name="P1933" style:parent-style-name="Normal" style:family="paragraph">
      <style:paragraph-properties fo:line-height="100%" fo:text-indent="0in"/>
    </style:style>
    <style:style style:name="TableCell1934" style:family="table-cell">
      <style:table-cell-properties fo:border="none" style:writing-mode="lr-tb" fo:padding-top="0in" fo:padding-left="0.0069in" fo:padding-bottom="0in" fo:padding-right="0.0069in"/>
    </style:style>
    <style:style style:name="P1935" style:parent-style-name="Normal" style:family="paragraph">
      <style:paragraph-properties fo:line-height="100%" fo:text-indent="0in"/>
    </style:style>
    <style:style style:name="TableCell1936" style:family="table-cell">
      <style:table-cell-properties fo:border="none" style:writing-mode="lr-tb" fo:padding-top="0in" fo:padding-left="0.0069in" fo:padding-bottom="0in" fo:padding-right="0.0069in"/>
    </style:style>
    <style:style style:name="P1937" style:parent-style-name="Normal" style:family="paragraph">
      <style:paragraph-properties fo:line-height="100%" fo:text-indent="0in"/>
    </style:style>
    <style:style style:name="TableCell1938" style:family="table-cell">
      <style:table-cell-properties fo:border="none" style:writing-mode="lr-tb" fo:padding-top="0in" fo:padding-left="0.0069in" fo:padding-bottom="0in" fo:padding-right="0.0069in"/>
    </style:style>
    <style:style style:name="P1939" style:parent-style-name="Normal" style:family="paragraph">
      <style:paragraph-properties fo:line-height="100%" fo:text-indent="0in"/>
    </style:style>
    <style:style style:name="TableCell1940" style:family="table-cell">
      <style:table-cell-properties fo:border="none" style:writing-mode="lr-tb" fo:padding-top="0in" fo:padding-left="0.0069in" fo:padding-bottom="0in" fo:padding-right="0.0069in"/>
    </style:style>
    <style:style style:name="P1941" style:parent-style-name="Normal" style:family="paragraph">
      <style:paragraph-properties fo:line-height="100%" fo:text-indent="0in"/>
    </style:style>
    <style:style style:name="TableRow1942" style:family="table-row">
      <style:table-row-properties/>
    </style:style>
    <style:style style:name="TableCell1943" style:family="table-cell">
      <style:table-cell-properties fo:border="none" style:writing-mode="lr-tb" fo:padding-top="0in" fo:padding-left="0.075in" fo:padding-bottom="0in" fo:padding-right="0.075in"/>
    </style:style>
    <style:style style:name="P1944" style:parent-style-name="Normal" style:family="paragraph">
      <style:paragraph-properties fo:line-height="100%" fo:text-indent="0in"/>
    </style:style>
    <style:style style:name="TableCell19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6" style:parent-style-name="Normal" style:family="paragraph">
      <style:paragraph-properties fo:line-height="100%" fo:text-indent="0in"/>
    </style:style>
    <style:style style:name="TableCell19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8" style:parent-style-name="Normal" style:family="paragraph">
      <style:paragraph-properties fo:line-height="100%" fo:text-indent="0in"/>
    </style:style>
    <style:style style:name="TableCell194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50" style:parent-style-name="Normal" style:family="paragraph">
      <style:paragraph-properties fo:line-height="100%" fo:text-indent="0in"/>
    </style:style>
    <style:style style:name="TableCell19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52" style:parent-style-name="Normal" style:family="paragraph">
      <style:paragraph-properties fo:line-height="100%" fo:text-indent="0in"/>
    </style:style>
    <style:style style:name="TableCell1953" style:family="table-cell">
      <style:table-cell-properties fo:border="none" style:writing-mode="lr-tb" fo:padding-top="0in" fo:padding-left="0.075in" fo:padding-bottom="0in" fo:padding-right="0.075in"/>
    </style:style>
    <style:style style:name="P1954" style:parent-style-name="Normal" style:family="paragraph">
      <style:paragraph-properties fo:line-height="100%" fo:text-indent="0in"/>
    </style:style>
    <style:style style:name="TableRow1955" style:family="table-row">
      <style:table-row-properties style:min-row-height="0.0347in"/>
    </style:style>
    <style:style style:name="TableCell19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9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9" style:parent-style-name="Normal" style:family="paragraph">
      <style:paragraph-properties fo:line-height="100%" fo:text-indent="0in"/>
    </style:style>
    <style:style style:name="TableCell19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61" style:parent-style-name="Normal" style:family="paragraph">
      <style:paragraph-properties fo:line-height="100%" fo:text-indent="0in"/>
    </style:style>
    <style:style style:name="TableCell196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63" style:parent-style-name="Normal" style:family="paragraph">
      <style:paragraph-properties fo:line-height="100%" fo:text-indent="0in"/>
    </style:style>
    <style:style style:name="TableCell196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65" style:parent-style-name="Normal" style:family="paragraph">
      <style:paragraph-properties fo:line-height="100%" fo:text-indent="0in"/>
    </style:style>
    <style:style style:name="TableCell196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67" style:parent-style-name="Normal" style:family="paragraph">
      <style:paragraph-properties fo:line-height="100%" fo:text-indent="0in"/>
    </style:style>
    <style:style style:name="TableRow1968" style:family="table-row">
      <style:table-row-properties/>
    </style:style>
    <style:style style:name="TableCell19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0" style:parent-style-name="Normal" style:family="paragraph">
      <style:paragraph-properties fo:line-height="100%" fo:text-indent="0in"/>
    </style:style>
    <style:style style:name="TableCell19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2" style:parent-style-name="Normal" style:family="paragraph">
      <style:paragraph-properties fo:line-height="100%" fo:text-indent="0in"/>
    </style:style>
    <style:style style:name="TableCell19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4" style:parent-style-name="Normal" style:family="paragraph">
      <style:paragraph-properties fo:line-height="100%" fo:text-indent="0in"/>
    </style:style>
    <style:style style:name="TableCell19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76" style:parent-style-name="Normal" style:family="paragraph">
      <style:paragraph-properties fo:line-height="100%" fo:text-indent="0in"/>
    </style:style>
    <style:style style:name="TableCell19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78" style:parent-style-name="Normal" style:family="paragraph">
      <style:paragraph-properties fo:line-height="100%" fo:text-indent="0in"/>
    </style:style>
    <style:style style:name="TableCell197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80" style:parent-style-name="Normal" style:family="paragraph">
      <style:paragraph-properties fo:line-height="100%" fo:text-indent="0in"/>
    </style:style>
    <style:style style:name="TableRow1981" style:family="table-row">
      <style:table-row-properties/>
    </style:style>
    <style:style style:name="TableCell1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3" style:parent-style-name="Normal" style:family="paragraph">
      <style:paragraph-properties fo:line-height="100%" fo:text-indent="0in"/>
    </style:style>
    <style:style style:name="TableCell19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5" style:parent-style-name="Normal" style:family="paragraph">
      <style:paragraph-properties fo:line-height="100%" fo:text-indent="0in"/>
    </style:style>
    <style:style style:name="TableCell19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7" style:parent-style-name="Normal" style:family="paragraph">
      <style:paragraph-properties fo:line-height="100%" fo:text-indent="0in"/>
    </style:style>
    <style:style style:name="TableCell19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89" style:parent-style-name="Normal" style:family="paragraph">
      <style:paragraph-properties fo:line-height="100%" fo:text-indent="0in"/>
    </style:style>
    <style:style style:name="TableCell19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91" style:parent-style-name="Normal" style:family="paragraph">
      <style:paragraph-properties fo:line-height="100%" fo:text-indent="0in"/>
    </style:style>
    <style:style style:name="TableCell19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3" style:parent-style-name="Normal" style:family="paragraph">
      <style:paragraph-properties fo:line-height="100%" fo:text-indent="0in"/>
    </style:style>
    <style:style style:name="TableRow1994" style:family="table-row">
      <style:table-row-properties/>
    </style:style>
    <style:style style:name="TableCell19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6" style:parent-style-name="Normal" style:family="paragraph">
      <style:paragraph-properties fo:line-height="100%" fo:text-indent="0in"/>
    </style:style>
    <style:style style:name="TableCell19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8" style:parent-style-name="Normal" style:family="paragraph">
      <style:paragraph-properties fo:line-height="100%" fo:text-indent="0in"/>
    </style:style>
    <style:style style:name="TableCell19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00" style:parent-style-name="Normal" style:family="paragraph">
      <style:paragraph-properties fo:line-height="100%" fo:text-indent="0in"/>
    </style:style>
    <style:style style:name="T2001" style:parent-style-name="DefaultParagraphFont" style:family="text">
      <style:text-properties fo:background-color="#00FF00"/>
    </style:style>
    <style:style style:name="TableCell200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003" style:parent-style-name="Normal" style:family="paragraph">
      <style:paragraph-properties fo:line-height="100%" fo:text-indent="0in"/>
    </style:style>
    <style:style style:name="TableCell200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05" style:parent-style-name="Normal" style:family="paragraph">
      <style:paragraph-properties fo:line-height="100%" fo:text-indent="0in"/>
    </style:style>
    <style:style style:name="TableCell200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007" style:parent-style-name="Normal" style:family="paragraph">
      <style:paragraph-properties fo:line-height="100%" fo:text-indent="0in"/>
    </style:style>
    <style:style style:name="P2008" style:parent-style-name="Normal" style:family="paragraph">
      <style:paragraph-properties fo:text-indent="0in"/>
    </style:style>
    <style:style style:name="P2009" style:parent-style-name="Normal" style:family="paragraph">
      <style:paragraph-properties fo:text-indent="0in"/>
    </style:style>
    <style:style style:name="P2010" style:parent-style-name="Normal" style:family="paragraph">
      <style:paragraph-properties fo:text-indent="0in"/>
    </style:style>
    <style:style style:name="TableColumn2012" style:family="table-column">
      <style:table-column-properties style:column-width="0.925in"/>
    </style:style>
    <style:style style:name="TableColumn2013" style:family="table-column">
      <style:table-column-properties style:column-width="0.925in"/>
    </style:style>
    <style:style style:name="TableColumn2014" style:family="table-column">
      <style:table-column-properties style:column-width="0.925in"/>
    </style:style>
    <style:style style:name="TableColumn2015" style:family="table-column">
      <style:table-column-properties style:column-width="0.925in"/>
    </style:style>
    <style:style style:name="TableColumn2016" style:family="table-column">
      <style:table-column-properties style:column-width="0.6138in"/>
    </style:style>
    <style:style style:name="TableColumn2017" style:family="table-column">
      <style:table-column-properties style:column-width="0.3111in"/>
    </style:style>
    <style:style style:name="TableColumn2018" style:family="table-column">
      <style:table-column-properties style:column-width="0.3027in"/>
    </style:style>
    <style:style style:name="TableColumn2019" style:family="table-column">
      <style:table-column-properties style:column-width="1.9631in"/>
    </style:style>
    <style:style style:name="Table2011" style:family="table">
      <style:table-properties style:width="6.8909in" fo:margin-left="0in" table:align="left"/>
    </style:style>
    <style:style style:name="TableRow2020" style:family="table-row">
      <style:table-row-properties/>
    </style:style>
    <style:style style:name="TableCell2021" style:family="table-cell">
      <style:table-cell-properties fo:border="none" style:writing-mode="lr-tb" fo:padding-top="0in" fo:padding-left="0.075in" fo:padding-bottom="0in" fo:padding-right="0.075in"/>
    </style:style>
    <style:style style:name="P2022" style:parent-style-name="Normal" style:family="paragraph">
      <style:paragraph-properties fo:line-height="100%" fo:text-indent="0in"/>
    </style:style>
    <style:style style:name="TableCell2023" style:family="table-cell">
      <style:table-cell-properties fo:border="none" style:writing-mode="lr-tb" fo:padding-top="0in" fo:padding-left="0.075in" fo:padding-bottom="0in" fo:padding-right="0.075in"/>
    </style:style>
    <style:style style:name="P2024" style:parent-style-name="Normal" style:family="paragraph">
      <style:paragraph-properties fo:line-height="100%" fo:text-indent="0in"/>
    </style:style>
    <style:style style:name="TableCell2025" style:family="table-cell">
      <style:table-cell-properties fo:border="none" style:writing-mode="lr-tb" fo:padding-top="0in" fo:padding-left="0.0069in" fo:padding-bottom="0in" fo:padding-right="0.0069in"/>
    </style:style>
    <style:style style:name="P2026" style:parent-style-name="Normal" style:family="paragraph">
      <style:paragraph-properties fo:line-height="100%" fo:text-indent="0in"/>
    </style:style>
    <style:style style:name="TableCell2027" style:family="table-cell">
      <style:table-cell-properties fo:border="none" style:writing-mode="lr-tb" fo:padding-top="0in" fo:padding-left="0.0069in" fo:padding-bottom="0in" fo:padding-right="0.0069in"/>
    </style:style>
    <style:style style:name="P2028" style:parent-style-name="Normal" style:family="paragraph">
      <style:paragraph-properties fo:line-height="100%" fo:text-indent="0in"/>
    </style:style>
    <style:style style:name="TableCell2029" style:family="table-cell">
      <style:table-cell-properties fo:border="none" style:writing-mode="lr-tb" fo:padding-top="0in" fo:padding-left="0.0069in" fo:padding-bottom="0in" fo:padding-right="0.0069in"/>
    </style:style>
    <style:style style:name="P2030" style:parent-style-name="Normal" style:family="paragraph">
      <style:paragraph-properties fo:line-height="100%" fo:text-indent="0in"/>
    </style:style>
    <style:style style:name="TableCell2031" style:family="table-cell">
      <style:table-cell-properties fo:border="none" style:writing-mode="lr-tb" fo:padding-top="0in" fo:padding-left="0.0069in" fo:padding-bottom="0in" fo:padding-right="0.0069in"/>
    </style:style>
    <style:style style:name="P2032" style:parent-style-name="Normal" style:family="paragraph">
      <style:paragraph-properties fo:line-height="100%" fo:text-indent="0in"/>
    </style:style>
    <style:style style:name="TableRow2033" style:family="table-row">
      <style:table-row-properties/>
    </style:style>
    <style:style style:name="TableCell2034" style:family="table-cell">
      <style:table-cell-properties fo:border="none" style:writing-mode="lr-tb" fo:padding-top="0in" fo:padding-left="0.075in" fo:padding-bottom="0in" fo:padding-right="0.075in"/>
    </style:style>
    <style:style style:name="P2035" style:parent-style-name="Normal" style:family="paragraph">
      <style:paragraph-properties fo:line-height="100%" fo:text-indent="0in"/>
    </style:style>
    <style:style style:name="TableCell20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37" style:parent-style-name="Normal" style:family="paragraph">
      <style:paragraph-properties fo:line-height="100%" fo:text-indent="0in"/>
    </style:style>
    <style:style style:name="TableCell20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39" style:parent-style-name="Normal" style:family="paragraph">
      <style:paragraph-properties fo:line-height="100%" fo:text-indent="0in"/>
    </style:style>
    <style:style style:name="TableCell204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41" style:parent-style-name="Normal" style:family="paragraph">
      <style:paragraph-properties fo:line-height="100%" fo:text-indent="0in"/>
    </style:style>
    <style:style style:name="TableCell204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43" style:parent-style-name="Normal" style:family="paragraph">
      <style:paragraph-properties fo:line-height="100%" fo:text-indent="0in"/>
    </style:style>
    <style:style style:name="TableCell2044" style:family="table-cell">
      <style:table-cell-properties fo:border="none" style:writing-mode="lr-tb" fo:padding-top="0in" fo:padding-left="0.075in" fo:padding-bottom="0in" fo:padding-right="0.075in"/>
    </style:style>
    <style:style style:name="P2045" style:parent-style-name="Normal" style:family="paragraph">
      <style:paragraph-properties fo:line-height="100%" fo:text-indent="0in"/>
    </style:style>
    <style:style style:name="TableRow2046" style:family="table-row">
      <style:table-row-properties style:min-row-height="0.0347in"/>
    </style:style>
    <style:style style:name="TableCell20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0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50" style:parent-style-name="Normal" style:family="paragraph">
      <style:paragraph-properties fo:line-height="100%" fo:text-indent="0in"/>
    </style:style>
    <style:style style:name="TableCell20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52" style:parent-style-name="Normal" style:family="paragraph">
      <style:paragraph-properties fo:line-height="100%" fo:text-indent="0in"/>
    </style:style>
    <style:style style:name="TableCell205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54" style:parent-style-name="Normal" style:family="paragraph">
      <style:paragraph-properties fo:line-height="100%" fo:text-indent="0in"/>
    </style:style>
    <style:style style:name="TableCell205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56" style:parent-style-name="Normal" style:family="paragraph">
      <style:paragraph-properties fo:line-height="100%" fo:text-indent="0in"/>
    </style:style>
    <style:style style:name="TableCell205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058" style:parent-style-name="Normal" style:family="paragraph">
      <style:paragraph-properties fo:line-height="100%" fo:text-indent="0in"/>
    </style:style>
    <style:style style:name="TableRow2059" style:family="table-row">
      <style:table-row-properties/>
    </style:style>
    <style:style style:name="TableCell20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1" style:parent-style-name="Normal" style:family="paragraph">
      <style:paragraph-properties fo:line-height="100%" fo:text-indent="0in"/>
    </style:style>
    <style:style style:name="TableCell20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3" style:parent-style-name="Normal" style:family="paragraph">
      <style:paragraph-properties fo:line-height="100%" fo:text-indent="0in"/>
    </style:style>
    <style:style style:name="TableCell20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5" style:parent-style-name="Normal" style:family="paragraph">
      <style:paragraph-properties fo:line-height="100%" fo:text-indent="0in"/>
    </style:style>
    <style:style style:name="TableCell206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67" style:parent-style-name="Normal" style:family="paragraph">
      <style:paragraph-properties fo:line-height="100%" fo:text-indent="0in"/>
    </style:style>
    <style:style style:name="TableCell206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69" style:parent-style-name="Normal" style:family="paragraph">
      <style:paragraph-properties fo:line-height="100%" fo:text-indent="0in"/>
    </style:style>
    <style:style style:name="TableCell207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071" style:parent-style-name="Normal" style:family="paragraph">
      <style:paragraph-properties fo:line-height="100%" fo:text-indent="0in"/>
    </style:style>
    <style:style style:name="TableRow2072" style:family="table-row">
      <style:table-row-properties/>
    </style:style>
    <style:style style:name="TableCell2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74" style:parent-style-name="Normal" style:family="paragraph">
      <style:paragraph-properties fo:line-height="100%" fo:text-indent="0in"/>
    </style:style>
    <style:style style:name="TableCell20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76" style:parent-style-name="Normal" style:family="paragraph">
      <style:paragraph-properties fo:line-height="100%" fo:text-indent="0in"/>
    </style:style>
    <style:style style:name="TableCell20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78" style:parent-style-name="Normal" style:family="paragraph">
      <style:paragraph-properties fo:line-height="100%" fo:text-indent="0in"/>
    </style:style>
    <style:style style:name="TableCell20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80" style:parent-style-name="Normal" style:family="paragraph">
      <style:paragraph-properties fo:line-height="100%" fo:text-indent="0in"/>
    </style:style>
    <style:style style:name="TableCell20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82" style:parent-style-name="Normal" style:family="paragraph">
      <style:paragraph-properties fo:line-height="100%" fo:text-indent="0in"/>
    </style:style>
    <style:style style:name="TableCell20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4" style:parent-style-name="Normal" style:family="paragraph">
      <style:paragraph-properties fo:line-height="100%" fo:text-indent="0in"/>
    </style:style>
    <style:style style:name="TableRow2085" style:family="table-row">
      <style:table-row-properties/>
    </style:style>
    <style:style style:name="TableCell20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7" style:parent-style-name="Normal" style:family="paragraph">
      <style:paragraph-properties fo:line-height="100%" fo:text-indent="0in"/>
    </style:style>
    <style:style style:name="TableCell20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9" style:parent-style-name="Normal" style:family="paragraph">
      <style:paragraph-properties fo:line-height="100%" fo:text-indent="0in"/>
    </style:style>
    <style:style style:name="TableCell20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91" style:parent-style-name="Normal" style:family="paragraph">
      <style:paragraph-properties fo:line-height="100%" fo:text-indent="0in"/>
    </style:style>
    <style:style style:name="TableCell209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093" style:parent-style-name="Normal" style:family="paragraph">
      <style:paragraph-properties fo:line-height="100%" fo:text-indent="0in"/>
    </style:style>
    <style:style style:name="TableCell209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95" style:parent-style-name="Normal" style:family="paragraph">
      <style:paragraph-properties fo:line-height="100%" fo:text-indent="0in"/>
    </style:style>
    <style:style style:name="TableCell209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097" style:parent-style-name="Normal" style:family="paragraph">
      <style:paragraph-properties fo:line-height="100%" fo:text-indent="0in"/>
    </style:style>
    <style:style style:name="P2098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<text:s/><text:span text:style-name="T780">p = &lt;2e-16***</text:span></text:p>
          </table:table-cell>
          <table:covered-table-cell/>
        </table:table-row>
        <table:table-row table:style-name="TableRow781">
          <table:table-cell table:style-name="TableCell782">
            <text:p text:style-name="P783">withPCS</text:p>
          </table:table-cell>
          <table:table-cell table:style-name="TableCell784">
            <text:p text:style-name="P785">.369(.0423)</text:p>
          </table:table-cell>
          <table:table-cell table:style-name="TableCell786">
            <text:p text:style-name="P787">.293(.0204)</text:p>
          </table:table-cell>
          <table:table-cell table:style-name="TableCell788">
            <text:p text:style-name="P789">.309(.0233)</text:p>
          </table:table-cell>
          <table:table-cell table:style-name="TableCell790" table:number-columns-spanned="2">
            <text:p text:style-name="P791">.410(.0455)</text:p>
          </table:table-cell>
          <table:covered-table-cell/>
          <table:table-cell table:style-name="TableCell792" table:number-columns-spanned="2">
            <text:p text:style-name="P793">F(3,39) = 23.68 |<text:s/><text:span text:style-name="T794">p = 6.81e-09***</text:span></text:p>
          </table:table-cell>
          <table:covered-table-cell/>
        </table:table-row>
        <table:table-row table:style-name="TableRow795">
          <table:table-cell table:style-name="TableCell796">
            <text:p text:style-name="P797">WithoutPCS</text:p>
          </table:table-cell>
          <table:table-cell table:style-name="TableCell798">
            <text:p text:style-name="P799">.347(.0151</text:p>
          </table:table-cell>
          <table:table-cell table:style-name="TableCell800">
            <text:p text:style-name="P801">.288(.0249)</text:p>
          </table:table-cell>
          <table:table-cell table:style-name="TableCell802">
            <text:p text:style-name="P803">.294(.0234)</text:p>
          </table:table-cell>
          <table:table-cell table:style-name="TableCell804" table:number-columns-spanned="2">
            <text:p text:style-name="P805">.431</text:p>
          </table:table-cell>
          <table:covered-table-cell/>
          <table:table-cell table:style-name="TableCell806" table:number-columns-spanned="2">
            <text:p text:style-name="P807">F(3,23) = 17 <text:s text:c="5"/>|<text:s/><text:span text:style-name="T808">p = 4.88e-06***</text:span></text:p>
          </table:table-cell>
          <table:covered-table-cell/>
        </table:table-row>
        <table:table-row table:style-name="TableRow809">
          <table:table-cell table:style-name="TableCell810">
            <text:p text:style-name="P811"><text:s/></text:p>
          </table:table-cell>
          <table:table-cell table:style-name="TableCell812">
            <text:p text:style-name="P813">.1371</text:p>
          </table:table-cell>
          <table:table-cell table:style-name="TableCell814">
            <text:p text:style-name="P815">.5959</text:p>
          </table:table-cell>
          <table:table-cell table:style-name="TableCell816">
            <text:p text:style-name="P817">.4078</text:p>
          </table:table-cell>
          <table:table-cell table:style-name="TableCell818" table:number-columns-spanned="2">
            <text:p text:style-name="P819"/>
          </table:table-cell>
          <table:covered-table-cell/>
          <table:table-cell table:style-name="TableCell820" table:number-columns-spanned="2">
            <text:p text:style-name="P821">F &amp; p-value</text:p>
          </table:table-cell>
          <table:covered-table-cell/>
        </table:table-row>
      </table:table>
      <text:p text:style-name="P822"/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TmtA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Cluster 1</text:p>
          </table:table-cell>
          <table:table-cell table:style-name="TableCell850">
            <text:p text:style-name="P851">Cluster 2</text:p>
          </table:table-cell>
          <table:table-cell table:style-name="TableCell852">
            <text:p text:style-name="P853">Cluster 3</text:p>
          </table:table-cell>
          <table:table-cell table:style-name="TableCell854" table:number-columns-spanned="2">
            <text:p text:style-name="P855">Cluster 4</text:p>
          </table:table-cell>
          <table:covered-table-cell/>
          <table:table-cell table:style-name="TableCell856" table:number-columns-spanned="2">
            <text:p text:style-name="P857"/>
          </table:table-cell>
          <table:covered-table-cell/>
        </table:table-row>
        <table:table-row table:style-name="TableRow858">
          <table:table-cell table:style-name="TableCell859">
            <text:p text:style-name="P860">M(SD)</text:p>
          </table:table-cell>
          <table:table-cell table:style-name="TableCell861">
            <text:p text:style-name="P862">25.92(6.49)</text:p>
          </table:table-cell>
          <table:table-cell table:style-name="TableCell863">
            <text:p text:style-name="P864">19.49(4.02)</text:p>
          </table:table-cell>
          <table:table-cell table:style-name="TableCell865">
            <text:p text:style-name="P866">30.66(7.12)</text:p>
          </table:table-cell>
          <table:table-cell table:style-name="TableCell867" table:number-columns-spanned="2">
            <text:p text:style-name="P868">36.44(6.29)</text:p>
          </table:table-cell>
          <table:covered-table-cell/>
          <table:table-cell table:style-name="TableCell869" table:number-columns-spanned="2">
            <text:p text:style-name="P870">F(3,66) = 24.74 |<text:s/><text:span text:style-name="T871">p = 7.66e-11***</text:span></text:p>
          </table:table-cell>
          <table:covered-table-cell/>
        </table:table-row>
        <table:table-row table:style-name="TableRow872">
          <table:table-cell table:style-name="TableCell873">
            <text:p text:style-name="P874">withPCS</text:p>
          </table:table-cell>
          <table:table-cell table:style-name="TableCell875">
            <text:p text:style-name="P876">26.4(6.12)</text:p>
          </table:table-cell>
          <table:table-cell table:style-name="TableCell877">
            <text:p text:style-name="P878">20.4(2.94)</text:p>
          </table:table-cell>
          <table:table-cell table:style-name="TableCell879">
            <text:p text:style-name="P880">31(7.32)</text:p>
          </table:table-cell>
          <table:table-cell table:style-name="TableCell881" table:number-columns-spanned="2">
            <text:p text:style-name="P882">36(6.68)</text:p>
          </table:table-cell>
          <table:covered-table-cell/>
          <table:table-cell table:style-name="TableCell883" table:number-columns-spanned="2">
            <text:p text:style-name="P884">F(3,39) = 10.69 |<text:s/><text:span text:style-name="T885">p = 2.91e-05***</text:span></text:p>
          </table:table-cell>
          <table:covered-table-cell/>
        </table:table-row>
        <table:table-row table:style-name="TableRow886">
          <table:table-cell table:style-name="TableCell887">
            <text:p text:style-name="P888">WithoutPCS</text:p>
          </table:table-cell>
          <table:table-cell table:style-name="TableCell889">
            <text:p text:style-name="P890">24.4(8.43)</text:p>
          </table:table-cell>
          <table:table-cell table:style-name="TableCell891">
            <text:p text:style-name="P892">19(4.5)</text:p>
          </table:table-cell>
          <table:table-cell table:style-name="TableCell893">
            <text:p text:style-name="P894">29.4(7.43)</text:p>
          </table:table-cell>
          <table:table-cell table:style-name="TableCell895" table:number-columns-spanned="2">
            <text:p text:style-name="P896">39.4</text:p>
          </table:table-cell>
          <table:covered-table-cell/>
          <table:table-cell table:style-name="TableCell897" table:number-columns-spanned="2">
            <text:p text:style-name="P898">F(3,23) = 7.309 |<text:s/><text:span text:style-name="T899">p = .0013**</text:span></text:p>
          </table:table-cell>
          <table:covered-table-cell/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>.6959</text:p>
          </table:table-cell>
          <table:table-cell table:style-name="TableCell905">
            <text:p text:style-name="P906">.3495</text:p>
          </table:table-cell>
          <table:table-cell table:style-name="TableCell907">
            <text:p text:style-name="P908">.7655</text:p>
          </table:table-cell>
          <table:table-cell table:style-name="TableCell909" table:number-columns-spanned="2">
            <text:p text:style-name="P910"/>
          </table:table-cell>
          <table:covered-table-cell/>
          <table:table-cell table:style-name="TableCell911" table:number-columns-spanned="2">
            <text:p text:style-name="P912">F &amp; p-value</text:p>
          </table:table-cell>
          <table:covered-table-cell/>
        </table:table-row>
      </table:table>
      <text:p text:style-name="P913"/>
      <table:table table:style-name="Table914">
        <table:table-columns>
          <table:table-column table:style-name="TableColumn915"/>
          <table:table-column table:style-name="TableColumn916"/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TmtB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 table:number-columns-spanned="2">
            <text:p text:style-name="P935"/>
          </table:table-cell>
          <table:covered-table-cell/>
          <table:table-cell>
            <text:p text:style-name="P935"/>
          </table:table-cell>
        </table:table-row>
        <table:table-row table:style-name="TableRow936">
          <table:table-cell table:style-name="TableCell937">
            <text:p text:style-name="P938"/>
          </table:table-cell>
          <table:table-cell table:style-name="TableCell939">
            <text:p text:style-name="P940">Cluster 1</text:p>
          </table:table-cell>
          <table:table-cell table:style-name="TableCell941">
            <text:p text:style-name="P942">Cluster 2</text:p>
          </table:table-cell>
          <table:table-cell table:style-name="TableCell943">
            <text:p text:style-name="P944">Cluster 3</text:p>
          </table:table-cell>
          <table:table-cell table:style-name="TableCell945" table:number-columns-spanned="2">
            <text:p text:style-name="P946">Cluster 4</text:p>
          </table:table-cell>
          <table:covered-table-cell/>
          <table:table-cell table:style-name="TableCell947" table:number-columns-spanned="2">
            <text:p text:style-name="P948"/>
          </table:table-cell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46.53(9.69)</text:p>
          </table:table-cell>
          <table:table-cell table:style-name="TableCell954">
            <text:p text:style-name="P955">42.96(10.46)</text:p>
          </table:table-cell>
          <table:table-cell table:style-name="TableCell956">
            <text:p text:style-name="P957">65(14.82)</text:p>
          </table:table-cell>
          <table:table-cell table:style-name="TableCell958" table:number-columns-spanned="2">
            <text:p text:style-name="P959">76.69(11.57)</text:p>
          </table:table-cell>
          <table:covered-table-cell/>
          <table:table-cell table:style-name="TableCell960" table:number-columns-spanned="2">
            <text:p text:style-name="P961">F(3,66) = 26.06 |<text:s/><text:span text:style-name="T962">p = 3.09e-11***</text:span></text:p>
          </table:table-cell>
          <table:covered-table-cell/>
        </table:table-row>
        <table:table-row table:style-name="TableRow963">
          <table:table-cell table:style-name="TableCell964">
            <text:p text:style-name="P965">withPCS</text:p>
          </table:table-cell>
          <table:table-cell table:style-name="TableCell966">
            <text:p text:style-name="P967">47(10)</text:p>
          </table:table-cell>
          <table:table-cell table:style-name="TableCell968">
            <text:p text:style-name="P969">42.7(9.72)</text:p>
          </table:table-cell>
          <table:table-cell table:style-name="TableCell970">
            <text:p text:style-name="P971">64.5(14.1)</text:p>
          </table:table-cell>
          <table:table-cell table:style-name="TableCell972" table:number-columns-spanned="2">
            <text:p text:style-name="P973">78.4(11.4)</text:p>
          </table:table-cell>
          <table:covered-table-cell/>
          <table:table-cell table:style-name="TableCell974" table:number-columns-spanned="2">
            <text:p text:style-name="P975">F(3,39) = 18.12 |<text:s/><text:span text:style-name="T976">p = 1.6e-07***</text:span></text:p>
          </table:table-cell>
          <table:covered-table-cell/>
        </table:table-row>
        <table:table-row table:style-name="TableRow977">
          <table:table-cell table:style-name="TableCell978">
            <text:p text:style-name="P979">WithoutPCS</text:p>
          </table:table-cell>
          <table:table-cell table:style-name="TableCell980">
            <text:p text:style-name="P981">45(9.85)</text:p>
          </table:table-cell>
          <table:table-cell table:style-name="TableCell982">
            <text:p text:style-name="P983">43.1(11.1)</text:p>
          </table:table-cell>
          <table:table-cell table:style-name="TableCell984">
            <text:p text:style-name="P985">67.3(21.2)</text:p>
          </table:table-cell>
          <table:table-cell table:style-name="TableCell986" table:number-columns-spanned="2">
            <text:p text:style-name="P987">64.8</text:p>
          </table:table-cell>
          <table:covered-table-cell/>
          <table:table-cell table:style-name="TableCell988" table:number-columns-spanned="2">
            <text:p text:style-name="P989">F(3,23) = 4.195 |<text:s/><text:span text:style-name="T990">p = .0166*</text:span></text:p>
          </table:table-cell>
          <table:covered-table-cell/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.7412</text:p>
          </table:table-cell>
          <table:table-cell table:style-name="TableCell996">
            <text:p text:style-name="P997">.9324</text:p>
          </table:table-cell>
          <table:table-cell table:style-name="TableCell998">
            <text:p text:style-name="P999">.8409</text:p>
          </table:table-cell>
          <table:table-cell table:style-name="TableCell1000" table:number-columns-spanned="2">
            <text:p text:style-name="P1001"/>
          </table:table-cell>
          <table:covered-table-cell/>
          <table:table-cell table:style-name="TableCell1002" table:number-columns-spanned="2">
            <text:p text:style-name="P1003">F &amp; p-value</text:p>
          </table:table-cell>
          <table:covered-table-cell/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TmtDiff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Cluster 1</text:p>
          </table:table-cell>
          <table:table-cell table:style-name="TableCell1032">
            <text:p text:style-name="P1033">Cluster 2</text:p>
          </table:table-cell>
          <table:table-cell table:style-name="TableCell1034">
            <text:p text:style-name="P1035">Cluster 3</text:p>
          </table:table-cell>
          <table:table-cell table:style-name="TableCell1036" table:number-columns-spanned="2">
            <text:p text:style-name="P1037">Cluster 4</text:p>
          </table:table-cell>
          <table:covered-table-cell/>
          <table:table-cell table:style-name="TableCell1038" table:number-columns-spanned="2">
            <text:p text:style-name="P1039"/>
          </table:table-cell>
          <table:covered-table-cell/>
        </table:table-row>
        <table:table-row table:style-name="TableRow1040">
          <table:table-cell table:style-name="TableCell1041">
            <text:p text:style-name="P1042">M(SD)</text:p>
          </table:table-cell>
          <table:table-cell table:style-name="TableCell1043">
            <text:p text:style-name="P1044">20.62(6.38)</text:p>
          </table:table-cell>
          <table:table-cell table:style-name="TableCell1045">
            <text:p text:style-name="P1046">23.47(9.5)</text:p>
          </table:table-cell>
          <table:table-cell table:style-name="TableCell1047">
            <text:p text:style-name="P1048">34.34(16.74)</text:p>
          </table:table-cell>
          <table:table-cell table:style-name="TableCell1049" table:number-columns-spanned="2">
            <text:p text:style-name="P1050">40.25(10.87)</text:p>
          </table:table-cell>
          <table:covered-table-cell/>
          <table:table-cell table:style-name="TableCell1051" table:number-columns-spanned="2">
            <text:p text:style-name="P1052">F(3,66) = 8.89<text:s/><text:s/>|<text:s/><text:span text:style-name="T1053">p = 4.98e-05***</text:span></text:p>
          </table:table-cell>
          <table:covered-table-cell/>
        </table:table-row>
        <table:table-row table:style-name="TableRow1054">
          <table:table-cell table:style-name="TableCell1055">
            <text:p text:style-name="P1056">withPCS</text:p>
          </table:table-cell>
          <table:table-cell table:style-name="TableCell1057">
            <text:p text:style-name="P1058">20.6(6.5)</text:p>
          </table:table-cell>
          <table:table-cell table:style-name="TableCell1059">
            <text:p text:style-name="P1060">22.4(8.43)</text:p>
          </table:table-cell>
          <table:table-cell table:style-name="TableCell1061">
            <text:p text:style-name="P1062">33.5(17.2)</text:p>
          </table:table-cell>
          <table:table-cell table:style-name="TableCell1063" table:number-columns-spanned="2">
            <text:p text:style-name="P1064">42.4(9.78)</text:p>
          </table:table-cell>
          <table:covered-table-cell/>
          <table:table-cell table:style-name="TableCell1065" table:number-columns-spanned="2">
            <text:p text:style-name="P1066">F(3,39) = 7.023|<text:s/><text:span text:style-name="T1067">p = .00069***</text:span></text:p>
          </table:table-cell>
          <table:covered-table-cell/>
        </table:table-row>
        <table:table-row table:style-name="TableRow1068">
          <table:table-cell table:style-name="TableCell1069">
            <text:p text:style-name="P1070">WithoutPCS</text:p>
          </table:table-cell>
          <table:table-cell table:style-name="TableCell1071">
            <text:p text:style-name="P1072">20.6(6.93)</text:p>
          </table:table-cell>
          <table:table-cell table:style-name="TableCell1073">
            <text:p text:style-name="P1074">24(10.2)</text:p>
          </table:table-cell>
          <table:table-cell table:style-name="TableCell1075">
            <text:p text:style-name="P1076">37.9(17.2)</text:p>
          </table:table-cell>
          <table:table-cell table:style-name="TableCell1077" table:number-columns-spanned="2">
            <text:p text:style-name="P1078">25.4</text:p>
          </table:table-cell>
          <table:covered-table-cell/>
          <table:table-cell table:style-name="TableCell1079" table:number-columns-spanned="2">
            <text:p text:style-name="P1080">F(3,23) = 1.753| p = .184</text:p>
          </table:table-cell>
          <table:covered-table-cell/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>.9878</text:p>
          </table:table-cell>
          <table:table-cell table:style-name="TableCell1086">
            <text:p text:style-name="P1087">.6431</text:p>
          </table:table-cell>
          <table:table-cell table:style-name="TableCell1088">
            <text:p text:style-name="P1089">.7163</text:p>
          </table:table-cell>
          <table:table-cell table:style-name="TableCell1090" table:number-columns-spanned="2">
            <text:p text:style-name="P1091"/>
          </table:table-cell>
          <table:covered-table-cell/>
          <table:table-cell table:style-name="TableCell1092" table:number-columns-spanned="2">
            <text:p text:style-name="P1093">F &amp; p-value</text:p>
          </table:table-cell>
          <table:covered-table-cell/>
        </table:table-row>
      </table:table>
      <text:p text:style-name="P1094"/>
      <text:p text:style-name="P1095"/>
      <text:p text:style-name="P1096"/>
      <text:p text:style-name="P1097"/>
      <text:p text:style-name="P1098"/>
      <text:soft-page-break/>
      <text:p text:style-name="P1099">Cognitive variables standardized data</text:p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PVT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 table:number-columns-spanned="2">
            <text:p text:style-name="P1121"/>
          </table:table-cell>
          <table:covered-table-cell/>
          <table:table-cell>
            <text:p text:style-name="P1121"/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Cluster 1</text:p>
          </table:table-cell>
          <table:table-cell table:style-name="TableCell1127">
            <text:p text:style-name="P1128">Cluster 2</text:p>
          </table:table-cell>
          <table:table-cell table:style-name="TableCell1129">
            <text:p text:style-name="P1130">Cluster 3</text:p>
          </table:table-cell>
          <table:table-cell table:style-name="TableCell1131" table:number-columns-spanned="2">
            <text:p text:style-name="P1132">Cluster 4</text:p>
          </table:table-cell>
          <table:covered-table-cell/>
          <table:table-cell table:style-name="TableCell1133" table:number-columns-spanned="2">
            <text:p text:style-name="P1134"/>
          </table:table-cell>
          <table:covered-table-cell/>
        </table:table-row>
        <table:table-row table:style-name="TableRow1135">
          <table:table-cell table:style-name="TableCell1136">
            <text:p text:style-name="P1137">M(SD)</text:p>
          </table:table-cell>
          <table:table-cell table:style-name="TableCell1138">
            <text:p text:style-name="P1139">.72(.66)</text:p>
          </table:table-cell>
          <table:table-cell table:style-name="TableCell1140">
            <text:p text:style-name="P1141">-.66(.37)</text:p>
          </table:table-cell>
          <table:table-cell table:style-name="TableCell1142">
            <text:p text:style-name="P1143">-.42(.48)</text:p>
          </table:table-cell>
          <table:table-cell table:style-name="TableCell1144" table:number-columns-spanned="2">
            <text:p text:style-name="P1145">1.71(.72)</text:p>
          </table:table-cell>
          <table:covered-table-cell/>
          <table:table-cell table:style-name="TableCell1146" table:number-columns-spanned="2">
            <text:p text:style-name="P1147">F(3,66) = 58.93 |<text:s/><text:span text:style-name="T1148">p = &lt;2e-16***</text:span></text:p>
          </table:table-cell>
          <table:covered-table-cell/>
        </table:table-row>
        <table:table-row table:style-name="TableRow1149">
          <table:table-cell table:style-name="TableCell1150">
            <text:p text:style-name="P1151">withPCS</text:p>
          </table:table-cell>
          <table:table-cell table:style-name="TableCell1152">
            <text:p text:style-name="P1153">.787(.739)</text:p>
          </table:table-cell>
          <table:table-cell table:style-name="TableCell1154">
            <text:p text:style-name="P1155">-.644(.330)</text:p>
          </table:table-cell>
          <table:table-cell table:style-name="TableCell1156">
            <text:p text:style-name="P1157">-.312(.420)</text:p>
          </table:table-cell>
          <table:table-cell table:style-name="TableCell1158" table:number-columns-spanned="2">
            <text:p text:style-name="P1159">1.7(.778)</text:p>
          </table:table-cell>
          <table:covered-table-cell/>
          <table:table-cell table:style-name="TableCell1160" table:number-columns-spanned="2">
            <text:p text:style-name="P1161">F(3,39) = 29.83 |<text:s/><text:span text:style-name="T1162">p = 3.42e-10***</text:span></text:p>
          </table:table-cell>
          <table:covered-table-cell/>
        </table:table-row>
        <table:table-row table:style-name="TableRow1163">
          <table:table-cell table:style-name="TableCell1164">
            <text:p text:style-name="P1165">WithoutPCS</text:p>
          </table:table-cell>
          <table:table-cell table:style-name="TableCell1166">
            <text:p text:style-name="P1167">.517(.283)</text:p>
          </table:table-cell>
          <table:table-cell table:style-name="TableCell1168">
            <text:p text:style-name="P1169">-.675(.399)</text:p>
          </table:table-cell>
          <table:table-cell table:style-name="TableCell1170">
            <text:p text:style-name="P1171">-.899(.482)</text:p>
          </table:table-cell>
          <table:table-cell table:style-name="TableCell1172" table:number-columns-spanned="2">
            <text:p text:style-name="P1173">1.84</text:p>
          </table:table-cell>
          <table:covered-table-cell/>
          <table:table-cell table:style-name="TableCell1174" table:number-columns-spanned="2">
            <text:p text:style-name="P1175">F(3,23) = 22.58 |<text:s/><text:span text:style-name="T1176">p = 4.83e-07***</text:span></text:p>
          </table:table-cell>
          <table:covered-table-cell/>
        </table:table-row>
        <table:table-row table:style-name="TableRow1177">
          <table:table-cell table:style-name="TableCell1178">
            <text:p text:style-name="P1179"/>
          </table:table-cell>
          <table:table-cell table:style-name="TableCell1180">
            <text:p text:style-name="P1181">.2969</text:p>
          </table:table-cell>
          <table:table-cell table:style-name="TableCell1182">
            <text:p text:style-name="P1183">.8235</text:p>
          </table:table-cell>
          <table:table-cell table:style-name="TableCell1184">
            <text:p text:style-name="P1185">.1552</text:p>
          </table:table-cell>
          <table:table-cell table:style-name="TableCell1186" table:number-columns-spanned="2">
            <text:p text:style-name="P1187"/>
          </table:table-cell>
          <table:covered-table-cell/>
          <table:table-cell table:style-name="TableCell1188" table:number-columns-spanned="2">
            <text:p text:style-name="P1189">F &amp; p-value</text:p>
          </table:table-cell>
          <table:covered-table-cell/>
        </table:table-row>
      </table:table>
      <text:p text:style-name="P1190"/>
      <table:table table:style-name="Table1191">
        <table:table-columns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  <table:table-column table:style-name="TableColumn1197"/>
          <table:table-column table:style-name="TableColumn1198"/>
          <table:table-column table:style-name="TableColumn1199"/>
        </table:table-columns>
        <table:table-row table:style-name="TableRow1200">
          <table:table-cell table:style-name="TableCell1201">
            <text:p text:style-name="P1202">Nback1</text:p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 table:number-columns-spanned="2">
            <text:p text:style-name="P1212"/>
          </table:table-cell>
          <table:covered-table-cell/>
          <table:table-cell>
            <text:p text:style-name="P1212"/>
          </table:table-cell>
        </table:table-row>
        <table:table-row table:style-name="TableRow1213">
          <table:table-cell table:style-name="TableCell1214">
            <text:p text:style-name="P1215"/>
          </table:table-cell>
          <table:table-cell table:style-name="TableCell1216">
            <text:p text:style-name="P1217">Cluster 1</text:p>
          </table:table-cell>
          <table:table-cell table:style-name="TableCell1218">
            <text:p text:style-name="P1219">Cluster 2</text:p>
          </table:table-cell>
          <table:table-cell table:style-name="TableCell1220">
            <text:p text:style-name="P1221">Cluster 3</text:p>
          </table:table-cell>
          <table:table-cell table:style-name="TableCell1222" table:number-columns-spanned="2">
            <text:p text:style-name="P1223">Cluster 4</text:p>
          </table:table-cell>
          <table:covered-table-cell/>
          <table:table-cell table:style-name="TableCell1224" table:number-columns-spanned="2">
            <text:p text:style-name="P1225"/>
          </table:table-cell>
          <table:covered-table-cell/>
        </table:table-row>
        <table:table-row table:style-name="TableRow1226">
          <table:table-cell table:style-name="TableCell1227">
            <text:p text:style-name="P1228">M(SD)</text:p>
          </table:table-cell>
          <table:table-cell table:style-name="TableCell1229">
            <text:p text:style-name="P1230">.37(.74)</text:p>
          </table:table-cell>
          <table:table-cell table:style-name="TableCell1231">
            <text:p text:style-name="P1232">-.59(.72)</text:p>
          </table:table-cell>
          <table:table-cell table:style-name="TableCell1233">
            <text:p text:style-name="P1234">.14(1.03)</text:p>
          </table:table-cell>
          <table:table-cell table:style-name="TableCell1235" table:number-columns-spanned="2">
            <text:p text:style-name="P1236">1.08(1.04)</text:p>
          </table:table-cell>
          <table:covered-table-cell/>
          <table:table-cell table:style-name="TableCell1237" table:number-columns-spanned="2">
            <text:p text:style-name="P1238">F(3,66) = 10.37 |<text:s/><text:span text:style-name="T1239">p = 1.12e-05***</text:span></text:p>
          </table:table-cell>
          <table:covered-table-cell/>
        </table:table-row>
        <table:table-row table:style-name="TableRow1240">
          <table:table-cell table:style-name="TableCell1241">
            <text:p text:style-name="P1242">withPCS</text:p>
          </table:table-cell>
          <table:table-cell table:style-name="TableCell1243">
            <text:p text:style-name="P1244">.389(.725)</text:p>
          </table:table-cell>
          <table:table-cell table:style-name="TableCell1245">
            <text:p text:style-name="P1246">-.0079(.65)</text:p>
          </table:table-cell>
          <table:table-cell table:style-name="TableCell1247">
            <text:p text:style-name="P1248">.304(1.07)</text:p>
          </table:table-cell>
          <table:table-cell table:style-name="TableCell1249" table:number-columns-spanned="2">
            <text:p text:style-name="P1250">1.23(1.01)</text:p>
          </table:table-cell>
          <table:covered-table-cell/>
          <table:table-cell table:style-name="TableCell1251" table:number-columns-spanned="2">
            <text:p text:style-name="P1252">F(3,39) = 2.851 |<text:s/><text:span text:style-name="T1253">p = .0497*</text:span></text:p>
          </table:table-cell>
          <table:covered-table-cell/>
        </table:table-row>
        <table:table-row table:style-name="TableRow1254">
          <table:table-cell table:style-name="TableCell1255">
            <text:p text:style-name="P1256">WithoutPCS</text:p>
          </table:table-cell>
          <table:table-cell table:style-name="TableCell1257">
            <text:p text:style-name="P1258">.315(.92)</text:p>
          </table:table-cell>
          <table:table-cell table:style-name="TableCell1259">
            <text:p text:style-name="P1260">-.9(.561)</text:p>
          </table:table-cell>
          <table:table-cell table:style-name="TableCell1261">
            <text:p text:style-name="P1262">-.561(.319)</text:p>
          </table:table-cell>
          <table:table-cell table:style-name="TableCell1263" table:number-columns-spanned="2">
            <text:p text:style-name="P1264">--.0079</text:p>
          </table:table-cell>
          <table:covered-table-cell/>
          <table:table-cell table:style-name="TableCell1265" table:number-columns-spanned="2">
            <text:p text:style-name="P1266">F(3,23) = 4.882 |<text:s/><text:span text:style-name="T1267">p = .00903**</text:span></text:p>
          </table:table-cell>
          <table:covered-table-cell/>
        </table:table-row>
        <table:table-row table:style-name="TableRow1268">
          <table:table-cell table:style-name="TableCell1269">
            <text:p text:style-name="P1270"/>
          </table:table-cell>
          <table:table-cell table:style-name="TableCell1271">
            <text:p text:style-name="P1272">.889</text:p>
          </table:table-cell>
          <table:table-cell table:style-name="TableCell1273">
            <text:p text:style-name="P1274"><text:span text:style-name="T1275">.001993</text:span></text:p>
          </table:table-cell>
          <table:table-cell table:style-name="TableCell1276">
            <text:p text:style-name="P1277"><text:span text:style-name="T1278">.02917</text:span></text:p>
          </table:table-cell>
          <table:table-cell table:style-name="TableCell1279" table:number-columns-spanned="2">
            <text:p text:style-name="P1280"/>
          </table:table-cell>
          <table:covered-table-cell/>
          <table:table-cell table:style-name="TableCell1281" table:number-columns-spanned="2">
            <text:p text:style-name="P1282">F &amp; p-value</text:p>
          </table:table-cell>
          <table:covered-table-cell/>
        </table:table-row>
      </table:table>
      <text:p text:style-name="P1283"/>
      <table:table table:style-name="Table1284">
        <table:table-columns>
          <table:table-column table:style-name="TableColumn1285"/>
          <table:table-column table:style-name="TableColumn1286"/>
          <table:table-column table:style-name="TableColumn1287"/>
          <table:table-column table:style-name="TableColumn1288"/>
          <table:table-column table:style-name="TableColumn1289"/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>
            <text:p text:style-name="P1295">Nback2</text:p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 table:number-columns-spanned="2">
            <text:p text:style-name="P1305"/>
          </table:table-cell>
          <table:covered-table-cell/>
          <table:table-cell>
            <text:p text:style-name="P1305"/>
          </table:table-cell>
        </table:table-row>
        <table:table-row table:style-name="TableRow1306">
          <table:table-cell table:style-name="TableCell1307">
            <text:p text:style-name="P1308"/>
          </table:table-cell>
          <table:table-cell table:style-name="TableCell1309">
            <text:p text:style-name="P1310">Cluster 1</text:p>
          </table:table-cell>
          <table:table-cell table:style-name="TableCell1311">
            <text:p text:style-name="P1312">Cluster 2</text:p>
          </table:table-cell>
          <table:table-cell table:style-name="TableCell1313">
            <text:p text:style-name="P1314">Cluster 3</text:p>
          </table:table-cell>
          <table:table-cell table:style-name="TableCell1315" table:number-columns-spanned="2">
            <text:p text:style-name="P1316">Cluster 4</text:p>
          </table:table-cell>
          <table:covered-table-cell/>
          <table:table-cell table:style-name="TableCell1317" table:number-columns-spanned="2">
            <text:p text:style-name="P1318"/>
          </table:table-cell>
          <table:covered-table-cell/>
        </table:table-row>
        <table:table-row table:style-name="TableRow1319">
          <table:table-cell table:style-name="TableCell1320">
            <text:p text:style-name="P1321">M(SD)</text:p>
          </table:table-cell>
          <table:table-cell table:style-name="TableCell1322">
            <text:p text:style-name="P1323">.24(.69)</text:p>
          </table:table-cell>
          <table:table-cell table:style-name="TableCell1324">
            <text:p text:style-name="P1325">-.71(.93)</text:p>
          </table:table-cell>
          <table:table-cell table:style-name="TableCell1326">
            <text:p text:style-name="P1327">.60(.68)</text:p>
          </table:table-cell>
          <table:table-cell table:style-name="TableCell1328" table:number-columns-spanned="2">
            <text:p text:style-name="P1329">.88(.61)</text:p>
          </table:table-cell>
          <table:covered-table-cell/>
          <table:table-cell table:style-name="TableCell1330" table:number-columns-spanned="2">
            <text:p text:style-name="P1331">F(3,66) = 14.8<text:s/><text:s/>|<text:s/><text:span text:style-name="T1332">p = 1.8e-07***</text:span></text:p>
          </table:table-cell>
          <table:covered-table-cell/>
        </table:table-row>
        <table:table-row table:style-name="TableRow1333">
          <table:table-cell table:style-name="TableCell1334">
            <text:p text:style-name="P1335">withPCS</text:p>
          </table:table-cell>
          <table:table-cell table:style-name="TableCell1336">
            <text:p text:style-name="P1337">.153(.633)</text:p>
          </table:table-cell>
          <table:table-cell table:style-name="TableCell1338">
            <text:p text:style-name="P1339">-.539(.923)</text:p>
          </table:table-cell>
          <table:table-cell table:style-name="TableCell1340">
            <text:p text:style-name="P1341">.55(.746)</text:p>
          </table:table-cell>
          <table:table-cell table:style-name="TableCell1342" table:number-columns-spanned="2">
            <text:p text:style-name="P1343">1.05(.382)</text:p>
          </table:table-cell>
          <table:covered-table-cell/>
          <table:table-cell table:style-name="TableCell1344" table:number-columns-spanned="2">
            <text:p text:style-name="P1345">F(3,39) = 7.811|<text:s/><text:span text:style-name="T1346">p = .000335***</text:span></text:p>
          </table:table-cell>
          <table:covered-table-cell/>
        </table:table-row>
        <table:table-row table:style-name="TableRow1347">
          <table:table-cell table:style-name="TableCell1348">
            <text:p text:style-name="P1349">WithoutPCS</text:p>
          </table:table-cell>
          <table:table-cell table:style-name="TableCell1350">
            <text:p text:style-name="P1351">.527(.905)</text:p>
          </table:table-cell>
          <table:table-cell table:style-name="TableCell1352">
            <text:p text:style-name="P1353">-.808(.938)</text:p>
          </table:table-cell>
          <table:table-cell table:style-name="TableCell1354">
            <text:p text:style-name="P1355">.82(.234)</text:p>
          </table:table-cell>
          <table:table-cell table:style-name="TableCell1356" table:number-columns-spanned="2">
            <text:p text:style-name="P1357">-.351</text:p>
          </table:table-cell>
          <table:covered-table-cell/>
          <table:table-cell table:style-name="TableCell1358" table:number-columns-spanned="2">
            <text:p text:style-name="P1359">F(3,23) = 4.602|<text:s/><text:span text:style-name="T1360">p = .0115*</text:span></text:p>
          </table:table-cell>
          <table:covered-table-cell/>
        </table:table-row>
        <table:table-row table:style-name="TableRow1361">
          <table:table-cell table:style-name="TableCell1362">
            <text:p text:style-name="P1363"/>
          </table:table-cell>
          <table:table-cell table:style-name="TableCell1364">
            <text:p text:style-name="P1365">.4845</text:p>
          </table:table-cell>
          <table:table-cell table:style-name="TableCell1366">
            <text:p text:style-name="P1367">.4678</text:p>
          </table:table-cell>
          <table:table-cell table:style-name="TableCell1368">
            <text:p text:style-name="P1369">.2962</text:p>
          </table:table-cell>
          <table:table-cell table:style-name="TableCell1370" table:number-columns-spanned="2">
            <text:p text:style-name="P1371"/>
          </table:table-cell>
          <table:covered-table-cell/>
          <table:table-cell table:style-name="TableCell1372" table:number-columns-spanned="2">
            <text:p text:style-name="P1373">F &amp; p-value</text:p>
          </table:table-cell>
          <table:covered-table-cell/>
        </table:table-row>
      </table:table>
      <text:p text:style-name="P1374"/>
      <table:table table:style-name="Table1375">
        <table:table-columns>
          <table:table-column table:style-name="TableColumn1376"/>
          <table:table-column table:style-name="TableColumn1377"/>
          <table:table-column table:style-name="TableColumn1378"/>
          <table:table-column table:style-name="TableColumn1379"/>
          <table:table-column table:style-name="TableColumn1380"/>
          <table:table-column table:style-name="TableColumn1381"/>
          <table:table-column table:style-name="TableColumn1382"/>
          <table:table-column table:style-name="TableColumn1383"/>
        </table:table-columns>
        <table:table-row table:style-name="TableRow1384">
          <table:table-cell table:style-name="TableCell1385">
            <text:p text:style-name="P1386">TmtA</text:p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 table:number-columns-spanned="2">
            <text:p text:style-name="P1396"/>
          </table:table-cell>
          <table:covered-table-cell/>
          <table:table-cell>
            <text:p text:style-name="P1396"/>
          </table:table-cell>
        </table:table-row>
        <table:table-row table:style-name="TableRow1397">
          <table:table-cell table:style-name="TableCell1398">
            <text:p text:style-name="P1399"/>
          </table:table-cell>
          <table:table-cell table:style-name="TableCell1400">
            <text:p text:style-name="P1401">Cluster 1</text:p>
          </table:table-cell>
          <table:table-cell table:style-name="TableCell1402">
            <text:p text:style-name="P1403">Cluster 2</text:p>
          </table:table-cell>
          <table:table-cell table:style-name="TableCell1404">
            <text:p text:style-name="P1405">Cluster 3</text:p>
          </table:table-cell>
          <table:table-cell table:style-name="TableCell1406" table:number-columns-spanned="2">
            <text:p text:style-name="P1407">Cluster 4</text:p>
          </table:table-cell>
          <table:covered-table-cell/>
          <table:table-cell table:style-name="TableCell1408" table:number-columns-spanned="2">
            <text:p text:style-name="P1409"/>
          </table:table-cell>
          <table:covered-table-cell/>
        </table:table-row>
        <table:table-row table:style-name="TableRow1410">
          <table:table-cell table:style-name="TableCell1411">
            <text:p text:style-name="P1412">M(SD)</text:p>
          </table:table-cell>
          <table:table-cell table:style-name="TableCell1413">
            <text:p text:style-name="P1414">.11(.46)</text:p>
          </table:table-cell>
          <table:table-cell table:style-name="TableCell1415">
            <text:p text:style-name="P1416">-.85(.42)</text:p>
          </table:table-cell>
          <table:table-cell table:style-name="TableCell1417">
            <text:p text:style-name="P1418">.70(.82)</text:p>
          </table:table-cell>
          <table:table-cell table:style-name="TableCell1419" table:number-columns-spanned="2">
            <text:p text:style-name="P1420">1.44(.54)</text:p>
          </table:table-cell>
          <table:covered-table-cell/>
          <table:table-cell table:style-name="TableCell1421" table:number-columns-spanned="2">
            <text:p text:style-name="P1422">F(3,66) = 49.52 |<text:s/><text:span text:style-name="T1423">p = &lt;2e-16***</text:span></text:p>
          </table:table-cell>
          <table:covered-table-cell/>
        </table:table-row>
        <table:table-row table:style-name="TableRow1424">
          <table:table-cell table:style-name="TableCell1425">
            <text:p text:style-name="P1426">withPCS</text:p>
          </table:table-cell>
          <table:table-cell table:style-name="TableCell1427">
            <text:p text:style-name="P1428">.148(.431)</text:p>
          </table:table-cell>
          <table:table-cell table:style-name="TableCell1429">
            <text:p text:style-name="P1430">-.778(.38)</text:p>
          </table:table-cell>
          <table:table-cell table:style-name="TableCell1431">
            <text:p text:style-name="P1432">.743(.866)</text:p>
          </table:table-cell>
          <table:table-cell table:style-name="TableCell1433" table:number-columns-spanned="2">
            <text:p text:style-name="P1434">1.35(.509)</text:p>
          </table:table-cell>
          <table:covered-table-cell/>
          <table:table-cell table:style-name="TableCell1435" table:number-columns-spanned="2">
            <text:p text:style-name="P1436">F(3,39) = 20.49 |<text:s/><text:span text:style-name="T1437">p = 3.91e-08***</text:span></text:p>
          </table:table-cell>
          <table:covered-table-cell/>
        </table:table-row>
        <table:table-row table:style-name="TableRow1438">
          <table:table-cell table:style-name="TableCell1439">
            <text:p text:style-name="P1440">WithoutPCS</text:p>
          </table:table-cell>
          <table:table-cell table:style-name="TableCell1441">
            <text:p text:style-name="P1442">-.0051(.597)</text:p>
          </table:table-cell>
          <table:table-cell table:style-name="TableCell1443">
            <text:p text:style-name="P1444">-.888(.438)</text:p>
          </table:table-cell>
          <table:table-cell table:style-name="TableCell1445">
            <text:p text:style-name="P1446">.511(.683)</text:p>
          </table:table-cell>
          <table:table-cell table:style-name="TableCell1447" table:number-columns-spanned="2">
            <text:p text:style-name="P1448">2.09</text:p>
          </table:table-cell>
          <table:covered-table-cell/>
          <table:table-cell table:style-name="TableCell1449" table:number-columns-spanned="2">
            <text:p text:style-name="P1450">F(3,23) = 19.18 |<text:s/><text:span text:style-name="T1451">p = 1.87e-06***</text:span></text:p>
          </table:table-cell>
          <table:covered-table-cell/>
        </table:table-row>
        <table:table-row table:style-name="TableRow1452">
          <table:table-cell table:style-name="TableCell1453">
            <text:p text:style-name="P1454"/>
          </table:table-cell>
          <table:table-cell table:style-name="TableCell1455">
            <text:p text:style-name="P1456">.6579</text:p>
          </table:table-cell>
          <table:table-cell table:style-name="TableCell1457">
            <text:p text:style-name="P1458">.4872</text:p>
          </table:table-cell>
          <table:table-cell table:style-name="TableCell1459">
            <text:p text:style-name="P1460">.6442</text:p>
          </table:table-cell>
          <table:table-cell table:style-name="TableCell1461" table:number-columns-spanned="2">
            <text:p text:style-name="P1462"/>
          </table:table-cell>
          <table:covered-table-cell/>
          <table:table-cell table:style-name="TableCell1463" table:number-columns-spanned="2">
            <text:p text:style-name="P1464">F &amp; p-value</text:p>
          </table:table-cell>
          <table:covered-table-cell/>
        </table:table-row>
      </table:table>
      <text:p text:style-name="P1465"/>
      <table:table table:style-name="Table1466">
        <table:table-columns>
          <table:table-column table:style-name="TableColumn1467"/>
          <table:table-column table:style-name="TableColumn1468"/>
          <table:table-column table:style-name="TableColumn1469"/>
          <table:table-column table:style-name="TableColumn1470"/>
          <table:table-column table:style-name="TableColumn1471"/>
          <table:table-column table:style-name="TableColumn1472"/>
          <table:table-column table:style-name="TableColumn1473"/>
          <table:table-column table:style-name="TableColumn1474"/>
        </table:table-columns>
        <table:table-row table:style-name="TableRow1475">
          <table:table-cell table:style-name="TableCell1476">
            <text:p text:style-name="P1477">TmtB</text:p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 table:number-columns-spanned="2">
            <text:p text:style-name="P1487"/>
          </table:table-cell>
          <table:covered-table-cell/>
          <table:table-cell>
            <text:p text:style-name="P1487"/>
          </table:table-cell>
        </table:table-row>
        <table:table-row table:style-name="TableRow1488">
          <table:table-cell table:style-name="TableCell1489">
            <text:p text:style-name="P1490"/>
          </table:table-cell>
          <table:table-cell table:style-name="TableCell1491">
            <text:p text:style-name="P1492">Cluster 1</text:p>
          </table:table-cell>
          <table:table-cell table:style-name="TableCell1493">
            <text:p text:style-name="P1494">Cluster 2</text:p>
          </table:table-cell>
          <table:table-cell table:style-name="TableCell1495">
            <text:p text:style-name="P1496">Cluster 3</text:p>
          </table:table-cell>
          <table:table-cell table:style-name="TableCell1497" table:number-columns-spanned="2">
            <text:p text:style-name="P1498">Cluster 4</text:p>
          </table:table-cell>
          <table:covered-table-cell/>
          <table:table-cell table:style-name="TableCell1499" table:number-columns-spanned="2">
            <text:p text:style-name="P1500"/>
          </table:table-cell>
          <table:covered-table-cell/>
        </table:table-row>
        <table:table-row table:style-name="TableRow1501">
          <table:table-cell table:style-name="TableCell1502">
            <text:p text:style-name="P1503">M(SD)</text:p>
          </table:table-cell>
          <table:table-cell table:style-name="TableCell1504">
            <text:p text:style-name="P1505">-.34(.39)</text:p>
          </table:table-cell>
          <table:table-cell table:style-name="TableCell1506">
            <text:p text:style-name="P1507">-.66(.63)</text:p>
          </table:table-cell>
          <table:table-cell table:style-name="TableCell1508">
            <text:p text:style-name="P1509">.78(.66)</text:p>
          </table:table-cell>
          <table:table-cell table:style-name="TableCell1510" table:number-columns-spanned="2">
            <text:p text:style-name="P1511">1.58(.47)</text:p>
          </table:table-cell>
          <table:covered-table-cell/>
          <table:table-cell table:style-name="TableCell1512" table:number-columns-spanned="2">
            <text:p text:style-name="P1513">F(3,66) = 45.03 |<text:s/><text:span text:style-name="T1514">p = 5.83e-16***</text:span></text:p>
          </table:table-cell>
          <table:covered-table-cell/>
        </table:table-row>
        <table:table-row table:style-name="TableRow1515">
          <table:table-cell table:style-name="TableCell1516">
            <text:p text:style-name="P1517">withPCS</text:p>
          </table:table-cell>
          <table:table-cell table:style-name="TableCell1518">
            <text:p text:style-name="P1519">-.336(.442)</text:p>
          </table:table-cell>
          <table:table-cell table:style-name="TableCell1520">
            <text:p text:style-name="P1521">.795(.416)</text:p>
          </table:table-cell>
          <table:table-cell table:style-name="TableCell1522">
            <text:p text:style-name="P1523">.791(.712)</text:p>
          </table:table-cell>
          <table:table-cell table:style-name="TableCell1524" table:number-columns-spanned="2">
            <text:p text:style-name="P1525">1.55(.504)</text:p>
          </table:table-cell>
          <table:covered-table-cell/>
          <table:table-cell table:style-name="TableCell1526" table:number-columns-spanned="2">
            <text:p text:style-name="P1527">F(3,39) = 34.9 <text:s text:c="2"/>|<text:s/><text:span text:style-name="T1528">p = 3.94e-11***</text:span></text:p>
          </table:table-cell>
          <table:covered-table-cell/>
        </table:table-row>
        <table:table-row table:style-name="TableRow1529">
          <table:table-cell table:style-name="TableCell1530">
            <text:p text:style-name="P1531">WithoutPCS</text:p>
          </table:table-cell>
          <table:table-cell table:style-name="TableCell1532">
            <text:p text:style-name="P1533">-.36(.189)</text:p>
          </table:table-cell>
          <table:table-cell table:style-name="TableCell1534">
            <text:p text:style-name="P1535">-.594(.721)</text:p>
          </table:table-cell>
          <table:table-cell table:style-name="TableCell1536">
            <text:p text:style-name="P1537">.719(.421)</text:p>
          </table:table-cell>
          <table:table-cell table:style-name="TableCell1538" table:number-columns-spanned="2">
            <text:p text:style-name="P1539">1.79</text:p>
          </table:table-cell>
          <table:covered-table-cell/>
          <table:table-cell table:style-name="TableCell1540" table:number-columns-spanned="2">
            <text:p text:style-name="P1541">F(3,23) = 7.112 |<text:s/><text:span text:style-name="T1542">p = .00151**</text:span></text:p>
          </table:table-cell>
          <table:covered-table-cell/>
        </table:table-row>
        <table:table-row table:style-name="TableRow1543">
          <table:table-cell table:style-name="TableCell1544">
            <text:p text:style-name="P1545"/>
          </table:table-cell>
          <table:table-cell table:style-name="TableCell1546">
            <text:p text:style-name="P1547">.8822</text:p>
          </table:table-cell>
          <table:table-cell table:style-name="TableCell1548">
            <text:p text:style-name="P1549">.3506</text:p>
          </table:table-cell>
          <table:table-cell table:style-name="TableCell1550">
            <text:p text:style-name="P1551">.828</text:p>
          </table:table-cell>
          <table:table-cell table:style-name="TableCell1552" table:number-columns-spanned="2">
            <text:p text:style-name="P1553"/>
          </table:table-cell>
          <table:covered-table-cell/>
          <table:table-cell table:style-name="TableCell1554" table:number-columns-spanned="2">
            <text:p text:style-name="P1555">F &amp; p-value</text:p>
          </table:table-cell>
          <table:covered-table-cell/>
        </table:table-row>
      </table:table>
      <text:p text:style-name="P1556"/>
      <table:table table:style-name="Table1557">
        <table:table-columns>
          <table:table-column table:style-name="TableColumn1558"/>
          <table:table-column table:style-name="TableColumn1559"/>
          <table:table-column table:style-name="TableColumn1560"/>
          <table:table-column table:style-name="TableColumn1561"/>
          <table:table-column table:style-name="TableColumn1562"/>
          <table:table-column table:style-name="TableColumn1563"/>
          <table:table-column table:style-name="TableColumn1564"/>
          <table:table-column table:style-name="TableColumn1565"/>
        </table:table-columns>
        <table:table-row table:style-name="TableRow1566">
          <table:table-cell table:style-name="TableCell1567">
            <text:p text:style-name="P1568">TmtDiff</text:p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  <table:table-cell table:style-name="TableCell1575">
            <text:p text:style-name="P1576"/>
          </table:table-cell>
          <table:table-cell table:style-name="TableCell1577" table:number-columns-spanned="2">
            <text:p text:style-name="P1578"/>
          </table:table-cell>
          <table:covered-table-cell/>
          <table:table-cell>
            <text:p text:style-name="P1578"/>
          </table:table-cell>
        </table:table-row>
        <table:table-row table:style-name="TableRow1579">
          <table:table-cell table:style-name="TableCell1580">
            <text:p text:style-name="P1581"/>
          </table:table-cell>
          <table:table-cell table:style-name="TableCell1582">
            <text:p text:style-name="P1583">Cluster 1</text:p>
          </table:table-cell>
          <table:table-cell table:style-name="TableCell1584">
            <text:p text:style-name="P1585">Cluster 2</text:p>
          </table:table-cell>
          <table:table-cell table:style-name="TableCell1586">
            <text:p text:style-name="P1587">Cluster 3</text:p>
          </table:table-cell>
          <table:table-cell table:style-name="TableCell1588" table:number-columns-spanned="2">
            <text:p text:style-name="P1589">Cluster 4</text:p>
          </table:table-cell>
          <table:covered-table-cell/>
          <table:table-cell table:style-name="TableCell1590" table:number-columns-spanned="2">
            <text:p text:style-name="P1591"/>
          </table:table-cell>
          <table:covered-table-cell/>
        </table:table-row>
        <table:table-row table:style-name="TableRow1592">
          <table:table-cell table:style-name="TableCell1593">
            <text:p text:style-name="P1594">M(SD)</text:p>
          </table:table-cell>
          <table:table-cell table:style-name="TableCell1595">
            <text:p text:style-name="P1596">-.52(.45)</text:p>
          </table:table-cell>
          <table:table-cell table:style-name="TableCell1597">
            <text:p text:style-name="P1598">-.22(.90)</text:p>
          </table:table-cell>
          <table:table-cell table:style-name="TableCell1599">
            <text:p text:style-name="P1600">.47(1.13)</text:p>
          </table:table-cell>
          <table:table-cell table:style-name="TableCell1601" table:number-columns-spanned="2">
            <text:p text:style-name="P1602">.98(.70)</text:p>
          </table:table-cell>
          <table:covered-table-cell/>
          <table:table-cell table:style-name="TableCell1603" table:number-columns-spanned="2">
            <text:p text:style-name="P1604">F(3,66) = 7.77<text:s/><text:s/>|<text:s/><text:span text:style-name="T1605">p = .000161***</text:span></text:p>
          </table:table-cell>
          <table:covered-table-cell/>
        </table:table-row>
        <table:table-row table:style-name="TableRow1606">
          <table:table-cell table:style-name="TableCell1607">
            <text:p text:style-name="P1608">withPCS</text:p>
          </table:table-cell>
          <table:table-cell table:style-name="TableCell1609">
            <text:p text:style-name="P1610">-.536(.476)</text:p>
          </table:table-cell>
          <table:table-cell table:style-name="TableCell1611">
            <text:p text:style-name="P1612">-.559(.57)</text:p>
          </table:table-cell>
          <table:table-cell table:style-name="TableCell1613">
            <text:p text:style-name="P1614">.434(1.21)</text:p>
          </table:table-cell>
          <table:table-cell table:style-name="TableCell1615" table:number-columns-spanned="2">
            <text:p text:style-name="P1616">1.05(.72)</text:p>
          </table:table-cell>
          <table:covered-table-cell/>
          <table:table-cell table:style-name="TableCell1617" table:number-columns-spanned="2">
            <text:p text:style-name="P1618">F(3,39) = 8.467|<text:s/><text:span text:style-name="T1619">p = .000187***</text:span></text:p>
          </table:table-cell>
          <table:covered-table-cell/>
        </table:table-row>
        <table:table-row table:style-name="TableRow1620">
          <table:table-cell table:style-name="TableCell1621">
            <text:p text:style-name="P1622">WithoutPCS</text:p>
          </table:table-cell>
          <table:table-cell table:style-name="TableCell1623">
            <text:p text:style-name="P1624">-.478(.435)</text:p>
          </table:table-cell>
          <table:table-cell table:style-name="TableCell1625">
            <text:p text:style-name="P1626">-.0446(1.01)</text:p>
          </table:table-cell>
          <table:table-cell table:style-name="TableCell1627">
            <text:p text:style-name="P1628">.618(.896)</text:p>
          </table:table-cell>
          <table:table-cell table:style-name="TableCell1629" table:number-columns-spanned="2">
            <text:p text:style-name="P1630">.436</text:p>
          </table:table-cell>
          <table:covered-table-cell/>
          <table:table-cell table:style-name="TableCell1631" table:number-columns-spanned="2">
            <text:p text:style-name="P1632">F(3,23) = .858 <text:s/>| p = .477</text:p>
          </table:table-cell>
          <table:covered-table-cell/>
        </table:table-row>
        <table:table-row table:style-name="TableRow1633">
          <table:table-cell table:style-name="TableCell1634">
            <text:p text:style-name="P1635"/>
          </table:table-cell>
          <table:table-cell table:style-name="TableCell1636">
            <text:p text:style-name="P1637">.8276</text:p>
          </table:table-cell>
          <table:table-cell table:style-name="TableCell1638">
            <text:p text:style-name="P1639">.09029</text:p>
          </table:table-cell>
          <table:table-cell table:style-name="TableCell1640">
            <text:p text:style-name="P1641">.7803</text:p>
          </table:table-cell>
          <table:table-cell table:style-name="TableCell1642" table:number-columns-spanned="2">
            <text:p text:style-name="P1643"/>
          </table:table-cell>
          <table:covered-table-cell/>
          <table:table-cell table:style-name="TableCell1644" table:number-columns-spanned="2">
            <text:p text:style-name="P1645">F &amp; p-value</text:p>
          </table:table-cell>
          <table:covered-table-cell/>
        </table:table-row>
      </table:table>
      <text:p text:style-name="P1646"/>
      <text:p text:style-name="P1647"/>
      <text:p text:style-name="P1648"/>
      <text:p text:style-name="P1649"/>
      <text:p text:style-name="P1650"/>
      <text:soft-page-break/>
      <text:p text:style-name="P1651">Questionnaires</text:p>
      <table:table table:style-name="Table1652">
        <table:table-columns>
          <table:table-column table:style-name="TableColumn1653"/>
          <table:table-column table:style-name="TableColumn1654"/>
          <table:table-column table:style-name="TableColumn1655"/>
          <table:table-column table:style-name="TableColumn1656"/>
          <table:table-column table:style-name="TableColumn1657"/>
          <table:table-column table:style-name="TableColumn1658"/>
          <table:table-column table:style-name="TableColumn1659"/>
          <table:table-column table:style-name="TableColumn1660"/>
        </table:table-columns>
        <table:table-row table:style-name="TableRow1661">
          <table:table-cell table:style-name="TableCell1662">
            <text:p text:style-name="P1663">Facit</text:p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>
            <text:p text:style-name="P1669"/>
          </table:table-cell>
          <table:table-cell table:style-name="TableCell1670">
            <text:p text:style-name="P1671"/>
          </table:table-cell>
          <table:table-cell table:style-name="TableCell1672" table:number-columns-spanned="2">
            <text:p text:style-name="P1673"/>
          </table:table-cell>
          <table:covered-table-cell/>
          <table:table-cell>
            <text:p text:style-name="P1673"/>
          </table:table-cell>
        </table:table-row>
        <table:table-row table:style-name="TableRow1674">
          <table:table-cell table:style-name="TableCell1675">
            <text:p text:style-name="P1676"/>
          </table:table-cell>
          <table:table-cell table:style-name="TableCell1677">
            <text:p text:style-name="P1678">Cluster 1</text:p>
          </table:table-cell>
          <table:table-cell table:style-name="TableCell1679">
            <text:p text:style-name="P1680">Cluster 2</text:p>
          </table:table-cell>
          <table:table-cell table:style-name="TableCell1681">
            <text:p text:style-name="P1682">Cluster 3</text:p>
          </table:table-cell>
          <table:table-cell table:style-name="TableCell1683" table:number-columns-spanned="2">
            <text:p text:style-name="P1684">Cluster 4</text:p>
          </table:table-cell>
          <table:covered-table-cell/>
          <table:table-cell table:style-name="TableCell1685" table:number-columns-spanned="2">
            <text:p text:style-name="P1686"/>
          </table:table-cell>
          <table:covered-table-cell/>
        </table:table-row>
        <table:table-row table:style-name="TableRow1687">
          <table:table-cell table:style-name="TableCell1688">
            <text:p text:style-name="P1689">M(SD)</text:p>
          </table:table-cell>
          <table:table-cell table:style-name="TableCell1690">
            <text:p text:style-name="P1691">32.18(13.74)</text:p>
          </table:table-cell>
          <table:table-cell table:style-name="TableCell1692">
            <text:p text:style-name="P1693">37.17(11.42)</text:p>
          </table:table-cell>
          <table:table-cell table:style-name="TableCell1694">
            <text:p text:style-name="P1695">36.06(11.65)</text:p>
          </table:table-cell>
          <table:table-cell table:style-name="TableCell1696" table:number-columns-spanned="2">
            <text:p text:style-name="P1697">28.86(10.75)</text:p>
          </table:table-cell>
          <table:covered-table-cell/>
          <table:table-cell table:style-name="TableCell1698" table:number-columns-spanned="2">
            <text:p text:style-name="P1699">F(3,65) = 1.275 | p = .291</text:p>
          </table:table-cell>
          <table:covered-table-cell/>
        </table:table-row>
        <table:table-row table:style-name="TableRow1700">
          <table:table-cell table:style-name="TableCell1701">
            <text:p text:style-name="P1702">withPCS</text:p>
          </table:table-cell>
          <table:table-cell table:style-name="TableCell1703">
            <text:p text:style-name="P1704">28(12.7)</text:p>
          </table:table-cell>
          <table:table-cell table:style-name="TableCell1705">
            <text:p text:style-name="P1706">27.7(11.1)</text:p>
          </table:table-cell>
          <table:table-cell table:style-name="TableCell1707">
            <text:p text:style-name="P1708">35.5(11.5)</text:p>
          </table:table-cell>
          <table:table-cell table:style-name="TableCell1709" table:number-columns-spanned="2">
            <text:p text:style-name="P1710">30.2(11.1)</text:p>
          </table:table-cell>
          <table:covered-table-cell/>
          <table:table-cell table:style-name="TableCell1711" table:number-columns-spanned="2">
            <text:p text:style-name="P1712">F(3,38) = 1.156 | p = .339</text:p>
          </table:table-cell>
          <table:covered-table-cell/>
        </table:table-row>
        <table:table-row table:style-name="TableRow1713">
          <table:table-cell table:style-name="TableCell1714">
            <text:p text:style-name="P1715">WithoutPCS</text:p>
          </table:table-cell>
          <table:table-cell table:style-name="TableCell1716">
            <text:p text:style-name="P1717">45.8(6.18)</text:p>
          </table:table-cell>
          <table:table-cell table:style-name="TableCell1718">
            <text:p text:style-name="P1719">42.2(8.08)</text:p>
          </table:table-cell>
          <table:table-cell table:style-name="TableCell1720">
            <text:p text:style-name="P1721">38.7(14.5)</text:p>
          </table:table-cell>
          <table:table-cell table:style-name="TableCell1722" table:number-columns-spanned="2">
            <text:p text:style-name="P1723">21</text:p>
          </table:table-cell>
          <table:covered-table-cell/>
          <table:table-cell table:style-name="TableCell1724" table:number-columns-spanned="2">
            <text:p text:style-name="P1725">F(3,23) = 2.356 | p = .0983.</text:p>
          </table:table-cell>
          <table:covered-table-cell/>
        </table:table-row>
        <table:table-row table:style-name="TableRow1726">
          <table:table-cell table:style-name="TableCell1727">
            <text:p text:style-name="P1728"/>
          </table:table-cell>
          <table:table-cell table:style-name="TableCell1729">
            <text:p text:style-name="P1730"><text:span text:style-name="T1731">.002949</text:span></text:p>
          </table:table-cell>
          <table:table-cell table:style-name="TableCell1732">
            <text:p text:style-name="P1733"><text:span text:style-name="T1734">.002596</text:span></text:p>
          </table:table-cell>
          <table:table-cell table:style-name="TableCell1735">
            <text:p text:style-name="P1736">.747</text:p>
          </table:table-cell>
          <table:table-cell table:style-name="TableCell1737" table:number-columns-spanned="2">
            <text:p text:style-name="P1738"/>
          </table:table-cell>
          <table:covered-table-cell/>
          <table:table-cell table:style-name="TableCell1739" table:number-columns-spanned="2">
            <text:p text:style-name="P1740">F &amp; p-value</text:p>
          </table:table-cell>
          <table:covered-table-cell/>
        </table:table-row>
      </table:table>
      <text:p text:style-name="P1741"/>
      <table:table table:style-name="Table1742">
        <table:table-columns>
          <table:table-column table:style-name="TableColumn1743"/>
          <table:table-column table:style-name="TableColumn1744"/>
          <table:table-column table:style-name="TableColumn1745"/>
          <table:table-column table:style-name="TableColumn1746"/>
          <table:table-column table:style-name="TableColumn1747"/>
          <table:table-column table:style-name="TableColumn1748"/>
          <table:table-column table:style-name="TableColumn1749"/>
          <table:table-column table:style-name="TableColumn1750"/>
        </table:table-columns>
        <table:table-row table:style-name="TableRow1751">
          <table:table-cell table:style-name="TableCell1752">
            <text:p text:style-name="P1753">HadsA</text:p>
          </table:table-cell>
          <table:table-cell table:style-name="TableCell1754">
            <text:p text:style-name="P1755"/>
          </table:table-cell>
          <table:table-cell table:style-name="TableCell1756">
            <text:p text:style-name="P1757"/>
          </table:table-cell>
          <table:table-cell table:style-name="TableCell1758">
            <text:p text:style-name="P1759"/>
          </table:table-cell>
          <table:table-cell table:style-name="TableCell1760">
            <text:p text:style-name="P1761"/>
          </table:table-cell>
          <table:table-cell table:style-name="TableCell1762" table:number-columns-spanned="2">
            <text:p text:style-name="P1763"/>
          </table:table-cell>
          <table:covered-table-cell/>
          <table:table-cell>
            <text:p text:style-name="P1763"/>
          </table:table-cell>
        </table:table-row>
        <table:table-row table:style-name="TableRow1764">
          <table:table-cell table:style-name="TableCell1765">
            <text:p text:style-name="P1766"/>
          </table:table-cell>
          <table:table-cell table:style-name="TableCell1767">
            <text:p text:style-name="P1768">Cluster 1</text:p>
          </table:table-cell>
          <table:table-cell table:style-name="TableCell1769">
            <text:p text:style-name="P1770">Cluster 2</text:p>
          </table:table-cell>
          <table:table-cell table:style-name="TableCell1771">
            <text:p text:style-name="P1772">Cluster 3</text:p>
          </table:table-cell>
          <table:table-cell table:style-name="TableCell1773" table:number-columns-spanned="2">
            <text:p text:style-name="P1774">Cluster 4</text:p>
          </table:table-cell>
          <table:covered-table-cell/>
          <table:table-cell table:style-name="TableCell1775" table:number-columns-spanned="2">
            <text:p text:style-name="P1776"/>
          </table:table-cell>
          <table:covered-table-cell/>
        </table:table-row>
        <table:table-row table:style-name="TableRow1777">
          <table:table-cell table:style-name="TableCell1778">
            <text:p text:style-name="P1779">M(SD)</text:p>
          </table:table-cell>
          <table:table-cell table:style-name="TableCell1780">
            <text:p text:style-name="P1781">6.88(4.12)</text:p>
          </table:table-cell>
          <table:table-cell table:style-name="TableCell1782">
            <text:p text:style-name="P1783">5.17(3.7)</text:p>
          </table:table-cell>
          <table:table-cell table:style-name="TableCell1784">
            <text:p text:style-name="P1785">6.06(3.57)</text:p>
          </table:table-cell>
          <table:table-cell table:style-name="TableCell1786" table:number-columns-spanned="2">
            <text:p text:style-name="P1787">7.14(3.63)</text:p>
          </table:table-cell>
          <table:covered-table-cell/>
          <table:table-cell table:style-name="TableCell1788" table:number-columns-spanned="2">
            <text:p text:style-name="P1789">F(3,65) = .99<text:s/><text:s text:c="2"/><text:s text:c="2"/>| p = .403</text:p>
          </table:table-cell>
          <table:covered-table-cell/>
        </table:table-row>
        <table:table-row table:style-name="TableRow1790">
          <table:table-cell table:style-name="TableCell1791">
            <text:p text:style-name="P1792">withPCS</text:p>
          </table:table-cell>
          <table:table-cell table:style-name="TableCell1793">
            <text:p text:style-name="P1794">7.46(3.64)</text:p>
          </table:table-cell>
          <table:table-cell table:style-name="TableCell1795">
            <text:p text:style-name="P1796">8(3.27)</text:p>
          </table:table-cell>
          <table:table-cell table:style-name="TableCell1797">
            <text:p text:style-name="P1798">6.23(3.7)</text:p>
          </table:table-cell>
          <table:table-cell table:style-name="TableCell1799" table:number-columns-spanned="2">
            <text:p text:style-name="P1800">6.5(3.51)</text:p>
          </table:table-cell>
          <table:covered-table-cell/>
          <table:table-cell table:style-name="TableCell1801" table:number-columns-spanned="2">
            <text:p text:style-name="P1802">F(3,38) = .573<text:s/><text:s text:c="2"/>| p = .636</text:p>
          </table:table-cell>
          <table:covered-table-cell/>
        </table:table-row>
        <table:table-row table:style-name="TableRow1803">
          <table:table-cell table:style-name="TableCell1804">
            <text:p text:style-name="P1805">WithoutPCS</text:p>
          </table:table-cell>
          <table:table-cell table:style-name="TableCell1806">
            <text:p text:style-name="P1807">5(5.6)</text:p>
          </table:table-cell>
          <table:table-cell table:style-name="TableCell1808">
            <text:p text:style-name="P1809">3.68(3.04)</text:p>
          </table:table-cell>
          <table:table-cell table:style-name="TableCell1810">
            <text:p text:style-name="P1811">5.33(3.51)</text:p>
          </table:table-cell>
          <table:table-cell table:style-name="TableCell1812" table:number-columns-spanned="2">
            <text:p text:style-name="P1813">11</text:p>
          </table:table-cell>
          <table:covered-table-cell/>
          <table:table-cell table:style-name="TableCell1814" table:number-columns-spanned="2">
            <text:p text:style-name="P1815">F(3,23) = 1.541 | p = .231</text:p>
          </table:table-cell>
          <table:covered-table-cell/>
        </table:table-row>
        <table:table-row table:style-name="TableRow1816">
          <table:table-cell table:style-name="TableCell1817">
            <text:p text:style-name="P1818"/>
          </table:table-cell>
          <table:table-cell table:style-name="TableCell1819">
            <text:p text:style-name="P1820">.4567</text:p>
          </table:table-cell>
          <table:table-cell table:style-name="TableCell1821">
            <text:p text:style-name="P1822"><text:span text:style-name="T1823">.002911</text:span></text:p>
          </table:table-cell>
          <table:table-cell table:style-name="TableCell1824">
            <text:p text:style-name="P1825">.7184</text:p>
          </table:table-cell>
          <table:table-cell table:style-name="TableCell1826" table:number-columns-spanned="2">
            <text:p text:style-name="P1827"/>
          </table:table-cell>
          <table:covered-table-cell/>
          <table:table-cell table:style-name="TableCell1828" table:number-columns-spanned="2">
            <text:p text:style-name="P1829">F &amp; p-value</text:p>
          </table:table-cell>
          <table:covered-table-cell/>
        </table:table-row>
      </table:table>
      <text:p text:style-name="P1830"/>
      <table:table table:style-name="Table1831">
        <table:table-columns>
          <table:table-column table:style-name="TableColumn1832"/>
          <table:table-column table:style-name="TableColumn1833"/>
          <table:table-column table:style-name="TableColumn1834"/>
          <table:table-column table:style-name="TableColumn1835"/>
          <table:table-column table:style-name="TableColumn1836"/>
          <table:table-column table:style-name="TableColumn1837"/>
          <table:table-column table:style-name="TableColumn1838"/>
          <table:table-column table:style-name="TableColumn1839"/>
        </table:table-columns>
        <table:table-row table:style-name="TableRow1840">
          <table:table-cell table:style-name="TableCell1841">
            <text:p text:style-name="P1842">HadsD</text:p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>
            <text:p text:style-name="P1850"/>
          </table:table-cell>
          <table:table-cell table:style-name="TableCell1851" table:number-columns-spanned="2">
            <text:p text:style-name="P1852"/>
          </table:table-cell>
          <table:covered-table-cell/>
          <table:table-cell>
            <text:p text:style-name="P1852"/>
          </table:table-cell>
        </table:table-row>
        <table:table-row table:style-name="TableRow1853">
          <table:table-cell table:style-name="TableCell1854">
            <text:p text:style-name="P1855"/>
          </table:table-cell>
          <table:table-cell table:style-name="TableCell1856">
            <text:p text:style-name="P1857">Cluster 1</text:p>
          </table:table-cell>
          <table:table-cell table:style-name="TableCell1858">
            <text:p text:style-name="P1859">Cluster 2</text:p>
          </table:table-cell>
          <table:table-cell table:style-name="TableCell1860">
            <text:p text:style-name="P1861">Cluster 3</text:p>
          </table:table-cell>
          <table:table-cell table:style-name="TableCell1862" table:number-columns-spanned="2">
            <text:p text:style-name="P1863">Cluster 4</text:p>
          </table:table-cell>
          <table:covered-table-cell/>
          <table:table-cell table:style-name="TableCell1864" table:number-columns-spanned="2">
            <text:p text:style-name="P1865"/>
          </table:table-cell>
          <table:covered-table-cell/>
        </table:table-row>
        <table:table-row table:style-name="TableRow1866">
          <table:table-cell table:style-name="TableCell1867">
            <text:p text:style-name="P1868">M(SD)</text:p>
          </table:table-cell>
          <table:table-cell table:style-name="TableCell1869">
            <text:p text:style-name="P1870">5.47(4.73)</text:p>
          </table:table-cell>
          <table:table-cell table:style-name="TableCell1871">
            <text:p text:style-name="P1872">4.39(4.31)</text:p>
          </table:table-cell>
          <table:table-cell table:style-name="TableCell1873">
            <text:p text:style-name="P1874">6.27(5.06)</text:p>
          </table:table-cell>
          <table:table-cell table:style-name="TableCell1875" table:number-columns-spanned="2">
            <text:p text:style-name="P1876">5.00(3.56)</text:p>
          </table:table-cell>
          <table:covered-table-cell/>
          <table:table-cell table:style-name="TableCell1877" table:number-columns-spanned="2">
            <text:p text:style-name="P1878">F(3,63) = .594<text:s/><text:s text:c="2"/>| p = .621</text:p>
          </table:table-cell>
          <table:covered-table-cell/>
        </table:table-row>
        <table:table-row table:style-name="TableRow1879">
          <table:table-cell table:style-name="TableCell1880">
            <text:p text:style-name="P1881">withPCS</text:p>
          </table:table-cell>
          <table:table-cell table:style-name="TableCell1882">
            <text:p text:style-name="P1883">6.77(4.53)</text:p>
          </table:table-cell>
          <table:table-cell table:style-name="TableCell1884">
            <text:p text:style-name="P1885">6.3(3.34)</text:p>
          </table:table-cell>
          <table:table-cell table:style-name="TableCell1886">
            <text:p text:style-name="P1887">6.08(5.12)</text:p>
          </table:table-cell>
          <table:table-cell table:style-name="TableCell1888" table:number-columns-spanned="2">
            <text:p text:style-name="P1889">4.5(3.62)</text:p>
          </table:table-cell>
          <table:covered-table-cell/>
          <table:table-cell table:style-name="TableCell1890" table:number-columns-spanned="2">
            <text:p text:style-name="P1891">F(3,38) = .376<text:s/><text:s text:c="2"/>| p = .771</text:p>
          </table:table-cell>
          <table:covered-table-cell/>
        </table:table-row>
        <table:table-row table:style-name="TableRow1892">
          <table:table-cell table:style-name="TableCell1893">
            <text:p text:style-name="P1894">WithoutPCS</text:p>
          </table:table-cell>
          <table:table-cell table:style-name="TableCell1895">
            <text:p text:style-name="P1896">1.25(2.5)</text:p>
          </table:table-cell>
          <table:table-cell table:style-name="TableCell1897">
            <text:p text:style-name="P1898">3.33(4.51)</text:p>
          </table:table-cell>
          <table:table-cell table:style-name="TableCell1899">
            <text:p text:style-name="P1900">7.5(6.36)</text:p>
          </table:table-cell>
          <table:table-cell table:style-name="TableCell1901" table:number-columns-spanned="2">
            <text:p text:style-name="P1902">8</text:p>
          </table:table-cell>
          <table:covered-table-cell/>
          <table:table-cell table:style-name="TableCell1903" table:number-columns-spanned="2">
            <text:p text:style-name="P1904">F(3,21) = 1.261 | p = .313</text:p>
          </table:table-cell>
          <table:covered-table-cell/>
        </table:table-row>
        <table:table-row table:style-name="TableRow1905">
          <table:table-cell table:style-name="TableCell1906">
            <text:p text:style-name="P1907"/>
          </table:table-cell>
          <table:table-cell table:style-name="TableCell1908">
            <text:p text:style-name="P1909"><text:span text:style-name="T1910">.01144</text:span></text:p>
          </table:table-cell>
          <table:table-cell table:style-name="TableCell1911">
            <text:p text:style-name="P1912">.05935</text:p>
          </table:table-cell>
          <table:table-cell table:style-name="TableCell1913">
            <text:p text:style-name="P1914">.8066</text:p>
          </table:table-cell>
          <table:table-cell table:style-name="TableCell1915" table:number-columns-spanned="2">
            <text:p text:style-name="P1916"/>
          </table:table-cell>
          <table:covered-table-cell/>
          <table:table-cell table:style-name="TableCell1917" table:number-columns-spanned="2">
            <text:p text:style-name="P1918">F &amp; p-value</text:p>
          </table:table-cell>
          <table:covered-table-cell/>
        </table:table-row>
      </table:table>
      <text:p text:style-name="P1919"/>
      <table:table table:style-name="Table1920">
        <table:table-columns>
          <table:table-column table:style-name="TableColumn1921"/>
          <table:table-column table:style-name="TableColumn1922"/>
          <table:table-column table:style-name="TableColumn1923"/>
          <table:table-column table:style-name="TableColumn1924"/>
          <table:table-column table:style-name="TableColumn1925"/>
          <table:table-column table:style-name="TableColumn1926"/>
          <table:table-column table:style-name="TableColumn1927"/>
          <table:table-column table:style-name="TableColumn1928"/>
        </table:table-columns>
        <table:table-row table:style-name="TableRow1929">
          <table:table-cell table:style-name="TableCell1930">
            <text:p text:style-name="P1931">PSQI</text:p>
          </table:table-cell>
          <table:table-cell table:style-name="TableCell1932">
            <text:p text:style-name="P1933"/>
          </table:table-cell>
          <table:table-cell table:style-name="TableCell1934">
            <text:p text:style-name="P1935"/>
          </table:table-cell>
          <table:table-cell table:style-name="TableCell1936">
            <text:p text:style-name="P1937"/>
          </table:table-cell>
          <table:table-cell table:style-name="TableCell1938">
            <text:p text:style-name="P1939"/>
          </table:table-cell>
          <table:table-cell table:style-name="TableCell1940" table:number-columns-spanned="2">
            <text:p text:style-name="P1941"/>
          </table:table-cell>
          <table:covered-table-cell/>
          <table:table-cell>
            <text:p text:style-name="P1941"/>
          </table:table-cell>
        </table:table-row>
        <table:table-row table:style-name="TableRow1942">
          <table:table-cell table:style-name="TableCell1943">
            <text:p text:style-name="P1944"/>
          </table:table-cell>
          <table:table-cell table:style-name="TableCell1945">
            <text:p text:style-name="P1946">Cluster 1</text:p>
          </table:table-cell>
          <table:table-cell table:style-name="TableCell1947">
            <text:p text:style-name="P1948">Cluster 2</text:p>
          </table:table-cell>
          <table:table-cell table:style-name="TableCell1949">
            <text:p text:style-name="P1950">Cluster 3</text:p>
          </table:table-cell>
          <table:table-cell table:style-name="TableCell1951" table:number-columns-spanned="2">
            <text:p text:style-name="P1952">Cluster 4</text:p>
          </table:table-cell>
          <table:covered-table-cell/>
          <table:table-cell table:style-name="TableCell1953" table:number-columns-spanned="2">
            <text:p text:style-name="P1954"/>
          </table:table-cell>
          <table:covered-table-cell/>
        </table:table-row>
        <table:table-row table:style-name="TableRow1955">
          <table:table-cell table:style-name="TableCell1956">
            <text:p text:style-name="P1957">M(SD)</text:p>
          </table:table-cell>
          <table:table-cell table:style-name="TableCell1958">
            <text:p text:style-name="P1959">8.4(4.63)</text:p>
          </table:table-cell>
          <table:table-cell table:style-name="TableCell1960">
            <text:p text:style-name="P1961">6.24(3.67)</text:p>
          </table:table-cell>
          <table:table-cell table:style-name="TableCell1962">
            <text:p text:style-name="P1963">7.08(4.46)</text:p>
          </table:table-cell>
          <table:table-cell table:style-name="TableCell1964" table:number-columns-spanned="2">
            <text:p text:style-name="P1965">8.20(2.77)</text:p>
          </table:table-cell>
          <table:covered-table-cell/>
          <table:table-cell table:style-name="TableCell1966" table:number-columns-spanned="2">
            <text:p text:style-name="P1967">F(3,54) = 1.003 | p = .398</text:p>
          </table:table-cell>
          <table:covered-table-cell/>
        </table:table-row>
        <table:table-row table:style-name="TableRow1968">
          <table:table-cell table:style-name="TableCell1969">
            <text:p text:style-name="P1970">withPCS</text:p>
          </table:table-cell>
          <table:table-cell table:style-name="TableCell1971">
            <text:p text:style-name="P1972">9.08(4.56)</text:p>
          </table:table-cell>
          <table:table-cell table:style-name="TableCell1973">
            <text:p text:style-name="P1974">8.9(3.45)</text:p>
          </table:table-cell>
          <table:table-cell table:style-name="TableCell1975">
            <text:p text:style-name="P1976">7(4.88)</text:p>
          </table:table-cell>
          <table:table-cell table:style-name="TableCell1977" table:number-columns-spanned="2">
            <text:p text:style-name="P1978">8.75(2.87)</text:p>
          </table:table-cell>
          <table:covered-table-cell/>
          <table:table-cell table:style-name="TableCell1979" table:number-columns-spanned="2">
            <text:p text:style-name="P1980">F(3,32) = .523 <text:s text:c="2"/>| p = .669</text:p>
          </table:table-cell>
          <table:covered-table-cell/>
        </table:table-row>
        <table:table-row table:style-name="TableRow1981">
          <table:table-cell table:style-name="TableCell1982">
            <text:p text:style-name="P1983">WithoutPCS</text:p>
          </table:table-cell>
          <table:table-cell table:style-name="TableCell1984">
            <text:p text:style-name="P1985">5.67(4.62)</text:p>
          </table:table-cell>
          <table:table-cell table:style-name="TableCell1986">
            <text:p text:style-name="P1987">4.47(2.64)</text:p>
          </table:table-cell>
          <table:table-cell table:style-name="TableCell1988">
            <text:p text:style-name="P1989">7.33(3.51)</text:p>
          </table:table-cell>
          <table:table-cell table:style-name="TableCell1990" table:number-columns-spanned="2">
            <text:p text:style-name="P1991">6</text:p>
          </table:table-cell>
          <table:covered-table-cell/>
          <table:table-cell table:style-name="TableCell1992" table:number-columns-spanned="2">
            <text:p text:style-name="P1993">F(3,18) = .827 <text:s text:c="2"/>| p = .496</text:p>
          </table:table-cell>
          <table:covered-table-cell/>
        </table:table-row>
        <table:table-row table:style-name="TableRow1994">
          <table:table-cell table:style-name="TableCell1995">
            <text:p text:style-name="P1996"/>
          </table:table-cell>
          <table:table-cell table:style-name="TableCell1997">
            <text:p text:style-name="P1998">.3324</text:p>
          </table:table-cell>
          <table:table-cell table:style-name="TableCell1999">
            <text:p text:style-name="P2000"><text:span text:style-name="T2001">.003341</text:span></text:p>
          </table:table-cell>
          <table:table-cell table:style-name="TableCell2002">
            <text:p text:style-name="P2003">.9014</text:p>
          </table:table-cell>
          <table:table-cell table:style-name="TableCell2004" table:number-columns-spanned="2">
            <text:p text:style-name="P2005"/>
          </table:table-cell>
          <table:covered-table-cell/>
          <table:table-cell table:style-name="TableCell2006" table:number-columns-spanned="2">
            <text:p text:style-name="P2007">F &amp; p-value</text:p>
          </table:table-cell>
          <table:covered-table-cell/>
        </table:table-row>
      </table:table>
      <text:p text:style-name="P2008"/>
      <text:p text:style-name="P2009"/>
      <text:p text:style-name="P2010"/>
      <table:table table:style-name="Table2011">
        <table:table-columns>
          <table:table-column table:style-name="TableColumn2012"/>
          <table:table-column table:style-name="TableColumn2013"/>
          <table:table-column table:style-name="TableColumn2014"/>
          <table:table-column table:style-name="TableColumn2015"/>
          <table:table-column table:style-name="TableColumn2016"/>
          <table:table-column table:style-name="TableColumn2017"/>
          <table:table-column table:style-name="TableColumn2018"/>
          <table:table-column table:style-name="TableColumn2019"/>
        </table:table-columns>
        <table:table-row table:style-name="TableRow2020">
          <table:table-cell table:style-name="TableCell2021">
            <text:p text:style-name="P2022">PSQI</text:p>
          </table:table-cell>
          <table:table-cell table:style-name="TableCell2023">
            <text:p text:style-name="P2024"/>
          </table:table-cell>
          <table:table-cell table:style-name="TableCell2025">
            <text:p text:style-name="P2026"/>
          </table:table-cell>
          <table:table-cell table:style-name="TableCell2027">
            <text:p text:style-name="P2028"/>
          </table:table-cell>
          <table:table-cell table:style-name="TableCell2029">
            <text:p text:style-name="P2030"/>
          </table:table-cell>
          <table:table-cell table:style-name="TableCell2031" table:number-columns-spanned="2">
            <text:p text:style-name="P2032"/>
          </table:table-cell>
          <table:covered-table-cell/>
          <table:table-cell>
            <text:p text:style-name="P2032"/>
          </table:table-cell>
        </table:table-row>
        <table:table-row table:style-name="TableRow2033">
          <table:table-cell table:style-name="TableCell2034">
            <text:p text:style-name="P2035"/>
          </table:table-cell>
          <table:table-cell table:style-name="TableCell2036">
            <text:p text:style-name="P2037">Cluster 1</text:p>
          </table:table-cell>
          <table:table-cell table:style-name="TableCell2038">
            <text:p text:style-name="P2039">Cluster 2</text:p>
          </table:table-cell>
          <table:table-cell table:style-name="TableCell2040">
            <text:p text:style-name="P2041">Cluster 3</text:p>
          </table:table-cell>
          <table:table-cell table:style-name="TableCell2042" table:number-columns-spanned="2">
            <text:p text:style-name="P2043">Cluster 4</text:p>
          </table:table-cell>
          <table:covered-table-cell/>
          <table:table-cell table:style-name="TableCell2044" table:number-columns-spanned="2">
            <text:p text:style-name="P2045"/>
          </table:table-cell>
          <table:covered-table-cell/>
        </table:table-row>
        <table:table-row table:style-name="TableRow2046">
          <table:table-cell table:style-name="TableCell2047">
            <text:p text:style-name="P2048">M(SD)</text:p>
          </table:table-cell>
          <table:table-cell table:style-name="TableCell2049">
            <text:p text:style-name="P2050"/>
          </table:table-cell>
          <table:table-cell table:style-name="TableCell2051">
            <text:p text:style-name="P2052"/>
          </table:table-cell>
          <table:table-cell table:style-name="TableCell2053">
            <text:p text:style-name="P2054"/>
          </table:table-cell>
          <table:table-cell table:style-name="TableCell2055" table:number-columns-spanned="2">
            <text:p text:style-name="P2056"/>
          </table:table-cell>
          <table:covered-table-cell/>
          <table:table-cell table:style-name="TableCell2057" table:number-columns-spanned="2">
            <text:p text:style-name="P2058"/>
          </table:table-cell>
          <table:covered-table-cell/>
        </table:table-row>
        <table:table-row table:style-name="TableRow2059">
          <table:table-cell table:style-name="TableCell2060">
            <text:p text:style-name="P2061">withPCS</text:p>
          </table:table-cell>
          <table:table-cell table:style-name="TableCell2062">
            <text:p text:style-name="P2063"/>
          </table:table-cell>
          <table:table-cell table:style-name="TableCell2064">
            <text:p text:style-name="P2065"/>
          </table:table-cell>
          <table:table-cell table:style-name="TableCell2066">
            <text:p text:style-name="P2067"/>
          </table:table-cell>
          <table:table-cell table:style-name="TableCell2068" table:number-columns-spanned="2">
            <text:p text:style-name="P2069"/>
          </table:table-cell>
          <table:covered-table-cell/>
          <table:table-cell table:style-name="TableCell2070" table:number-columns-spanned="2">
            <text:p text:style-name="P2071"/>
          </table:table-cell>
          <table:covered-table-cell/>
        </table:table-row>
        <table:table-row table:style-name="TableRow2072">
          <table:table-cell table:style-name="TableCell2073">
            <text:p text:style-name="P2074">WithoutPCS</text:p>
          </table:table-cell>
          <table:table-cell table:style-name="TableCell2075">
            <text:p text:style-name="P2076"/>
          </table:table-cell>
          <table:table-cell table:style-name="TableCell2077">
            <text:p text:style-name="P2078"/>
          </table:table-cell>
          <table:table-cell table:style-name="TableCell2079">
            <text:p text:style-name="P2080"/>
          </table:table-cell>
          <table:table-cell table:style-name="TableCell2081" table:number-columns-spanned="2">
            <text:p text:style-name="P2082"/>
          </table:table-cell>
          <table:covered-table-cell/>
          <table:table-cell table:style-name="TableCell2083" table:number-columns-spanned="2">
            <text:p text:style-name="P2084"/>
          </table:table-cell>
          <table:covered-table-cell/>
        </table:table-row>
        <table:table-row table:style-name="TableRow2085">
          <table:table-cell table:style-name="TableCell2086">
            <text:p text:style-name="P2087"/>
          </table:table-cell>
          <table:table-cell table:style-name="TableCell2088">
            <text:p text:style-name="P2089"/>
          </table:table-cell>
          <table:table-cell table:style-name="TableCell2090">
            <text:p text:style-name="P2091"/>
          </table:table-cell>
          <table:table-cell table:style-name="TableCell2092">
            <text:p text:style-name="P2093"/>
          </table:table-cell>
          <table:table-cell table:style-name="TableCell2094" table:number-columns-spanned="2">
            <text:p text:style-name="P2095"/>
          </table:table-cell>
          <table:covered-table-cell/>
          <table:table-cell table:style-name="TableCell2096" table:number-columns-spanned="2">
            <text:p text:style-name="P2097">F &amp; p-value</text:p>
          </table:table-cell>
          <table:covered-table-cell/>
        </table:table-row>
      </table:table>
      <text:p text:style-name="P20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9:23:00Z</dc:date>
    <meta:template xlink:href="Normal.dotm" xlink:type="simple"/>
    <meta:editing-cycles>54</meta:editing-cycles>
    <meta:editing-duration>PT0S</meta:editing-duration>
    <meta:user-defined meta:name="GrammarlyDocumentId">b709217e-6e50-4ac0-82f1-076318ce2c89</meta:user-defined>
    <meta:document-statistic meta:page-count="4" meta:paragraph-count="759" meta:word-count="1211" meta:character-count="6836" meta:row-count="1064" meta:non-whitespace-character-count="6384"/>
  </office:meta>
</office:document-meta>
</file>